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05cm" fo:margin-left="0cm" table:align="left"/>
    </style:style>
    <style:style style:name="Tabela1.A" style:family="table-column">
      <style:table-column-properties style:column-width="2.944cm"/>
    </style:style>
    <style:style style:name="Tabela1.B" style:family="table-column">
      <style:table-column-properties style:column-width="15.561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7.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8.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8.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8.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9" style:family="table">
      <style:table-properties style:width="18.5cm" table:align="left"/>
    </style:style>
    <style:style style:name="Tabela9.A" style:family="table-column">
      <style:table-column-properties style:column-width="3.494cm"/>
    </style:style>
    <style:style style:name="Tabela9.B" style:family="table-column">
      <style:table-column-properties style:column-width="15.005cm"/>
    </style:style>
    <style:style style:name="Tabela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9.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0.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0.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0.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11" style:family="table">
      <style:table-properties style:width="17.007cm" fo:margin-left="0cm" table:align="left"/>
    </style:style>
    <style:style style:name="Tabela11.A" style:family="table-column">
      <style:table-column-properties style:column-width="5.313cm"/>
    </style:style>
    <style:style style:name="Tabela11.B" style:family="table-column">
      <style:table-column-properties style:column-width="11.695cm"/>
    </style:style>
    <style:style style:name="Tabela1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2pt" style:font-size-asian="12pt" style:font-size-complex="12pt"/>
    </style:style>
    <style:style style:name="P7" style:family="paragraph" style:parent-style-name="Text_20_body">
      <style:paragraph-properties fo:margin-top="0cm" fo:margin-bottom="0cm" style:contextual-spacing="false" fo:line-height="115%" fo:text-align="justify" style:justify-single-word="false"/>
      <style:text-properties fo:font-size="12pt" style:font-size-asian="12pt" style:font-size-complex="12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2pt" style:font-size-asian="12pt" style:font-size-complex="12pt"/>
    </style:style>
    <style:style style:name="P13" style:family="paragraph" style:parent-style-name="Preformatted_20_Text">
      <style:paragraph-properties fo:margin-top="0cm" fo:margin-bottom="0cm" style:contextual-spacing="false" fo:line-height="115%" fo:text-align="justify" style:justify-single-word="false"/>
      <style:text-properties fo:font-size="12pt" style:font-size-asian="12pt" style:font-size-complex="12pt"/>
    </style:style>
    <style:style style:name="P14"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6" style:family="paragraph" style:parent-style-name="Table_20_Contents">
      <style:paragraph-properties fo:margin-top="0cm" fo:margin-bottom="0cm" style:contextual-spacing="false" fo:line-height="115%" fo:text-align="start" style:justify-single-word="false"/>
      <style:text-properties fo:font-size="12pt" style:font-size-asian="12pt" style:font-size-complex="12pt"/>
    </style:style>
    <style:style style:name="P17" style:family="paragraph" style:parent-style-name="Table_20_Contents">
      <style:paragraph-properties fo:margin-top="0cm" fo:margin-bottom="0cm" style:contextual-spacing="false" fo:line-height="115%" fo:text-align="start" style:justify-single-word="false"/>
      <style:text-properties fo:font-size="12pt" fo:font-weight="bold" style:font-size-asian="12pt" style:font-size-complex="12pt"/>
    </style:style>
    <style:style style:name="P18" style:family="paragraph" style:parent-style-name="Text_20_body">
      <style:paragraph-properties fo:margin-top="0cm" fo:margin-bottom="0cm" style:contextual-spacing="false" fo:line-height="115%" fo:text-align="justify" style:justify-single-word="false"/>
      <style:text-properties officeooo:paragraph-rsid="001bf9a5"/>
    </style:style>
    <style:style style:name="P19" style:family="paragraph" style:parent-style-name="Text_20_body">
      <style:paragraph-properties fo:margin-top="0cm" fo:margin-bottom="0cm" style:contextual-spacing="false" fo:line-height="115%" fo:text-align="justify" style:justify-single-word="false"/>
      <style:text-properties fo:font-size="12pt" officeooo:paragraph-rsid="001bf9a5" style:font-size-asian="12pt" style:font-size-complex="12pt"/>
    </style:style>
    <style:style style:name="P20" style:family="paragraph" style:parent-style-name="Text_20_body">
      <style:paragraph-properties fo:margin-top="0cm" fo:margin-bottom="0cm" style:contextual-spacing="false" fo:line-height="115%"/>
      <style:text-properties fo:font-size="12pt" style:font-size-asian="12pt" style:font-size-complex="12pt"/>
    </style:style>
    <style:style style:name="P21" style:family="paragraph" style:parent-style-name="Heading_20_2">
      <style:paragraph-properties fo:margin-top="0cm" fo:margin-bottom="0cm" style:contextual-spacing="false" fo:line-height="115%"/>
      <style:text-properties fo:font-size="12pt" style:font-size-asian="12pt" style:font-size-complex="12pt"/>
    </style:style>
    <style:style style:name="P22"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23" style:family="paragraph" style:parent-style-name="Heading_20_2">
      <style:paragraph-properties fo:margin-top="0cm" fo:margin-bottom="0cm" style:contextual-spacing="false" fo:line-height="115%"/>
      <style:text-properties fo:font-size="10pt" style:font-size-asian="10pt" style:font-size-complex="10pt"/>
    </style:style>
    <style:style style:name="P24" style:family="paragraph" style:parent-style-name="Text_20_body">
      <style:paragraph-properties fo:margin-top="0cm" fo:margin-bottom="0cm" style:contextual-spacing="false" fo:line-height="115%"/>
      <style:text-properties fo:font-size="10pt" style:font-size-asian="10pt" style:font-size-complex="10pt"/>
    </style:style>
    <style:style style:name="P25" style:family="paragraph" style:parent-style-name="Preformatted_20_Text">
      <style:paragraph-properties fo:margin-top="0cm" fo:margin-bottom="0cm" style:contextual-spacing="false" fo:line-height="115%" fo:padding="0.049cm" fo:border="0.06pt solid #000000" style:shadow="#808080 0.176cm 0.176cm"/>
    </style:style>
    <style:style style:name="P26" style:family="paragraph" style:parent-style-name="Preformatted_20_Text">
      <style:paragraph-properties fo:margin-top="0cm" fo:margin-bottom="0cm" style:contextual-spacing="false" fo:line-height="115%" fo:padding="0.049cm" fo:border="0.06pt solid #000000" style:shadow="#808080 0.176cm 0.176cm"/>
      <style:text-properties fo:font-size="12pt" fo:font-weight="normal" fo:background-color="transparent" style:font-size-asian="12pt" style:font-weight-asian="normal" style:font-size-complex="12pt" style:font-weight-complex="normal"/>
    </style:style>
    <style:style style:name="P27" style:family="paragraph" style:parent-style-name="Preformatted_20_Text">
      <style:paragraph-properties fo:margin-top="0cm" fo:margin-bottom="0cm" style:contextual-spacing="false" fo:line-height="115%"/>
    </style:style>
    <style:style style:name="P28" style:family="paragraph" style:parent-style-name="Text_20_body">
      <style:paragraph-properties fo:margin-top="0cm" fo:margin-bottom="0cm" style:contextual-spacing="false" fo:line-height="115%"/>
      <style:text-properties fo:font-size="12pt" fo:font-weight="bold" style:font-size-asian="12pt" style:font-size-complex="12pt"/>
    </style:style>
    <style:style style:name="P29"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30" style:family="paragraph" style:parent-style-name="Text_20_body">
      <style:paragraph-properties fo:margin-top="0cm" fo:margin-bottom="0cm" style:contextual-spacing="false" fo:line-height="115%" fo:padding="0.049cm" fo:border="0.06pt solid #000000" style:shadow="#808080 0.176cm 0.176cm"/>
      <style:text-properties fo:font-size="12pt" fo:font-weight="bold" style:font-size-asian="12pt" style:font-size-complex="12pt"/>
    </style:style>
    <style:style style:name="P31" style:family="paragraph" style:parent-style-name="Preformatted_20_Text">
      <style:paragraph-properties fo:margin-top="0cm" fo:margin-bottom="0cm" style:contextual-spacing="false" fo:line-height="115%" fo:padding="0.049cm" fo:border="0.06pt solid #000000" style:shadow="#808080 0.176cm 0.176cm"/>
      <style:text-properties fo:font-size="12pt" style:font-size-asian="12pt" style:font-size-complex="12pt"/>
    </style:style>
    <style:style style:name="P32" style:family="paragraph" style:parent-style-name="Table_20_Contents">
      <style:paragraph-properties fo:margin-top="0cm" fo:margin-bottom="0cm" style:contextual-spacing="false" fo:line-height="115%"/>
      <style:text-properties fo:font-size="12pt" style:font-size-asian="12pt" style:font-size-complex="12pt"/>
    </style:style>
    <style:style style:name="P33" style:family="paragraph" style:parent-style-name="Table_20_Contents">
      <style:paragraph-properties fo:margin-top="0cm" fo:margin-bottom="0cm" style:contextual-spacing="false" fo:line-height="115%"/>
      <style:text-properties fo:font-size="10pt" style:font-size-asian="10pt" style:font-size-complex="10pt"/>
    </style:style>
    <style:style style:name="P34" style:family="paragraph" style:parent-style-name="Table_20_Contents">
      <style:paragraph-properties fo:margin-top="0cm" fo:margin-bottom="0cm" style:contextual-spacing="false" fo:line-height="115%"/>
      <style:text-properties fo:font-size="12pt" fo:font-weight="bold" style:font-size-asian="12pt" style:font-size-complex="12pt"/>
    </style:style>
    <style:style style:name="P35"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6" style:family="paragraph" style:parent-style-name="Text_20_body" style:list-style-name="L1">
      <style:paragraph-properties fo:margin-top="0cm" fo:margin-bottom="0cm" style:contextual-spacing="false" fo:line-height="115%" fo:text-align="justify" style:justify-single-word="false"/>
      <style:text-properties fo:font-size="12pt" style:font-size-asian="12pt" style:font-size-complex="12pt"/>
    </style:style>
    <style:style style:name="P37" style:family="paragraph" style:parent-style-name="Heading_20_1">
      <style:paragraph-properties fo:margin-top="0cm" fo:margin-bottom="0cm" style:contextual-spacing="false" fo:line-height="115%"/>
      <style:text-properties fo:font-size="24pt" style:font-size-asian="24pt" style:font-size-complex="24pt"/>
    </style:style>
    <style:style style:name="P38" style:family="paragraph" style:parent-style-name="Heading_20_4">
      <style:paragraph-properties fo:margin-top="0cm" fo:margin-bottom="0cm" style:contextual-spacing="false" fo:line-height="115%" fo:text-align="justify" style:justify-single-word="false"/>
      <style:text-properties fo:font-size="12pt" style:font-size-asian="12pt" style:font-size-complex="12pt"/>
    </style:style>
    <style:style style:name="P39" style:family="paragraph" style:parent-style-name="Text_20_body" style:list-style-name="L2">
      <style:paragraph-properties fo:margin-top="0cm" fo:margin-bottom="0cm" style:contextual-spacing="false" fo:line-height="115%" fo:text-align="justify" style:justify-single-word="false"/>
      <style:text-properties fo:font-size="12pt" style:font-size-asian="12pt" style:font-size-complex="12pt"/>
    </style:style>
    <style:style style:name="P40"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style:font-size-asian="12pt" style:font-size-complex="12pt"/>
    </style:style>
    <style:style style:name="P41" style:family="paragraph" style:parent-style-name="Heading_20_4">
      <style:paragraph-properties fo:margin-top="0cm" fo:margin-bottom="0cm" style:contextual-spacing="false" fo:line-height="115%" fo:text-align="justify" style:justify-single-word="false"/>
      <style:text-properties fo:font-size="12pt" officeooo:paragraph-rsid="0010dbe5" style:font-size-asian="12pt" style:font-size-complex="12pt"/>
    </style:style>
    <style:style style:name="P42" style:family="paragraph" style:parent-style-name="Heading_20_4">
      <style:paragraph-properties fo:margin-top="0cm" fo:margin-bottom="0cm" style:contextual-spacing="false" fo:line-height="115%" fo:text-align="justify" style:justify-single-word="false"/>
      <style:text-properties fo:font-size="12pt" fo:font-weight="normal" officeooo:paragraph-rsid="0010dbe5"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fo:line-height="115%" fo:text-align="center" style:justify-single-word="false"/>
      <style:text-properties fo:font-size="12pt" style:font-size-asian="12pt" style:font-size-complex="12pt"/>
    </style:style>
    <style:style style:name="P44" style:family="paragraph" style:parent-style-name="Table_20_Contents">
      <style:paragraph-properties fo:margin-top="0cm" fo:margin-bottom="0cm" style:contextual-spacing="false" fo:line-height="115%" fo:text-align="center" style:justify-single-word="false"/>
      <style:text-properties fo:font-size="12pt" fo:font-weight="bold" style:font-size-asian="12pt" style:font-weight-asian="bold" style:font-size-complex="12pt" style:font-weight-complex="bold"/>
    </style:style>
    <style:style style:name="P45"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46" style:family="paragraph" style:parent-style-name="Table_20_Contents">
      <style:paragraph-properties fo:margin-top="0cm" fo:margin-bottom="0cm" style:contextual-spacing="false" fo:line-height="115%" fo:text-align="center" style:justify-single-word="false"/>
      <style:text-properties fo:font-size="12pt" style:font-size-asian="12pt" style:font-size-complex="12pt"/>
    </style:style>
    <style:style style:name="P47"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4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9"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50"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5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53" style:family="paragraph" style:parent-style-name="Text_20_body" style:list-style-name="L6">
      <style:paragraph-properties fo:margin-top="0cm" fo:margin-bottom="0cm" style:contextual-spacing="false" fo:line-height="115%" fo:text-align="justify" style:justify-single-word="false"/>
      <style:text-properties fo:font-size="12pt" style:font-size-asian="12pt" style:font-size-complex="12pt"/>
    </style:style>
    <style:style style:name="P54" style:family="paragraph" style:parent-style-name="Text_20_body" style:list-style-name="L7">
      <style:paragraph-properties fo:margin-top="0cm" fo:margin-bottom="0cm" style:contextual-spacing="false" fo:line-height="115%" fo:text-align="justify" style:justify-single-word="false"/>
      <style:text-properties fo:font-size="12pt" style:font-size-asian="12pt" style:font-size-complex="12pt"/>
    </style:style>
    <style:style style:name="P55"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56" style:family="paragraph" style:parent-style-name="Standard">
      <style:paragraph-properties fo:margin-top="0cm" fo:margin-bottom="0cm" style:contextual-spacing="false" fo:line-height="115%" fo:text-align="justify" style:justify-single-word="false"/>
      <style:text-properties fo:font-size="12pt" style:font-size-asian="12pt" style:font-size-complex="12pt"/>
    </style:style>
    <style:style style:name="P57" style:family="paragraph" style:parent-style-name="Heading_20_1">
      <style:text-properties fo:font-size="24pt" style:font-size-asian="24pt" style:font-size-complex="24pt"/>
    </style:style>
    <style:style style:name="P58" style:family="paragraph" style:parent-style-name="Text_20_body">
      <style:text-properties fo:font-size="12pt" style:font-size-asian="12pt" style:font-size-complex="12pt"/>
    </style:style>
    <style:style style:name="P59" style:family="paragraph" style:parent-style-name="Text_20_body">
      <style:paragraph-properties fo:margin-top="0cm" fo:margin-bottom="0cm" style:contextual-spacing="false" fo:text-align="justify" style:justify-single-word="false"/>
      <style:text-properties fo:font-size="12pt" style:font-size-asian="12pt" style:font-size-complex="12pt"/>
    </style:style>
    <style:style style:name="P60"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61"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62"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3"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4"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65"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2pt" style:font-size-asian="12pt" style:font-size-complex="12pt"/>
    </style:style>
    <style:style style:name="P66"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67"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68" style:family="paragraph" style:parent-style-name="Table_20_Contents">
      <style:paragraph-properties fo:margin-top="0cm" fo:margin-bottom="0cm" style:contextual-spacing="false" fo:line-height="115%" fo:text-align="justify" style:justify-single-word="false"/>
      <style:text-properties fo:font-size="12pt" style:font-size-asian="12pt" style:font-size-complex="12pt"/>
    </style:style>
    <style:style style:name="P69"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70"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71"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72"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73"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74"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75" style:family="paragraph" style:parent-style-name="Text_20_body">
      <style:paragraph-properties fo:margin-top="0cm" fo:margin-bottom="0cm" style:contextual-spacing="false" fo:text-align="justify" style:justify-single-word="false"/>
      <style:text-properties fo:font-size="12pt" fo:font-weight="bold" style:font-size-asian="12pt" style:font-size-complex="12pt"/>
    </style:style>
    <style:style style:name="P76"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77"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paragraph-properties fo:margin-top="0cm" fo:margin-bottom="0cm" style:contextual-spacing="false" fo:text-align="justify" style:justify-single-word="false" fo:padding="0.049cm" fo:border="none"/>
      <style:text-properties fo:font-size="12pt" style:font-size-asian="12pt" style:font-size-complex="12pt"/>
    </style:style>
    <style:style style:name="P79" style:family="paragraph" style:parent-style-name="Heading_20_2">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0" style:family="paragraph" style:parent-style-name="Text_20_body">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1"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2"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8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4" style:family="paragraph" style:parent-style-name="Table_20_Contents">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5" style:family="paragraph" style:parent-style-name="Table_20_Contents">
      <style:paragraph-properties fo:margin-top="0cm" fo:margin-bottom="0cm" style:contextual-spacing="false" fo:line-height="115%" fo:text-align="justify" style:justify-single-word="false" fo:padding="0.049cm" fo:border="none"/>
      <style:text-properties fo:font-size="12pt" fo:font-weight="bold" style:font-size-asian="12pt" style:font-size-complex="12pt"/>
    </style:style>
    <style:style style:name="P86" style:family="paragraph" style:parent-style-name="Heading_20_3">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7"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88"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89"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9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9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92" style:family="paragraph" style:parent-style-name="Text_20_body" style:list-style-name="L15">
      <style:paragraph-properties fo:margin-top="0cm" fo:margin-bottom="0cm" style:contextual-spacing="false" fo:text-align="justify" style:justify-single-word="false"/>
      <style:text-properties fo:font-size="12pt" style:font-size-asian="12pt" style:font-size-complex="12pt"/>
    </style:style>
    <style:style style:name="P93"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94" style:family="paragraph" style:parent-style-name="Standard">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95"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96"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97"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text-properties fo:font-size="12pt" style:font-size-asian="12pt" style:font-size-complex="12pt"/>
    </style:style>
    <style:style style:name="P98"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2pt" fo:font-weight="bold" style:font-size-asian="12pt" style:font-size-complex="12pt"/>
    </style:style>
    <style:style style:name="P99"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100"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101" style:family="paragraph" style:parent-style-name="Text_20_body" style:list-style-name="L20">
      <style:paragraph-properties fo:margin-top="0cm" fo:margin-bottom="0cm" style:contextual-spacing="false" fo:text-align="justify" style:justify-single-word="false"/>
      <style:text-properties fo:font-size="12pt" fo:font-weight="bold" style:font-size-asian="12pt" style:font-size-complex="12pt"/>
    </style:style>
    <style:style style:name="P102"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103" style:family="paragraph" style:parent-style-name="Text_20_body" style:list-style-name="L20">
      <style:paragraph-properties fo:margin-top="0cm" fo:margin-bottom="0cm" style:contextual-spacing="false" fo:text-align="justify" style:justify-single-word="false"/>
      <style:text-properties fo:font-size="12pt" style:font-size-asian="12pt" style:font-size-complex="12pt"/>
    </style:style>
    <style:style style:name="P104"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P105" style:family="paragraph" style:parent-style-name="Text_20_body" style:list-style-name="L21">
      <style:paragraph-properties fo:margin-top="0cm" fo:margin-bottom="0cm" style:contextual-spacing="false" fo:text-align="justify" style:justify-single-word="false"/>
      <style:text-properties fo:font-size="12pt" style:font-size-asian="12pt" style:font-size-complex="12pt"/>
    </style:style>
    <style:style style:name="P106" style:family="paragraph" style:parent-style-name="Text_20_body" style:list-style-name="L22">
      <style:paragraph-properties fo:margin-top="0cm" fo:margin-bottom="0cm" style:contextual-spacing="false" fo:text-align="justify" style:justify-single-word="false"/>
      <style:text-properties fo:font-size="10pt" style:font-size-asian="10pt" style:font-size-complex="10pt"/>
    </style:style>
    <style:style style:name="P107" style:family="paragraph" style:parent-style-name="Table_20_Contents">
      <style:paragraph-properties fo:margin-top="0cm" fo:margin-bottom="0cm" style:contextual-spacing="false" fo:line-height="115%" fo:text-align="justify" style:justify-single-word="false"/>
      <style:text-properties fo:font-size="12pt" fo:font-weight="bold" style:font-size-asian="12pt" style:font-size-complex="12pt"/>
    </style:style>
    <style:style style:name="P108"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109" style:family="paragraph" style:parent-style-name="Text_20_body">
      <style:paragraph-properties fo:margin-top="0cm" fo:margin-bottom="0cm" style:contextual-spacing="false" fo:text-align="justify" style:justify-single-word="false"/>
      <style:text-properties style:font-size-asian="12pt"/>
    </style:style>
    <style:style style:name="P110" style:family="paragraph" style:parent-style-name="Text_20_body" style:list-style-name="L23">
      <style:paragraph-properties fo:margin-top="0cm" fo:margin-bottom="0cm" style:contextual-spacing="false" fo:text-align="justify" style:justify-single-word="false"/>
      <style:text-properties style:font-size-asian="12pt"/>
    </style:style>
    <style:style style:name="P111" style:family="paragraph" style:parent-style-name="Heading_20_4">
      <style:paragraph-properties fo:margin-top="0cm" fo:margin-bottom="0cm" style:contextual-spacing="false" fo:line-height="115%" fo:text-align="justify" style:justify-single-word="false"/>
    </style:style>
    <style:style style:name="P112" style:family="paragraph" style:parent-style-name="Text_20_body" style:list-style-name="L24">
      <style:paragraph-properties fo:margin-top="0cm" fo:margin-bottom="0cm" style:contextual-spacing="false" fo:text-align="justify" style:justify-single-word="false"/>
      <style:text-properties style:font-size-asian="12pt"/>
    </style:style>
    <style:style style:name="P113" style:family="paragraph" style:parent-style-name="Text_20_body">
      <style:paragraph-properties fo:margin-top="0cm" fo:margin-bottom="0cm" style:contextual-spacing="false" fo:text-align="justify" style:justify-single-word="false"/>
      <style:text-properties fo:font-weight="bold" style:font-size-asian="12pt"/>
    </style:style>
    <style:style style:name="P11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weight="bold" style:font-size-asian="12pt"/>
    </style:style>
    <style:style style:name="P115" style:family="paragraph" style:parent-style-name="Text_20_body">
      <style:paragraph-properties fo:margin-top="0cm" fo:margin-bottom="0cm" style:contextual-spacing="false" fo:text-align="justify" style:justify-single-word="false" fo:padding="0.049cm" fo:border="0.06pt solid #000000" style:shadow="#808080 0.176cm 0.176cm"/>
      <style:text-properties fo:font-weight="bold" style:font-size-asian="12pt"/>
    </style:style>
    <style:style style:name="P116" style:family="paragraph" style:parent-style-name="Text_20_body" style:list-style-name="L25">
      <style:paragraph-properties fo:margin-top="0cm" fo:margin-bottom="0cm" style:contextual-spacing="false" fo:text-align="justify" style:justify-single-word="false"/>
      <style:text-properties style:font-size-asian="12pt"/>
    </style:style>
    <style:style style:name="P117" style:family="paragraph" style:parent-style-name="Heading_20_5">
      <style:paragraph-properties fo:margin-top="0cm" fo:margin-bottom="0cm" style:contextual-spacing="false" fo:line-height="115%" fo:text-align="justify" style:justify-single-word="false"/>
      <style:text-properties fo:font-size="12pt" style:font-size-asian="12pt" style:font-size-complex="12pt"/>
    </style:style>
    <style:style style:name="P118" style:family="paragraph" style:parent-style-name="Text_20_body" style:list-style-name="L26">
      <style:paragraph-properties fo:margin-top="0cm" fo:margin-bottom="0cm" style:contextual-spacing="false" fo:text-align="justify" style:justify-single-word="false"/>
      <style:text-properties style:font-size-asian="12pt"/>
    </style:style>
    <style:style style:name="P119" style:family="paragraph" style:parent-style-name="Text_20_body" style:list-style-name="L27">
      <style:paragraph-properties fo:margin-top="0cm" fo:margin-bottom="0cm" style:contextual-spacing="false" fo:text-align="justify" style:justify-single-word="false"/>
      <style:text-properties style:font-size-asian="12pt"/>
    </style:style>
    <style:style style:name="P120" style:family="paragraph" style:parent-style-name="Text_20_body" style:list-style-name="L28">
      <style:paragraph-properties fo:margin-top="0cm" fo:margin-bottom="0cm" style:contextual-spacing="false" fo:text-align="justify" style:justify-single-word="false"/>
      <style:text-properties style:font-size-asian="12pt"/>
    </style:style>
    <style:style style:name="P121" style:family="paragraph" style:parent-style-name="Text_20_body" style:list-style-name="L29">
      <style:paragraph-properties fo:margin-top="0cm" fo:margin-bottom="0cm" style:contextual-spacing="false" fo:text-align="justify" style:justify-single-word="false"/>
      <style:text-properties style:font-size-asian="12pt"/>
    </style:style>
    <style:style style:name="P122" style:family="paragraph" style:parent-style-name="Text_20_body" style:list-style-name="L30">
      <style:paragraph-properties fo:margin-top="0cm" fo:margin-bottom="0cm" style:contextual-spacing="false" fo:text-align="justify" style:justify-single-word="false"/>
      <style:text-properties style:font-size-asian="12pt"/>
    </style:style>
    <style:style style:name="P123" style:family="paragraph" style:parent-style-name="Text_20_body" style:list-style-name="L31">
      <style:paragraph-properties fo:margin-top="0cm" fo:margin-bottom="0cm" style:contextual-spacing="false" fo:text-align="justify" style:justify-single-word="false"/>
      <style:text-properties style:font-size-asian="12pt"/>
    </style:style>
    <style:style style:name="P124" style:family="paragraph" style:parent-style-name="Text_20_body" style:list-style-name="L32">
      <style:paragraph-properties fo:margin-top="0cm" fo:margin-bottom="0cm" style:contextual-spacing="false" fo:text-align="justify" style:justify-single-word="false"/>
      <style:text-properties style:font-size-asian="12pt"/>
    </style:style>
    <style:style style:name="P125" style:family="paragraph" style:parent-style-name="Heading_20_3">
      <style:paragraph-properties fo:margin-top="0cm" fo:margin-bottom="0cm" style:contextual-spacing="false" fo:line-height="115%" fo:text-align="justify" style:justify-single-word="false"/>
      <style:text-properties fo:font-size="12pt" fo:font-weight="bold" style:font-size-asian="12pt" style:font-size-complex="12pt"/>
    </style:style>
    <style:style style:name="P126" style:family="paragraph" style:parent-style-name="Text_20_body">
      <style:paragraph-properties fo:margin-top="0cm" fo:margin-bottom="0cm" style:contextual-spacing="false" fo:line-height="115%" fo:text-align="justify" style:justify-single-word="false"/>
      <style:text-properties fo:font-size="12pt" fo:font-weight="bold" style:font-size-asian="12pt" style:font-size-complex="12pt"/>
    </style:style>
    <style:style style:name="P127" style:family="paragraph" style:parent-style-name="Text_20_body" style:list-style-name="L33">
      <style:paragraph-properties fo:margin-top="0cm" fo:margin-bottom="0cm" style:contextual-spacing="false" fo:text-align="justify" style:justify-single-word="false"/>
      <style:text-properties style:font-size-asian="12pt"/>
    </style:style>
    <style:style style:name="P128" style:family="paragraph" style:parent-style-name="Text_20_body" style:list-style-name="L34">
      <style:paragraph-properties fo:margin-top="0cm" fo:margin-bottom="0cm" style:contextual-spacing="false" fo:text-align="justify" style:justify-single-word="false"/>
      <style:text-properties style:font-size-asian="12pt"/>
    </style:style>
    <style:style style:name="T1" style:family="text">
      <style:text-properties officeooo:rsid="0010dbe5"/>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size-complex="12pt"/>
    </style:style>
    <style:style style:name="T5" style:family="text">
      <style:text-properties fo:font-size="24pt" style:font-size-asian="24pt" style:font-size-complex="24pt"/>
    </style:style>
    <style:style style:name="T6" style:family="text">
      <style:text-properties fo:font-size="12pt" fo:font-style="italic" style:font-size-asian="12pt" style:font-size-complex="12pt"/>
    </style:style>
    <style:style style:name="T7" style:family="text">
      <style:text-properties fo:font-size="12pt" fo:font-weight="normal" fo:background-color="transparent" loext:char-shading-value="0" style:font-size-asian="12pt" style:font-weight-asian="normal" style:font-size-complex="12pt" style:font-weight-complex="normal"/>
    </style:style>
    <style:style style:name="T8" style:family="text">
      <style:text-properties fo:font-size="12pt" fo:background-color="#ffffa6" loext:char-shading-value="0" style:font-size-asian="12pt" style:font-size-complex="12pt"/>
    </style:style>
    <style:style style:name="T9" style:family="text">
      <style:text-properties fo:font-weight="bold"/>
    </style:style>
    <style:style style:name="T10" style:family="text">
      <style:text-properties fo:font-size="12pt" officeooo:rsid="000cdaa1" style:font-size-asian="12pt" style:font-size-complex="12pt"/>
    </style:style>
    <style:style style:name="T11" style:family="text">
      <style:text-properties officeooo:rsid="000d7bd3"/>
    </style:style>
    <style:style style:name="T12" style:family="text">
      <style:text-properties fo:font-size="12pt" officeooo:rsid="000d7bd3" style:font-size-asian="12pt" style:font-size-complex="12pt"/>
    </style:style>
    <style:style style:name="T13"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7277_3720763301"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2</text:a></text:p>
          <text:p text:style-name="P1"><text:a xlink:type="simple" xlink:href="#__RefHeading___Toc2219_3828932059" office:name="Operadores Lógicos em JavaScript" text:style-name="Index_20_Link" text:visited-style-name="Index_20_Link">Operadores Lógicos em JavaScript<text:tab/>14</text:a></text:p>
          <text:p text:style-name="P1"><text:a xlink:type="simple" xlink:href="#__RefHeading___Toc2249_3828932059" office:name="Operadores Bitwise em JavaScript" text:style-name="Index_20_Link" text:visited-style-name="Index_20_Link">Operadores Bitwise em JavaScript<text:tab/>18</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20</text:a></text:p>
          <text:p text:style-name="P1"><text:a xlink:type="simple" xlink:href="#__RefHeading___Toc2288_3828932059" office:name="O Operador Ternário em JavaScript" text:style-name="Index_20_Link" text:visited-style-name="Index_20_Link">O Operador Ternário em JavaScript<text:tab/>24</text:a></text:p>
          <text:p text:style-name="P1"><text:a xlink:type="simple" xlink:href="#__RefHeading___Toc2290_3828932059" office:name="O Operador typeof em JavaScript" text:style-name="Index_20_Link" text:visited-style-name="Index_20_Link">O Operador typeof em JavaScript<text:tab/>27</text:a></text:p>
          <text:p text:style-name="P1"><text:a xlink:type="simple" xlink:href="#__RefHeading___Toc2373_3828932059" office:name="Operador Spread (...) do JavaScript" text:style-name="Index_20_Link" text:visited-style-name="Index_20_Link">Operador Spread (...) do JavaScript<text:tab/>30</text:a></text:p>
          <text:p text:style-name="P1"><text:a xlink:type="simple" xlink:href="#__RefHeading___Toc7279_3720763301" office:name="Dominando o Controle de Fluxo em JavaScript" text:style-name="Index_20_Link" text:visited-style-name="Index_20_Link">Dominando o Controle de Fluxo em JavaScript<text:tab/>34</text:a></text:p>
          <text:p text:style-name="P1"><text:a xlink:type="simple" xlink:href="#__RefHeading___Toc7561_3720763301" office:name="O Comando switch case em JavaScript" text:style-name="Index_20_Link" text:visited-style-name="Index_20_Link">O Comando switch case em JavaScript<text:tab/>41</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p text:style-name="P7"/>
      <text:h text:style-name="P12" text:outline-level="3"><text:soft-page-break/><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3"/>
      <text:p text:style-name="P7">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4"/>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5"><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4"/>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ext:p text:style-name="P7"/>
      <text:p text:style-name="P7"/>
      <table:table table:name="Tabela1" table:style-name="Tabela1">
        <table:table-column table:style-name="Tabela1.A"/>
        <table:table-column table:style-name="Tabela1.B"/>
        <text:soft-page-break/>
        <table:table-row>
          <table:table-cell table:style-name="Tabela1.A1" office:value-type="string">
            <text:p text:style-name="P16">Benefício</text:p>
          </table:table-cell>
          <table:table-cell table:style-name="Tabela1.B1" office:value-type="string">
            <text:p text:style-name="P16">Descrição</text:p>
          </table:table-cell>
        </table:table-row>
        <table:table-row>
          <table:table-cell table:style-name="Tabela1.A2" office:value-type="string">
            <text:p text:style-name="P17">Prevenção de Erros</text:p>
          </table:table-cell>
          <table:table-cell table:style-name="Tabela1.B2" office:value-type="string">
            <text:p text:style-name="P16">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7">Código Mais Limpo</text:p>
          </table:table-cell>
          <table:table-cell table:style-name="Tabela1.B2" office:value-type="string">
            <text:p text:style-name="P16">Ao exigir a declaração explícita de variáveis, o código se torna mais legível e a intenção do programador, mais clara.</text:p>
          </table:table-cell>
        </table:table-row>
        <table:table-row>
          <table:table-cell table:style-name="Tabela1.A2" office:value-type="string">
            <text:p text:style-name="P17">Melhores Práticas</text:p>
          </table:table-cell>
          <table:table-cell table:style-name="Tabela1.B2" office:value-type="string">
            <text:p text:style-name="P16">Incentiva e "obriga" os programadores a adotarem práticas de codificação mais seguras e disciplinadas.</text:p>
          </table:table-cell>
        </table:table-row>
        <table:table-row>
          <table:table-cell table:style-name="Tabela1.A5" office:value-type="string">
            <text:p text:style-name="P17">Segurança</text:p>
          </table:table-cell>
          <table:table-cell table:style-name="Tabela1.B5" office:value-type="string">
            <text:p text:style-name="P16">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1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9"/>
      <text:h text:style-name="Heading_20_1" text:outline-level="1"><text:bookmark-start text:name="__RefHeading___Toc7277_3720763301"/><text:span text:style-name="T5">Declaração de Variáveis em JavaScript (</text:span><text:span text:style-name="Source_20_Text"><text:span text:style-name="T5">var</text:span></text:span><text:span text:style-name="T5">, </text:span><text:span text:style-name="Source_20_Text"><text:span text:style-name="T5">let</text:span></text:span><text:span text:style-name="T5">, </text:span><text:span text:style-name="Source_20_Text"><text:span text:style-name="T5">const</text:span></text:span><text:span text:style-name="T5">)</text:span><text:bookmark-end text:name="__RefHeading___Toc7277_3720763301"/></text:h>
      <text:p text:style-name="P20"/>
      <text:h text:style-name="P21" text:outline-level="2">1. Introdução à Declaração de Variáveis e Sua Importância</text:h>
      <text:p text:style-name="P20"/>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22"><text:span text:style-name="T2">Neste resumo, abordaremos as três principais palavras-chave para a declaração de variáveis em JavaScript: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O objetivo é elucidar as diferenças cruciais entre elas, com foco especial em dois aspectos determinantes: </text:span><text:span text:style-name="T4">escopo</text:span><text:span text:style-name="T2"> (onde a variável é acessível) e </text:span><text:span text:style-name="T4">mutabilidade</text:span><text:span text:style-name="T2"> (se o seu valor pode ser alterado). Compreender essas distinções é vital para escrever um código mais limpo, previsível e livre de erros. Começaremos analisando a forma mais antiga e tradicional de declaração, o </text:span><text:span text:style-name="Source_20_Text"><text:span text:style-name="T2">var</text:span></text:span><text:span text:style-name="T2">.</text:span></text:p>
      <text:p text:style-name="P7"/>
      <text:h text:style-name="P23" text:outline-level="2"><text:span text:style-name="T2">2. A Abordagem Clássica: Analisando o </text:span><text:span text:style-name="Source_20_Text"><text:span text:style-name="T2">var</text:span></text:span></text:h>
      <text:p text:style-name="P24"><text:span text:style-name="Source_20_Text"><text:span text:style-name="T2"/></text:span></text:p>
      <text:p text:style-name="P22"><text:span text:style-name="T2">Historicamente, </text:span><text:span text:style-name="Source_20_Text"><text:span text:style-name="T2">var</text:span></text:span><text:span text:style-name="T2"> foi a única maneira de declarar variáveis em JavaScript. Entender seu comportamento é essencial não apenas para dar manutenção em códigos legados, mas também para apreciar as melhorias introduzidas posteriormente. A principal característica do </text:span><text:span text:style-name="Source_20_Text"><text:span text:style-name="T2">var</text:span></text:span><text:span text:style-name="T2"> é o seu </text:span><text:span text:style-name="T4">escopo de função</text:span><text:span text:style-name="T2">. Isso significa que uma variável declarada com </text:span><text:span text:style-name="Source_20_Text"><text:span text:style-name="T2">var</text:span></text:span><text:span text:style-name="T2"> é acessível em qualquer lugar dentro da função em que foi criada.</text:span></text:p>
      <text:p text:style-name="P20"/>
      <text:p text:style-name="P22"><text:span text:style-name="T2">Esse comportamento é causado por um mecanismo chamado </text:span><text:span text:style-name="T6">hoisting</text:span><text:span text:style-name="T2"> (elevação). Como o instrutor explica, "o JavaScript tem a política de fazer a elevação dessa variável até o topo... de onde essa variável foi implementada". Essencialmente, durante a compilação, as declarações </text:span><text:span text:style-name="Source_20_Text"><text:span text:style-name="T2">var</text:span></text:span><text:span text:style-name="T2"> são conceitualmente "içadas" </text:span><text:soft-page-break/><text:span text:style-name="T2">para o topo de sua função, o que as torna disponíveis em todo o escopo funcional, independentemente de onde foram declaradas. Isso leva a um problema prático conhecido como "vazamento de escopo". Considere o seguinte exemplo:</text:span></text:p>
      <text:p text:style-name="P7"/>
      <text:p text:style-name="P25"><text:span text:style-name="Source_20_Text"><text:span text:style-name="T7">if (true) {</text:span></text:span></text:p>
      <text:p text:style-name="P25"><text:span text:style-name="Source_20_Text"><text:span text:style-name="T7"><text:s text:c="2"/>var nome = "Bruno";</text:span></text:span></text:p>
      <text:p text:style-name="P25"><text:span text:style-name="Source_20_Text"><text:span text:style-name="T7">}</text:span></text:span></text:p>
      <text:p text:style-name="P26"/>
      <text:p text:style-name="P25"><text:span text:style-name="Source_20_Text"><text:span text:style-name="T7">console.log(nome); // Saída: "Bruno"</text:span></text:span></text:p>
      <text:p text:style-name="P27"><text:span text:style-name="Source_20_Text"><text:span text:style-name="T8"/></text:span></text:p>
      <text:p text:style-name="P24"><text:span text:style-name="T2">Neste caso, a variável </text:span><text:span text:style-name="Source_20_Text"><text:span text:style-name="T2">nome</text:span></text:span><text:span text:style-name="T2"> foi declarada dentro do bloco do </text:span><text:span text:style-name="Source_20_Text"><text:span text:style-name="T2">if</text:span></text:span><text:span text:style-name="T2">. Intuitivamente, seria esperado que ela só existisse ali. No entanto, devido ao </text:span><text:span text:style-name="T6">hoisting</text:span><text:span text:style-name="T2">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text:span text:style-name="Source_20_Text"><text:span text:style-name="T2">let</text:span></text:span><text:span text:style-name="T2"> como a solução moderna e mais segura.</text:span></text:p>
      <text:p text:style-name="P20"/>
      <text:h text:style-name="P23" text:outline-level="2"><text:span text:style-name="T2">3. A Solução Moderna: O Escopo de Bloco com </text:span><text:span text:style-name="Source_20_Text"><text:span text:style-name="T2">let</text:span></text:span></text:h>
      <text:p text:style-name="P24"><text:span text:style-name="Source_20_Text"><text:span text:style-name="T2"/></text:span></text:p>
      <text:p text:style-name="P22"><text:span text:style-name="T2">Introduzido no ES6 (ECMAScript 2015), o </text:span><text:span text:style-name="Source_20_Text"><text:span text:style-name="T2">let</text:span></text:span><text:span text:style-name="T2"> foi projetado para resolver diretamente as deficiências de escopo do </text:span><text:span text:style-name="Source_20_Text"><text:span text:style-name="T2">var</text:span></text:span><text:span text:style-name="T2">, tornando o código mais previsível e robusto. A característica fundamental do </text:span><text:span text:style-name="Source_20_Text"><text:span text:style-name="T2">let</text:span></text:span><text:span text:style-name="T2"> é o </text:span><text:span text:style-name="T4">escopo de bloco</text:span><text:span text:style-name="T2">. Uma variável declarada com </text:span><text:span text:style-name="Source_20_Text"><text:span text:style-name="T2">let</text:span></text:span><text:span text:style-name="T2"> existe apenas dentro do bloco de código em que foi definida, seja ele uma função, um laço </text:span><text:span text:style-name="Source_20_Text"><text:span text:style-name="T2">for</text:span></text:span><text:span text:style-name="T2"> ou um condicional </text:span><text:span text:style-name="Source_20_Text"><text:span text:style-name="T2">if</text:span></text:span><text:span text:style-name="T2">. Para ilustrar a diferença de forma mais clara, vamos analisar um exemplo dentro de uma função, que demonstra a distinção crucial entre o escopo de função (</text:span><text:span text:style-name="Source_20_Text"><text:span text:style-name="T2">var</text:span></text:span><text:span text:style-name="T2">) e o escopo de bloco (</text:span><text:span text:style-name="Source_20_Text"><text:span text:style-name="T2">let</text:span></text:span><text:span text:style-name="T2">).</text:span></text:p>
      <text:p text:style-name="P28"/>
      <text:p text:style-name="P28"/>
      <text:p text:style-name="P29"><text:span text:style-name="T4">Com </text:span><text:span text:style-name="Source_20_Text"><text:span text:style-name="T4">var</text:span></text:span><text:span text:style-name="T4">:</text:span></text:p>
      <text:p text:style-name="P30"/>
      <text:p text:style-name="P25"><text:span text:style-name="Source_20_Text"><text:span text:style-name="T2">function teste() {</text:span></text:span></text:p>
      <text:p text:style-name="P25"><text:span text:style-name="Source_20_Text"><text:span text:style-name="T2"><text:s text:c="2"/>if (true) {</text:span></text:span></text:p>
      <text:p text:style-name="P25"><text:span text:style-name="Source_20_Text"><text:span text:style-name="T2"><text:s text:c="4"/>var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console.log("Dentro do teste, fora do IF: " + nome); // Funciona também</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Dentro do teste, fora do IF: Bruno</text:span></text:span></text:p>
      <text:p text:style-name="P27"><text:span text:style-name="Source_20_Text"><text:span text:style-name="T2"/></text:span></text:p>
      <text:p text:style-name="P22"><text:span text:style-name="T2">Como </text:span><text:span text:style-name="Source_20_Text"><text:span text:style-name="T2">var</text:span></text:span><text:span text:style-name="T2"> tem escopo de função, a variável </text:span><text:span text:style-name="Source_20_Text"><text:span text:style-name="T2">nome</text:span></text:span><text:span text:style-name="T2"> é acessível em qualquer lugar dentro da função </text:span><text:span text:style-name="Source_20_Text"><text:span text:style-name="T2">teste</text:span></text:span><text:span text:style-name="T2">, inclusive fora do bloco </text:span><text:span text:style-name="Source_20_Text"><text:span text:style-name="T2">if</text:span></text:span><text:span text:style-name="T2"> onde foi declarada. Este é o vazamento de escopo em ação.</text:span></text:p>
      <text:p text:style-name="P20"/>
      <text:p text:style-name="P29"><text:soft-page-break/><text:span text:style-name="T4">Agora, com </text:span><text:span text:style-name="Source_20_Text"><text:span text:style-name="T4">let</text:span></text:span><text:span text:style-name="T4">:</text:span></text:p>
      <text:p text:style-name="P30"/>
      <text:p text:style-name="P25"><text:span text:style-name="Source_20_Text"><text:span text:style-name="T2">function teste() {</text:span></text:span></text:p>
      <text:p text:style-name="P25"><text:span text:style-name="Source_20_Text"><text:span text:style-name="T2"><text:s text:c="2"/>if (true) {</text:span></text:span></text:p>
      <text:p text:style-name="P25"><text:span text:style-name="Source_20_Text"><text:span text:style-name="T2"><text:s text:c="4"/>let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 A linha abaixo causará um erro</text:span></text:span></text:p>
      <text:p text:style-name="P25"><text:span text:style-name="Source_20_Text"><text:span text:style-name="T2"><text:s text:c="2"/>console.log("Dentro do teste, fora do IF: " + nome);</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Erro: ReferenceError: nome is not defined</text:span></text:span></text:p>
      <text:p text:style-name="P27"><text:span text:style-name="Source_20_Text"><text:span text:style-name="T2"/></text:span></text:p>
      <text:p text:style-name="P22"><text:span text:style-name="T2">Ao usar </text:span><text:span text:style-name="Source_20_Text"><text:span text:style-name="T2">let</text:span></text:span><text:span text:style-name="T2">, a tentativa de acessar </text:span><text:span text:style-name="Source_20_Text"><text:span text:style-name="T2">nome</text:span></text:span><text:span text:style-name="T2"> fora do seu bloco de declaração resulta corretamente em um </text:span><text:span text:style-name="Source_20_Text"><text:span text:style-name="T2">ReferenceError</text:span></text:span><text:span text:style-name="T2">. A variável está estritamente contida em seu escopo de bloco, prevenindo o vazamento e garantindo que ela não possa ser acessada ou modificada de forma indevida. Este é o comportamento esperado e mais seguro. Em relação à mutabilidade, variáveis declaradas com </text:span><text:span text:style-name="Source_20_Text"><text:span text:style-name="T2">let</text:span></text:span><text:span text:style-name="T2"> podem ter seu valor reatribuído a qualquer momento. É possível não apenas alterar o valor, mas também o seu tipo, pois o JavaScript realiza a conversão de tipos automaticamente.</text:span></text:p>
      <text:p text:style-name="P7"/>
      <text:p text:style-name="P25"><text:span text:style-name="Source_20_Text"><text:span text:style-name="T2">let nome = "Bruno";</text:span></text:span></text:p>
      <text:p text:style-name="P25"><text:span text:style-name="Source_20_Text"><text:span text:style-name="T2">console.log(nome); // Saída: "Bruno"</text:span></text:span></text:p>
      <text:p text:style-name="P31"/>
      <text:p text:style-name="P25"><text:span text:style-name="Source_20_Text"><text:span text:style-name="T2">nome = "cfb cursos"; // Reatribuição para outra string</text:span></text:span></text:p>
      <text:p text:style-name="P25"><text:span text:style-name="Source_20_Text"><text:span text:style-name="T2">console.log(nome); // Saída: "cfb cursos"</text:span></text:span></text:p>
      <text:p text:style-name="P31"/>
      <text:p text:style-name="P25"><text:span text:style-name="Source_20_Text"><text:span text:style-name="T2">nome = 10; // Reatribuição para um número</text:span></text:span></text:p>
      <text:p text:style-name="P25"><text:span text:style-name="Source_20_Text"><text:span text:style-name="T2">console.log(nome); // Saída: 10</text:span></text:span></text:p>
      <text:p text:style-name="P27"><text:span text:style-name="Source_20_Text"><text:span text:style-name="T2"/></text:span></text:p>
      <text:p text:style-name="P24"><text:span text:style-name="T2">Apesar da flexibilidade de </text:span><text:span text:style-name="Source_20_Text"><text:span text:style-name="T2">let</text:span></text:span><text:span text:style-name="T2"> ser útil, há situações em que precisamos garantir que um valor permaneça inalterado. Para esses casos, o JavaScript oferece outra ferramenta: </text:span><text:span text:style-name="Source_20_Text"><text:span text:style-name="T2">const</text:span></text:span><text:span text:style-name="T2">.</text:span></text:p>
      <text:h text:style-name="P23" text:outline-level="2"><text:span text:style-name="T2">4. Garantindo a Imutabilidade: O Papel do </text:span><text:span text:style-name="Source_20_Text"><text:span text:style-name="T2">const</text:span></text:span></text:h>
      <text:p text:style-name="P20"/>
      <text:p text:style-name="P22"><text:span text:style-name="T2">Em qualquer aplicação, existem valores que nunca deveriam mudar, como configurações de API, constantes matemáticas ou identificadores fixos. Utilizar </text:span><text:span text:style-name="Source_20_Text"><text:span text:style-name="T2">const</text:span></text:span><text:span text:style-name="T2"> para declarar esses valores garante a integridade e a previsibilidade dos dados. Podemos pensar nas constantes, como o instrutor descreve, como </text:span><text:span text:style-name="T6">"variáveis não variáveis"</text:span><text:span text:style-name="T2">. A palavra-chave </text:span><text:span text:style-name="Source_20_Text"><text:span text:style-name="T2">const</text:span></text:span><text:span text:style-name="T2"> cria um identificador de escopo de bloco, similar ao </text:span><text:span text:style-name="Source_20_Text"><text:span text:style-name="T2">let</text:span></text:span><text:span text:style-name="T2">, mas com uma regra fundamental: seu valor </text:span><text:span text:style-name="T4">não pode ser reatribuído</text:span><text:span text:style-name="T2"> após a inicialização. Uma constante deve ser inicializada no momento de sua declaração, e qualquer tentativa posterior de modificar seu valor resultará em um erro.</text:span></text:p>
      <text:p text:style-name="P7"/>
      <text:p text:style-name="P25"><text:span text:style-name="Source_20_Text"><text:span text:style-name="T2">const curso = "JavaScript";</text:span></text:span></text:p>
      <text:p text:style-name="P25"><text:soft-page-break/><text:span text:style-name="Source_20_Text"><text:span text:style-name="T2">console.log(curso); // Saída: "JavaScript"</text:span></text:span></text:p>
      <text:p text:style-name="P31"/>
      <text:p text:style-name="P25"><text:span text:style-name="Source_20_Text"><text:span text:style-name="T2">// A linha a seguir irá gerar um erro e interromper a execução:</text:span></text:span></text:p>
      <text:p text:style-name="P25"><text:span text:style-name="Source_20_Text"><text:span text:style-name="T2">curso = "HTML"; // Erro: TypeError: Assignment to constant variable</text:span></text:span></text:p>
      <text:p text:style-name="P27"><text:span text:style-name="Source_20_Text"><text:span text:style-name="T2"/></text:span></text:p>
      <text:p text:style-name="P22"><text:span text:style-name="T2">O erro </text:span><text:span text:style-name="Source_20_Text"><text:span text:style-name="T2">TypeError: Assignment to constant variable</text:span></text:span><text:span text:style-name="T2"> é um mecanismo de segurança do JavaScript que impede a modificação acidental de valores que deveriam ser permanentes. É importante notar que </text:span><text:span text:style-name="Source_20_Text"><text:span text:style-name="T2">const</text:span></text:span><text:span text:style-name="T2"> impede a reatribuição da variável, mas não torna imutável o conteúdo de objetos ou arrays. Você ainda pode alterar as propriedades de um objeto declarado com </text:span><text:span text:style-name="Source_20_Text"><text:span text:style-name="T2">const</text:span></text:span><text:span text:style-name="T2">, por exemplo. O que não pode ser feito é atribuir um objeto ou array completamente novo à mesma constante.</text:span></text:p>
      <text:p text:style-name="P20"/>
      <text:h text:style-name="P21" text:outline-level="2">5. Tabela Comparativa e Recomendações Finais</text:h>
      <text:p text:style-name="P20"/>
      <text:p text:style-name="P22"><text:span text:style-name="T2">A escolha entre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impacta diretamente a legibilidade e a estabilidade do código. Para consolidar as diferenças e fornecer uma diretriz clara, a tabela abaixo resume as principais características de cada declaração.</text:span></text:p>
      <text:p text:style-name="P20"/>
      <table:table table:name="Tabela2" table:style-name="Tabela2">
        <table:table-column table:style-name="Tabela2.A" table:number-columns-repeated="4"/>
        <table:table-row table:style-name="Tabela2.1">
          <table:table-cell table:style-name="Tabela2.A1" office:value-type="string">
            <text:p text:style-name="P32">Característica</text:p>
          </table:table-cell>
          <table:table-cell table:style-name="Tabela2.B1" office:value-type="string">
            <text:p text:style-name="P33"><text:span text:style-name="Source_20_Text"><text:span text:style-name="T2">var</text:span></text:span></text:p>
          </table:table-cell>
          <table:table-cell table:style-name="Tabela2.B1" office:value-type="string">
            <text:p text:style-name="P33"><text:span text:style-name="Source_20_Text"><text:span text:style-name="T2">let</text:span></text:span></text:p>
          </table:table-cell>
          <table:table-cell table:style-name="Tabela2.B1" office:value-type="string">
            <text:p text:style-name="P33"><text:span text:style-name="Source_20_Text"><text:span text:style-name="T2">const</text:span></text:span></text:p>
          </table:table-cell>
        </table:table-row>
        <table:table-row table:style-name="Tabela2.1">
          <table:table-cell table:style-name="Tabela2.A2" office:value-type="string">
            <text:p text:style-name="P34">Escopo Principal</text:p>
          </table:table-cell>
          <table:table-cell table:style-name="Tabela2.B2" office:value-type="string">
            <text:p text:style-name="P32">Função</text:p>
          </table:table-cell>
          <table:table-cell table:style-name="Tabela2.B2" office:value-type="string">
            <text:p text:style-name="P32">Bloco</text:p>
          </table:table-cell>
          <table:table-cell table:style-name="Tabela2.B2" office:value-type="string">
            <text:p text:style-name="P32">Bloco</text:p>
          </table:table-cell>
        </table:table-row>
        <table:table-row table:style-name="Tabela2.1">
          <table:table-cell table:style-name="Tabela2.A2" office:value-type="string">
            <text:p text:style-name="P34">Pode ser Reatribuído?</text:p>
          </table:table-cell>
          <table:table-cell table:style-name="Tabela2.B2" office:value-type="string">
            <text:p text:style-name="P32">Sim</text:p>
          </table:table-cell>
          <table:table-cell table:style-name="Tabela2.B2" office:value-type="string">
            <text:p text:style-name="P32">Sim</text:p>
          </table:table-cell>
          <table:table-cell table:style-name="Tabela2.B2" office:value-type="string">
            <text:p text:style-name="P32">Não</text:p>
          </table:table-cell>
        </table:table-row>
        <table:table-row table:style-name="Tabela2.1">
          <table:table-cell table:style-name="Tabela2.A4" office:value-type="string">
            <text:p text:style-name="P34">Problema Principal</text:p>
          </table:table-cell>
          <table:table-cell table:style-name="Tabela2.B4" office:value-type="string">
            <text:p text:style-name="P32">Vazamento de Escopo</text:p>
          </table:table-cell>
          <table:table-cell table:style-name="Tabela2.B4" office:value-type="string">
            <text:p text:style-name="P32">Nenhum (escopo de bloco)</text:p>
          </table:table-cell>
          <table:table-cell table:style-name="Tabela2.B4" office:value-type="string">
            <text:p text:style-name="P32">Nenhum (escopo de bloco)</text:p>
          </table:table-cell>
        </table:table-row>
      </table:table>
      <text:p text:style-name="P20"/>
      <text:p text:style-name="P7">Com base nessa análise, a recomendação moderna para desenvolvimento em JavaScript é clara:</text:p>
      <text:p text:style-name="P7"/>
      <text:list text:style-name="L1">
        <text:list-item>
          <text:p text:style-name="P35"><text:span text:style-name="T4">Evite o uso de </text:span><text:span text:style-name="Source_20_Text"><text:span text:style-name="T4">var</text:span></text:span><text:span text:style-name="T2"> </text:span><text:span text:style-name="T4">em código novo.</text:span><text:span text:style-name="T2"> Suas regras de escopo podem levar a bugs e tornar o código menos previsível.</text:span></text:p>
        </text:list-item>
        <text:list-item>
          <text:p text:style-name="P35"><text:span text:style-name="T4">Adote </text:span><text:span text:style-name="Source_20_Text"><text:span text:style-name="T4">const</text:span></text:span><text:span text:style-name="T2"> </text:span><text:span text:style-name="T4">como padrão</text:span><text:span text:style-name="T2"> para todas as declarações. Altere para </text:span><text:span text:style-name="Source_20_Text"><text:span text:style-name="T2">let</text:span></text:span><text:span text:style-name="T2"> somente nos casos em que você sabe, intencionalmente, que o valor da variável precisará ser reatribuído. Esta abordagem, conhecida como "const by default", minimiza a mutabilidade e torna o código mais seguro e previsível.</text:span></text:p>
          <text:p text:style-name="P36"/>
        </text:list-item>
      </text:list>
      <text:p text:style-name="P7">Adotar essa prática resulta em um código mais robusto, fácil de entender e menos suscetível a erros relacionados ao escopo e à manipulação de dados.</text:p>
      <text:p text:style-name="P7"/>
      <text:h text:style-name="P37" text:outline-level="1"><text:bookmark-start text:name="__RefHeading___Toc104_2060006272"/>Operadores Aritméticos em JavaScript<text:bookmark-end text:name="__RefHeading___Toc104_2060006272"/></text:h>
      <text:p text:style-name="P20"/>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8" text:outline-level="4"><text:soft-page-break/>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9"><text:span text:style-name="T9">Declaração em linhas separadas:</text:span> Cada variável é declarada em sua própria linha.</text:p>
        </text:list-item>
        <text:list-item>
          <text:p text:style-name="P39"><text:span text:style-name="T9">Declaração em uma única linha:</text:span> Múltiplas variáveis podem ser declaradas de uma só vez, separadas por vírgulas.</text:p>
        </text:list-item>
        <text:list-item>
          <text:p text:style-name="P39"><text:span text:style-name="T9">Declaração com inicialização imediata:</text:span> É possível atribuir um valor à variável no momento de sua criação.</text:p>
          <text:p text:style-name="P39"/>
        </text:list-item>
      </text:list>
      <text:h text:style-name="P38" text:outline-level="4">1.2. A Importância da Inicialização</text:h>
      <text:p text:style-name="P7"/>
      <text:p text:style-name="P22"><text:span text:style-name="T2">O instrutor destaca a inicialização de variáveis como uma boa prática para evitar o que é chamado de "lixo na memória". Quando uma variável é declarada mas não recebe um valor inicial, ela contém um valor </text:span><text:span text:style-name="Source_20_Text"><text:span text:style-name="T2">undefined</text:span></text:span><text:span text:style-name="T2">. Isso pode levar a resultados inesperados em cálculos. Por exemplo, ao tentar atribuir um valor a apenas uma variável em uma declaração conjunta (</text:span><text:span text:style-name="Source_20_Text"><text:span text:style-name="T2">let num1 = 10, num2;</text:span></text:span><text:span text:style-name="T2">), a segunda variável permanecerá </text:span><text:span text:style-name="Source_20_Text"><text:span text:style-name="T2">undefined</text:span></text:span><text:span text:style-name="T2">. Para garantir que ambas recebam o valor, a atribuição deve ser explícita para cada uma:</text:span></text:p>
      <text:p text:style-name="P7"/>
      <text:p text:style-name="P9"><text:span text:style-name="Source_20_Text"><text:span text:style-name="T2">// Inicialização correta para ambas as variáveis</text:span></text:span></text:p>
      <text:p text:style-name="P9"><text:span text:style-name="Source_20_Text"><text:span text:style-name="T2">let num1 = 10, num2 = 10;</text:span></text:span></text:p>
      <text:p text:style-name="P10"><text:span text:style-name="Source_20_Text"><text:span text:style-name="T2"/></text:span></text:p>
      <text:h text:style-name="P38"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text:span text:style-name="T2">// Etapa 1: Declaração das variáveis</text:span></text:span></text:p>
      <text:p text:style-name="P9"><text:span text:style-name="Source_20_Text"><text:span text:style-name="T2">let num1, num2, num3;</text:span></text:span></text:p>
      <text:p text:style-name="P40"/>
      <text:p text:style-name="P9"><text:span text:style-name="Source_20_Text"><text:span text:style-name="T2">// Etapa 2: Atribuição em cadeia do valor 10 para todas</text:span></text:span></text:p>
      <text:p text:style-name="P9"><text:span text:style-name="Source_20_Text"><text:span text:style-name="T2">num1 = num2 = num3 = 10;</text:span></text:span></text:p>
      <text:p text:style-name="P10"><text:span text:style-name="Source_20_Text"><text:span text:style-name="T2"/></text:span></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41" text:outline-level="4"><text:soft-page-break/>2.1. Visão Geral dos Operadores</text:h>
      <text:h text:style-name="P41" text:outline-level="4"/>
      <text:h text:style-name="P42" text:outline-level="4">A aula aborda os quatro operadores fundamentais, que são a base de qualquer expressão matemática no código.</text:h>
      <text:p text:style-name="P43"/>
      <table:table table:name="Tabela3" table:style-name="Tabela3">
        <table:table-column table:style-name="Tabela3.A"/>
        <table:table-column table:style-name="Tabela3.B"/>
        <table:table-row>
          <table:table-cell table:style-name="Tabela3.A1" office:value-type="string">
            <text:p text:style-name="P44">Operador</text:p>
          </table:table-cell>
          <table:table-cell table:style-name="Tabela3.B1" office:value-type="string">
            <text:p text:style-name="P44">Fun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oma</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ubtra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Multiplicação</text:p>
          </table:table-cell>
        </table:table-row>
        <table:table-row>
          <table:table-cell table:style-name="Tabela3.A5" office:value-type="string">
            <text:p text:style-name="P45"><text:span text:style-name="Source_20_Text"><text:span text:style-name="T2">/</text:span></text:span></text:p>
          </table:table-cell>
          <table:table-cell table:style-name="Tabela3.B5" office:value-type="string">
            <text:p text:style-name="P46">Divisão</text:p>
          </table:table-cell>
        </table:table-row>
      </table:table>
      <text:p text:style-name="P43"/>
      <text:p text:style-name="P7">Um exemplo simples de uso é a operação de soma, onde o resultado da adição de duas variáveis é armazenado em uma terceira:</text:p>
      <text:p text:style-name="P7"/>
      <text:p text:style-name="P9"><text:span text:style-name="Source_20_Text"><text:span text:style-name="T2">let num1 = 5;</text:span></text:span></text:p>
      <text:p text:style-name="P9"><text:span text:style-name="Source_20_Text"><text:span text:style-name="T2">let num2 = 10;</text:span></text:span></text:p>
      <text:p text:style-name="P9"><text:span text:style-name="Source_20_Text"><text:span text:style-name="T2">let res = num1 + num2; // res agora contém o valor 15</text:span></text:span></text:p>
      <text:p text:style-name="P10"><text:span text:style-name="Source_20_Text"><text:span text:style-name="T2"/></text:span></text:p>
      <text:p text:style-name="P22"><text:span text:style-name="T2">Adicionalmente, o instrutor demonstra que é possível executar operações diretamente dentro de um comando </text:span><text:span text:style-name="Source_20_Text"><text:span text:style-name="T2">console.log()</text:span></text:span><text:span text:style-name="T2">, como em </text:span><text:span text:style-name="Source_20_Text"><text:span text:style-name="T2">console.log(num2 - num1)</text:span></text:span><text:span text:style-name="T2">, o que é uma forma prática de testar cálculos rapidamente sem precisar de uma variável de resultado. A ordem em que essas operações são executadas, no entanto, é governada por regras específicas, que serão detalhadas a seguir.</text:span></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8" text:outline-level="4">3.1. A Ordem Padrão</text:h>
      <text:p text:style-name="P7"/>
      <text:p text:style-name="P22"><text:span text:style-name="T2">Por padrão, a regra de precedência estabelece que a </text:span><text:span text:style-name="T4">multiplicação (</text:span><text:span text:style-name="Source_20_Text"><text:span text:style-name="T4">*</text:span></text:span><text:span text:style-name="T4">)</text:span><text:span text:style-name="T2"> e a </text:span><text:span text:style-name="T4">divisão (</text:span><text:span text:style-name="Source_20_Text"><text:span text:style-name="T4">/</text:span></text:span><text:span text:style-name="T4">)</text:span><text:span text:style-name="T2"> são executadas antes da </text:span><text:span text:style-name="T4">soma (</text:span><text:span text:style-name="Source_20_Text"><text:span text:style-name="T4">+</text:span></text:span><text:span text:style-name="T4">)</text:span><text:span text:style-name="T2"> e da </text:span><text:span text:style-name="T4">subtração (</text:span><text:span text:style-name="Source_20_Text"><text:span text:style-name="T4">-</text:span></text:span><text:span text:style-name="T4">)</text:span><text:span text:style-name="T2">. Para ilustrar, a aula define duas variáveis (</text:span><text:span text:style-name="Source_20_Text"><text:span text:style-name="T2">let num1 = 10</text:span></text:span><text:span text:style-name="T2">, </text:span><text:span text:style-name="Source_20_Text"><text:span text:style-name="T2">let num2 = 10</text:span></text:span><text:span text:style-name="T2">) e avalia a expressão </text:span><text:span text:style-name="Source_20_Text"><text:span text:style-name="T2">num1 + num2 * 2</text:span></text:span><text:span text:style-name="T2">. O JavaScript resolve </text:span><text:span text:style-name="Source_20_Text"><text:span text:style-name="T2">10 + 10 * 2</text:span></text:span><text:span text:style-name="T2"> da seguinte forma:</text:span></text:p>
      <text:p text:style-name="P7"/>
      <text:list text:style-name="L3">
        <text:list-item>
          <text:p text:style-name="P47"><text:span text:style-name="T2">Primeiro, executa a multiplicação: </text:span><text:span text:style-name="Source_20_Text"><text:span text:style-name="T2">10 * 2 = 20</text:span></text:span><text:span text:style-name="T2">.</text:span></text:p>
        </text:list-item>
        <text:list-item>
          <text:p text:style-name="P47"><text:span text:style-name="T2">Em seguida, executa a soma: </text:span><text:span text:style-name="Source_20_Text"><text:span text:style-name="T2">10 + 20 = 30</text:span></text:span><text:span text:style-name="T2">.</text:span></text:p>
        </text:list-item>
      </text:list>
      <text:p text:style-name="P7"/>
      <text:p text:style-name="P22"><text:span text:style-name="T2">O resultado final é </text:span><text:span text:style-name="Source_20_Text"><text:span text:style-name="T2">30</text:span></text:span><text:span text:style-name="T2">, e não </text:span><text:span text:style-name="Source_20_Text"><text:span text:style-name="T2">40</text:span></text:span><text:span text:style-name="T2">, pois a multiplicação tem prioridade sobre a soma.</text:span></text:p>
      <text:p text:style-name="P7"/>
      <text:h text:style-name="P38" text:outline-level="4">3.2. Alterando a Precedência com Parênteses</text:h>
      <text:p text:style-name="P7"/>
      <text:p text:style-name="P22"><text:span text:style-name="T2">Para controlar a ordem de execução e forçar uma operação a ser realizada primeiro, utilizam-se os parênteses </text:span><text:span text:style-name="Source_20_Text"><text:span text:style-name="T2">()</text:span></text:span><text:span text:style-name="T2">. Qualquer expressão dentro dos parênteses é avaliada antes das operações externas.</text:span></text:p>
      <text:p text:style-name="P22"><text:soft-page-break/><text:span text:style-name="T2">Usando as mesmas variáveis, a adição de parênteses na expressão </text:span><text:span text:style-name="Source_20_Text"><text:span text:style-name="T2">(num1 + num2) * 2</text:span></text:span><text:span text:style-name="T2"> altera completamente o resultado:</text:span></text:p>
      <text:p text:style-name="P7"/>
      <text:p text:style-name="P7"/>
      <text:p text:style-name="P7"/>
      <text:p text:style-name="P7"/>
      <text:p text:style-name="P7"/>
      <text:p text:style-name="P9"><text:span text:style-name="Source_20_Text"><text:span text:style-name="T2">// Com parênteses, a soma ocorre primeiro</text:span></text:span></text:p>
      <text:p text:style-name="P9"><text:span text:style-name="Source_20_Text"><text:span text:style-name="T2">let num1 = 10;</text:span></text:span></text:p>
      <text:p text:style-name="P9"><text:span text:style-name="Source_20_Text"><text:span text:style-name="T2">let num2 = 10;</text:span></text:span></text:p>
      <text:p text:style-name="P48"><text:span text:style-name="Source_20_Text"><text:span text:style-name="T2">let resultado = (num1 + num2) * 2;</text:span></text:span></text:p>
      <text:p text:style-name="P7"/>
      <text:p text:style-name="P7">Neste caso, o cálculo é:</text:p>
      <text:p text:style-name="P7"/>
      <text:list text:style-name="L4">
        <text:list-item>
          <text:p text:style-name="P49"><text:span text:style-name="T2">Primeiro, a expressão dentro dos parênteses é resolvida: </text:span><text:span text:style-name="Source_20_Text"><text:span text:style-name="T2">10 + 10 = 20</text:span></text:span><text:span text:style-name="T2">.</text:span></text:p>
        </text:list-item>
        <text:list-item>
          <text:p text:style-name="P49"><text:span text:style-name="T2">Depois, a multiplicação é executada: </text:span><text:span text:style-name="Source_20_Text"><text:span text:style-name="T2">20 * 2 = 40</text:span></text:span><text:span text:style-name="T2">.</text:span></text:p>
        </text:list-item>
      </text:list>
      <text:p text:style-name="P7"/>
      <text:p text:style-name="P22"><text:span text:style-name="T2">O resultado agora é </text:span><text:span text:style-name="Source_20_Text"><text:span text:style-name="T2">40</text:span></text:span><text:span text:style-name="T2">.</text:span></text:p>
      <text:p text:style-name="P7"/>
      <text:p text:style-name="P7">Além dos operadores básicos, existe um operador de divisão especializado que oferece uma perspectiva diferente sobre o resultado de uma divisão.</text:p>
      <text:p text:style-name="P7"/>
      <text:h text:style-name="P50" text:outline-level="3"><text:span text:style-name="T2">4. Aprofundando na Divisão: O Operador Módulo (</text:span><text:span text:style-name="Source_20_Text"><text:span text:style-name="T2">%</text:span></text:span><text:span text:style-name="T2">)</text:span></text:h>
      <text:p text:style-name="P7"/>
      <text:p text:style-name="P22"><text:span text:style-name="T2">Enquanto o operador de divisão padrão (</text:span><text:span text:style-name="Source_20_Text"><text:span text:style-name="T2">/</text:span></text:span><text:span text:style-name="T2">) calcula o quociente de uma operação, o operador </text:span><text:span text:style-name="T4">módulo (</text:span><text:span text:style-name="Source_20_Text"><text:span text:style-name="T4">%</text:span></text:span><text:span text:style-name="T4">)</text:span><text:span text:style-name="T2"> é uma ferramenta especializada utilizada para encontrar exclusivamente o </text:span><text:span text:style-name="T4">resto</text:span><text:span text:style-name="T2"> de uma divisão inteira.</text:span></text:p>
      <text:p text:style-name="P7"/>
      <text:h text:style-name="P38" text:outline-level="4">4.1. Divisão Padrão vs. Módulo</text:h>
      <text:p text:style-name="P7"/>
      <text:p text:style-name="P22"><text:span text:style-name="T2">A diferença entre os dois operadores fica clara ao analisar o exemplo central da aula: </text:span><text:span text:style-name="Source_20_Text"><text:span text:style-name="T2">15</text:span></text:span><text:span text:style-name="T2"> dividido por </text:span><text:span text:style-name="Source_20_Text"><text:span text:style-name="T2">2</text:span></text:span><text:span text:style-name="T2">.</text:span></text:p>
      <text:p text:style-name="P7"/>
      <text:list text:style-name="L5">
        <text:list-item>
          <text:p text:style-name="P51"><text:span text:style-name="Source_20_Text"><text:span text:style-name="T2">15 / 2</text:span></text:span><text:span text:style-name="T2">: Usando o operador de divisão padrão, o resultado é </text:span><text:span text:style-name="Source_20_Text"><text:span text:style-name="T2">7.5</text:span></text:span><text:span text:style-name="T2">, que inclui a parte inteira e a parte fracionária do quociente.</text:span></text:p>
        </text:list-item>
        <text:list-item>
          <text:p text:style-name="P51"><text:span text:style-name="Source_20_Text"><text:span text:style-name="T2">15 % 2</text:span></text:span><text:span text:style-name="T2">: Usando o operador módulo, o resultado é </text:span><text:span text:style-name="Source_20_Text"><text:span text:style-name="T2">1</text:span></text:span><text:span text:style-name="T2">, que corresponde apenas ao resto da divisão.</text:span></text:p>
        </text:list-item>
      </text:list>
      <text:p text:style-name="P7"/>
      <text:p text:style-name="P22"><text:span text:style-name="T2">O instrutor detalha o cálculo manual para encontrar o resto: </text:span><text:span text:style-name="Source_20_Text"><text:span text:style-name="T2">7 * 2 = 14</text:span></text:span><text:span text:style-name="T2">, e </text:span><text:span text:style-name="Source_20_Text"><text:span text:style-name="T2">15 - 14 = 1</text:span></text:span><text:span text:style-name="T2">. O operador módulo (</text:span><text:span text:style-name="Source_20_Text"><text:span text:style-name="T2">%</text:span></text:span><text:span text:style-name="T2">) automatiza esse processo, sendo extremamente útil em diversas lógicas de programação. Além de calcular, é comum precisar modificar o valor de variáveis de forma incremental, o que nos leva ao próximo conjunto de operadores.</text:span></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text:soft-page-break/></text:p>
      <text:h text:style-name="P38" text:outline-level="4">5.1. As Três Formas de Incrementar por Um</text:h>
      <text:p text:style-name="P7"/>
      <text:p text:style-name="P22"><text:span text:style-name="T2">A aula demonstra que existem três formas equivalentes de adicionar </text:span><text:span text:style-name="Source_20_Text"><text:span text:style-name="T2">1</text:span></text:span><text:span text:style-name="T2"> ao valor de uma variável, progredindo da mais verbosa para a mais concisa:</text:span></text:p>
      <text:p text:style-name="P7"/>
      <text:list text:style-name="L6">
        <text:list-item>
          <text:p text:style-name="P52"><text:span text:style-name="T4">Atribuição Padrão:</text:span><text:span text:style-name="T2"> </text:span><text:span text:style-name="Source_20_Text"><text:span text:style-name="T2">num1 = num1 + 1</text:span></text:span></text:p>
          <text:list>
            <text:list-item>
              <text:p text:style-name="P52"><text:span text:style-name="T2">Esta é a forma explícita, lendo "a variável </text:span><text:span text:style-name="Source_20_Text"><text:span text:style-name="T2">num1</text:span></text:span><text:span text:style-name="T2"> recebe seu próprio valor mais um".</text:span></text:p>
            </text:list-item>
          </text:list>
        </text:list-item>
        <text:list-item>
          <text:p text:style-name="P52"><text:span text:style-name="T4">Operador de Incremento:</text:span><text:span text:style-name="T2"> </text:span><text:span text:style-name="Source_20_Text"><text:span text:style-name="T2">num1++</text:span></text:span></text:p>
          <text:list>
            <text:list-item>
              <text:p text:style-name="P52"><text:span text:style-name="T2">Este é um atalho popular e específico para adicionar exatamente </text:span><text:span text:style-name="Source_20_Text"><text:span text:style-name="T2">1</text:span></text:span><text:span text:style-name="T2">.</text:span></text:p>
            </text:list-item>
          </text:list>
        </text:list-item>
        <text:list-item>
          <text:p text:style-name="P52"><text:span text:style-name="T4">Atribuição Composta:</text:span><text:span text:style-name="T2"> </text:span><text:span text:style-name="Source_20_Text"><text:span text:style-name="T2">num1 += 1</text:span></text:span></text:p>
          <text:list>
            <text:list-item>
              <text:p text:style-name="P53">Combina a soma e a atribuição em um único operador.</text:p>
            </text:list-item>
          </text:list>
        </text:list-item>
      </text:list>
      <text:p text:style-name="P7"/>
      <text:p text:style-name="P22"><text:span text:style-name="T2">Todas as três expressões acima produzem o mesmo resultado: se </text:span><text:span text:style-name="Source_20_Text"><text:span text:style-name="T2">num1</text:span></text:span><text:span text:style-name="T2"> começa com </text:span><text:span text:style-name="Source_20_Text"><text:span text:style-name="T2">10</text:span></text:span><text:span text:style-name="T2">, terminará com </text:span><text:span text:style-name="Source_20_Text"><text:span text:style-name="T2">11</text:span></text:span><text:span text:style-name="T2">. O mesmo princípio se aplica para a subtração com o operador de decremento (</text:span><text:span text:style-name="Source_20_Text"><text:span text:style-name="T2">num1--</text:span></text:span><text:span text:style-name="T2">) e a atribuição composta de subtração (</text:span><text:span text:style-name="Source_20_Text"><text:span text:style-name="T2">num1 -= 1</text:span></text:span><text:span text:style-name="T2">).</text:span></text:p>
      <text:p text:style-name="P7"/>
      <text:h text:style-name="P38" text:outline-level="4">5.2. A Flexibilidade da Atribuição Composta</text:h>
      <text:p text:style-name="P7"/>
      <text:p text:style-name="P22"><text:span text:style-name="T2">A grande vantagem dos operadores de atribuição composta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reside em sua flexibilidade. Enquanto </text:span><text:span text:style-name="Source_20_Text"><text:span text:style-name="T2">++</text:span></text:span><text:span text:style-name="T2"> e </text:span><text:span text:style-name="Source_20_Text"><text:span text:style-name="T2">--</text:span></text:span><text:span text:style-name="T2"> estão limitados a modificar o valor por </text:span><text:span text:style-name="Source_20_Text"><text:span text:style-name="T2">1</text:span></text:span><text:span text:style-name="T2">, os operadores compostos podem usar qualquer valor. Por exemplo, a expressão </text:span><text:span text:style-name="Source_20_Text"><text:span text:style-name="T2">num1 += 5</text:span></text:span><text:span text:style-name="T2"> é uma forma abreviada e eficiente de </text:span><text:span text:style-name="Source_20_Text"><text:span text:style-name="T2">num1 = num1 + 5</text:span></text:span><text:span text:style-name="T2">. Isso permite modificar o valor da variável por qualquer número desejado. Essa lógica se estende a outras operações aritméticas:</text:span></text:p>
      <text:p text:style-name="P7"/>
      <text:p text:style-name="P9"><text:span text:style-name="Source_20_Text"><text:span text:style-name="T2">let num1 = 10;</text:span></text:span></text:p>
      <text:p text:style-name="P40"/>
      <text:p text:style-name="P9"><text:span text:style-name="Source_20_Text"><text:span text:style-name="T2">// Multiplica o valor de num1 por 2</text:span></text:span></text:p>
      <text:p text:style-name="P9"><text:span text:style-name="Source_20_Text"><text:span text:style-name="T2">num1 *= 2; // Equivalente a num1 = num1 * 2;</text:span></text:span></text:p>
      <text:p text:style-name="P9"><text:span text:style-name="Source_20_Text"><text:span text:style-name="T2">// num1 agora vale 20</text:span></text:span></text:p>
      <text:p text:style-name="P10"><text:span text:style-name="Source_20_Text"><text:span text:style-name="T2"/></text:span></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54"><text:span text:style-name="T9">Fundamentos de Variáveis:</text:span> A importância de declarar e inicializar variáveis corretamente para evitar erros e garantir a previsibilidade do código.</text:p>
        </text:list-item>
        <text:list-item>
          <text:p text:style-name="P54"><text:span text:style-name="T9">Precedência de Operadores:</text:span> A ordem das operações em JavaScript segue as regras matemáticas padrão, mas pode ser controlada de forma explícita com o uso de parênteses para ditar a lógica dos cálculos.</text:p>
        </text:list-item>
        <text:list-item>
          <text:p text:style-name="P55"><text:soft-page-break/><text:span text:style-name="T4">Operadores Especializados e Atalhos:</text:span><text:span text:style-name="T2"> O operador módulo (</text:span><text:span text:style-name="Source_20_Text"><text:span text:style-name="T2">%</text:span></text:span><text:span text:style-name="T2">) é uma ferramenta poderosa para obter o resto da divisão, enquanto operadores como </text:span><text:span text:style-name="Source_20_Text"><text:span text:style-name="T2">++</text:span></text:span><text:span text:style-name="T2"> e </text:span><text:span text:style-name="Source_20_Text"><text:span text:style-name="T2">+=</text:span></text:span><text:span text:style-name="T2"> fornecem atalhos eficientes e legíveis para modificar valores de variáveis.</text:span></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56"/>
      <text:h text:style-name="P57" text:outline-level="1"><text:bookmark-start text:name="__RefHeading___Toc2217_3828932059"/>Dominando Operadores Relacionais em JavaScript<text:bookmark-end text:name="__RefHeading___Toc2217_3828932059"/></text:h>
      <text:p text:style-name="P58"/>
      <text:h text:style-name="P12" text:outline-level="3">1. Introdução: A Base da Lógica de Programação</text:h>
      <text:p text:style-name="P7"/>
      <text:p text:style-name="P59">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59">Para compreender plenamente seu funcionamento, é crucial entender o tipo de resultado que essas operações sempre produzem: um valor booleano.</text:p>
      <text:h text:style-name="P50" text:outline-level="3"><text:span text:style-name="T2">2. O Princípio Essencial: Comparações que Retornam </text:span><text:span text:style-name="Source_20_Text"><text:span text:style-name="T2">true</text:span></text:span><text:span text:style-name="T2"> ou </text:span><text:span text:style-name="Source_20_Text"><text:span text:style-name="T2">false</text:span></text:span></text:h>
      <text:p text:style-name="P22"><text:span text:style-name="Source_20_Text"><text:span text:style-name="T2"/></text:span></text:p>
      <text:p text:style-name="P60"><text:span text:style-name="T2">Toda operação relacional em JavaScript é, em sua essência, uma pergunta que só pode ser respondida de duas maneiras: "verdadeiro" (</text:span><text:span text:style-name="Source_20_Text"><text:span text:style-name="T2">true</text:span></text:span><text:span text:style-name="T2">) ou "falso" (</text:span><text:span text:style-name="Source_20_Text"><text:span text:style-name="T2">false</text:span></text:span><text:span text:style-name="T2">). O propósito fundamental dessas operações é obter uma resposta booleana que pode ser usada para direcionar o fluxo de um programa. Por exemplo, ao usar o operador de "maior que" na expressão </text:span><text:span text:style-name="Source_20_Text"><text:span text:style-name="T2">num1 &gt; num2</text:span></text:span><text:span text:style-name="T2">, o JavaScript avalia se o valor da variável </text:span><text:span text:style-name="Source_20_Text"><text:span text:style-name="T2">num1</text:span></text:span><text:span text:style-name="T2"> é de fato maior que o de </text:span><text:span text:style-name="Source_20_Text"><text:span text:style-name="T2">num2</text:span></text:span><text:span text:style-name="T2">. Se </text:span><text:span text:style-name="Source_20_Text"><text:span text:style-name="T2">num1</text:span></text:span><text:span text:style-name="T2"> for </text:span><text:span text:style-name="Source_20_Text"><text:span text:style-name="T2">10</text:span></text:span><text:span text:style-name="T2"> e </text:span><text:span text:style-name="Source_20_Text"><text:span text:style-name="T2">num2</text:span></text:span><text:span text:style-name="T2"> for </text:span><text:span text:style-name="Source_20_Text"><text:span text:style-name="T2">5</text:span></text:span><text:span text:style-name="T2">, a pergunta "10 é maior que 5?" tem como resposta </text:span><text:span text:style-name="Source_20_Text"><text:span text:style-name="T2">true</text:span></text:span><text:span text:style-name="T2">. Por outro lado, a expressão </text:span><text:span text:style-name="Source_20_Text"><text:span text:style-name="T2">num1 &lt; num2</text:span></text:span><text:span text:style-name="T2"> ("10 é menor que 5?") resultaria em </text:span><text:span text:style-name="Source_20_Text"><text:span text:style-name="T2">false</text:span></text:span><text:span text:style-name="T2">. Para ilustrar os exemplos a seguir, a aula utiliza as seguintes variáveis:</text:span></text:p>
      <text:p text:style-name="P59"/>
      <text:list text:style-name="L8">
        <text:list-item>
          <text:p text:style-name="P61"><text:span text:style-name="Source_20_Text"><text:span text:style-name="T2">num1</text:span></text:span><text:span text:style-name="T2"> com o valor </text:span><text:span text:style-name="Source_20_Text"><text:span text:style-name="T2">10</text:span></text:span></text:p>
        </text:list-item>
        <text:list-item>
          <text:p text:style-name="P61"><text:span text:style-name="Source_20_Text"><text:span text:style-name="T2">num2</text:span></text:span><text:span text:style-name="T2"> com o valor </text:span><text:span text:style-name="Source_20_Text"><text:span text:style-name="T2">5</text:span></text:span></text:p>
        </text:list-item>
        <text:list-item>
          <text:p text:style-name="P61"><text:span text:style-name="Source_20_Text"><text:span text:style-name="T2">num3</text:span></text:span><text:span text:style-name="T2"> com o valor </text:span><text:span text:style-name="Source_20_Text"><text:span text:style-name="T2">10</text:span></text:span></text:p>
        </text:list-item>
      </text:list>
      <text:p text:style-name="P59">Com este contexto estabelecido, podemos analisar detalhadamente cada um dos operadores relacionais específicos.</text:p>
      <text:p text:style-name="P59"/>
      <text:h text:style-name="P12" text:outline-level="3">3. Análise Detalhada dos Operadores Relacionais</text:h>
      <text:p text:style-name="P7"/>
      <text:p text:style-name="P59">A aula aborda os seis principais operadores relacionais. Cada um serve a um propósito de comparação distinto, e compreendê-los individualmente é crucial para escrever uma lógica de programação precisa e sem erros.</text:p>
      <text:p text:style-name="P59"/>
      <text:h text:style-name="P62" text:outline-level="4"><text:soft-page-break/>Operadores de Magnitude: Maior e Menor</text:h>
      <text:p text:style-name="P63"/>
      <text:p text:style-name="P64"><text:span text:style-name="Source_20_Text"><text:span text:style-name="T4">&gt;</text:span></text:span><text:span text:style-name="T2"> </text:span><text:span text:style-name="T4">(Maior que)</text:span><text:span text:style-name="T2"> Este operador verifica se o valor à sua esquerda é estritamente maior que o valor à sua direita. O exemplo da aula, </text:span><text:span text:style-name="Source_20_Text"><text:span text:style-name="T2">console.log(num1 &gt; num2)</text:span></text:span><text:span text:style-name="T2">, retorna </text:span><text:span text:style-name="Source_20_Text"><text:span text:style-name="T2">true</text:span></text:span><text:span text:style-name="T2"> porque o valor de </text:span><text:span text:style-name="Source_20_Text"><text:span text:style-name="T2">num1</text:span></text:span><text:span text:style-name="T2"> (10) é, de fato, maior que o de </text:span><text:span text:style-name="Source_20_Text"><text:span text:style-name="T2">num2</text:span></text:span><text:span text:style-name="T2"> (5).</text:span></text:p>
      <text:p text:style-name="P65"/>
      <text:p text:style-name="P66"><text:span text:style-name="Source_20_Text"><text:span text:style-name="T4">&lt;</text:span></text:span><text:span text:style-name="T2"> </text:span><text:span text:style-name="T4">(Menor que)</text:span><text:span text:style-name="T2"> De forma oposta, este operador verifica se o valor à esquerda é estritamente menor que o valor à direita. A expressão </text:span><text:span text:style-name="Source_20_Text"><text:span text:style-name="T2">console.log(num1 &lt; num2)</text:span></text:span><text:span text:style-name="T2"> resulta em </text:span><text:span text:style-name="Source_20_Text"><text:span text:style-name="T2">false</text:span></text:span><text:span text:style-name="T2">, pois </text:span><text:span text:style-name="Source_20_Text"><text:span text:style-name="T2">num1</text:span></text:span><text:span text:style-name="T2"> (10) não é menor que </text:span><text:span text:style-name="Source_20_Text"><text:span text:style-name="T2">num2</text:span></text:span><text:span text:style-name="T2"> (5).</text:span></text:p>
      <text:p text:style-name="P59"/>
      <text:h text:style-name="P62" text:outline-level="4">Operadores de Magnitude com Igualdade: Maior/Menor ou Igual</text:h>
      <text:p text:style-name="P63"/>
      <text:p text:style-name="P64"><text:span text:style-name="Source_20_Text"><text:span text:style-name="T4">&gt;=</text:span></text:span><text:span text:style-name="T2"> </text:span><text:span text:style-name="T4">(Maior ou igual a)</text:span><text:span text:style-name="T2"> Este operador avalia uma lógica dupla. A expressão </text:span><text:span text:style-name="Source_20_Text"><text:span text:style-name="T2">console.log(num1 &gt;= num3)</text:span></text:span><text:span text:style-name="T2"> resulta em </text:span><text:span text:style-name="Source_20_Text"><text:span text:style-name="T2">true</text:span></text:span><text:span text:style-name="T2"> porque a pergunta é "maior </text:span><text:span text:style-name="T4">OU</text:span><text:span text:style-name="T2"> igual?". Embora </text:span><text:span text:style-name="Source_20_Text"><text:span text:style-name="T2">num1</text:span></text:span><text:span text:style-name="T2"> (10) não seja </text:span><text:span text:style-name="T6">maior</text:span><text:span text:style-name="T2"> que </text:span><text:span text:style-name="Source_20_Text"><text:span text:style-name="T2">num3</text:span></text:span><text:span text:style-name="T2"> (10), a condição de ser </text:span><text:span text:style-name="T6">igual</text:span><text:span text:style-name="T2"> é satisfeita, tornando a expressão inteira verdadeira.</text:span></text:p>
      <text:p text:style-name="P65"/>
      <text:p text:style-name="P64"><text:span text:style-name="Source_20_Text"><text:span text:style-name="T4">&lt;=</text:span></text:span><text:span text:style-name="T2"> </text:span><text:span text:style-name="T4">(Menor ou igual a)</text:span><text:span text:style-name="T2"> De forma semelhante, este operador retorna </text:span><text:span text:style-name="Source_20_Text"><text:span text:style-name="T2">true</text:span></text:span><text:span text:style-name="T2"> se o valor à esquerda for menor </text:span><text:span text:style-name="T4">OU</text:span><text:span text:style-name="T2"> igual ao da direita. No exemplo </text:span><text:span text:style-name="Source_20_Text"><text:span text:style-name="T2">console.log(num1 &lt;= num3)</text:span></text:span><text:span text:style-name="T2">, a expressão é </text:span><text:span text:style-name="Source_20_Text"><text:span text:style-name="T2">true</text:span></text:span><text:span text:style-name="T2"> porque, ainda que </text:span><text:span text:style-name="Source_20_Text"><text:span text:style-name="T2">num1</text:span></text:span><text:span text:style-name="T2"> (10) não seja menor que </text:span><text:span text:style-name="Source_20_Text"><text:span text:style-name="T2">num3</text:span></text:span><text:span text:style-name="T2"> (10), ele é igual, satisfazendo a condição.</text:span></text:p>
      <text:p text:style-name="P59"/>
      <text:h text:style-name="P62" text:outline-level="4">Operadores de Comparação e Diferença</text:h>
      <text:p text:style-name="P63"/>
      <text:p text:style-name="P64"><text:span text:style-name="T2">Antes de prosseguir, é fundamental diferenciar o operador de atribuição (</text:span><text:span text:style-name="Source_20_Text"><text:span text:style-name="T2">=</text:span></text:span><text:span text:style-name="T2">) do de comparação (</text:span><text:span text:style-name="Source_20_Text"><text:span text:style-name="T2">==</text:span></text:span><text:span text:style-name="T2">). Um único sinal de igual (</text:span><text:span text:style-name="Source_20_Text"><text:span text:style-name="T2">=</text:span></text:span><text:span text:style-name="T2">) </text:span><text:span text:style-name="T6">atribui</text:span><text:span text:style-name="T2"> um valor a uma variável. Um sinal duplo de igual (</text:span><text:span text:style-name="Source_20_Text"><text:span text:style-name="T2">==</text:span></text:span><text:span text:style-name="T2">) </text:span><text:span text:style-name="T6">compara</text:span><text:span text:style-name="T2"> dois valores para verificar se são iguais.</text:span></text:p>
      <text:p text:style-name="P65"/>
      <text:p text:style-name="P64"><text:span text:style-name="Source_20_Text"><text:span text:style-name="T4">==</text:span></text:span><text:span text:style-name="T2"> </text:span><text:span text:style-name="T4">(Igual a)</text:span><text:span text:style-name="T2"> Este operador compara dois valores para verificar se são iguais. A expressão </text:span><text:span text:style-name="Source_20_Text"><text:span text:style-name="T2">console.log(num1 == num3)</text:span></text:span><text:span text:style-name="T2"> retorna </text:span><text:span text:style-name="Source_20_Text"><text:span text:style-name="T2">true</text:span></text:span><text:span text:style-name="T2"> porque </text:span><text:span text:style-name="Source_20_Text"><text:span text:style-name="T2">num1</text:span></text:span><text:span text:style-name="T2"> (10) e </text:span><text:span text:style-name="Source_20_Text"><text:span text:style-name="T2">num3</text:span></text:span><text:span text:style-name="T2"> (10) possuem o mesmo valor.</text:span></text:p>
      <text:p text:style-name="P65"/>
      <text:p text:style-name="P64"><text:span text:style-name="Source_20_Text"><text:span text:style-name="T4">!=</text:span></text:span><text:span text:style-name="T2"> </text:span><text:span text:style-name="T4">(Diferente de)</text:span><text:span text:style-name="T2"> Este operador verifica se dois valores são diferentes. Como </text:span><text:span text:style-name="Source_20_Text"><text:span text:style-name="T2">num1</text:span></text:span><text:span text:style-name="T2"> e </text:span><text:span text:style-name="Source_20_Text"><text:span text:style-name="T2">num3</text:span></text:span><text:span text:style-name="T2"> são iguais, a afirmação de que são diferentes é falsa, e o exemplo </text:span><text:span text:style-name="Source_20_Text"><text:span text:style-name="T2">console.log(num1 != num3)</text:span></text:span><text:span text:style-name="T2"> retorna </text:span><text:span text:style-name="Source_20_Text"><text:span text:style-name="T2">false</text:span></text:span><text:span text:style-name="T2">.</text:span></text:p>
      <text:p text:style-name="P59"/>
      <text:h text:style-name="P67" text:outline-level="4"><text:span text:style-name="T2">Esclarecendo a Confusão: Negação Lógica (</text:span><text:span text:style-name="Source_20_Text"><text:span text:style-name="T2">!</text:span></text:span><text:span text:style-name="T2">) vs. Desigualdade (</text:span><text:span text:style-name="Source_20_Text"><text:span text:style-name="T2">!=</text:span></text:span><text:span text:style-name="T2">)</text:span></text:h>
      <text:p text:style-name="P7"/>
      <text:p text:style-name="P60"><text:span text:style-name="T2">Um ponto crucial que frequentemente confunde novos desenvolvedores é a diferença entre o operador de negação lógica (</text:span><text:span text:style-name="Source_20_Text"><text:span text:style-name="T2">!</text:span></text:span><text:span text:style-name="T2">) e o operador de desigualdade (</text:span><text:span text:style-name="Source_20_Text"><text:span text:style-name="T2">!=</text:span></text:span><text:span text:style-name="T2">). Eles servem a propósitos fundamentalmente distintos. </text:span><text:soft-page-break/><text:span text:style-name="T2">O operador de desigualdade (</text:span><text:span text:style-name="Source_20_Text"><text:span text:style-name="T2">!=</text:span></text:span><text:span text:style-name="T2">) é um operador </text:span><text:span text:style-name="T4">binário</text:span><text:span text:style-name="T2">, o que significa que ele compara </text:span><text:span text:style-name="T4">dois valores</text:span><text:span text:style-name="T2"> para ver se são diferentes (ex: </text:span><text:span text:style-name="Source_20_Text"><text:span text:style-name="T2">valorA != valorB</text:span></text:span><text:span text:style-name="T2">).</text:span></text:p>
      <text:p text:style-name="P60"><text:span text:style-name="T2">Em contraste, o operador de negação lógica (</text:span><text:span text:style-name="Source_20_Text"><text:span text:style-name="T2">!</text:span></text:span><text:span text:style-name="T2">), também chamado de "NOT", é um operador </text:span><text:span text:style-name="T4">unário</text:span><text:span text:style-name="T2">. Ele não compara dois valores; em vez disso, ele atua sobre um </text:span><text:span text:style-name="T4">único resultado booleano</text:span><text:span text:style-name="T2">, invertendo-o. Se uma expressão resulta em </text:span><text:span text:style-name="Source_20_Text"><text:span text:style-name="T2">true</text:span></text:span><text:span text:style-name="T2">, o </text:span><text:span text:style-name="Source_20_Text"><text:span text:style-name="T2">!</text:span></text:span><text:span text:style-name="T2"> a converte para </text:span><text:span text:style-name="Source_20_Text"><text:span text:style-name="T2">false</text:span></text:span><text:span text:style-name="T2">, e vice-versa. No exemplo da aula, </text:span><text:span text:style-name="Source_20_Text"><text:span text:style-name="T2">console.log(!(num1 == num3))</text:span></text:span><text:span text:style-name="T2">, a lógica ocorre em duas etapas. Primeiro, a expressão interna </text:span><text:span text:style-name="Source_20_Text"><text:span text:style-name="T2">(num1 == num3)</text:span></text:span><text:span text:style-name="T2"> é avaliada e retorna </text:span><text:span text:style-name="Source_20_Text"><text:span text:style-name="T2">true</text:span></text:span><text:span text:style-name="T2">. Em seguida, o operador </text:span><text:span text:style-name="Source_20_Text"><text:span text:style-name="T2">!</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Ele atua sobre a </text:span><text:span text:style-name="T6">conclusão</text:span><text:span text:style-name="T2"> da comparação, não como parte dela. A seguir, uma tabela resume todos os operadores abordados para facilitar a consulta.</text:span></text:p>
      <text:p text:style-name="P59"/>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68">Operador</text:p>
          </table:table-cell>
          <table:table-cell table:style-name="Tabela4.B1" office:value-type="string">
            <text:p text:style-name="P68">Descrição</text:p>
          </table:table-cell>
          <table:table-cell table:style-name="Tabela4.B1" office:value-type="string">
            <text:p text:style-name="P68">Exemplo de Código da Aula (Resultado)</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que o da direita.</text:p>
          </table:table-cell>
          <table:table-cell table:style-name="Tabela4.B2" office:value-type="string">
            <text:p text:style-name="P69"><text:span text:style-name="Source_20_Text"><text:span text:style-name="T2">console.log(num1 &gt; num2)</text:span></text:span><text:span text:style-name="T2"> (true)</text:span></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ou igual ao da direita.</text:p>
          </table:table-cell>
          <table:table-cell table:style-name="Tabela4.B2" office:value-type="string">
            <text:p text:style-name="P69"><text:span text:style-name="Source_20_Text"><text:span text:style-name="T2">console.log(num1 &gt;= num3)</text:span></text:span><text:span text:style-name="T2"> (tru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que o da direita.</text:p>
          </table:table-cell>
          <table:table-cell table:style-name="Tabela4.B2" office:value-type="string">
            <text:p text:style-name="P69"><text:span text:style-name="Source_20_Text"><text:span text:style-name="T2">console.log(num1 &lt; num2)</text:span></text:span><text:span text:style-name="T2"> (fals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ou igual ao da direita.</text:p>
          </table:table-cell>
          <table:table-cell table:style-name="Tabela4.B2" office:value-type="string">
            <text:p text:style-name="P69"><text:span text:style-name="Source_20_Text"><text:span text:style-name="T2">console.log(num1 &lt;= num3)</text:span></text:span><text:span text:style-name="T2"> (true)</text:span></text:p>
          </table:table-cell>
        </table:table-row>
        <table:table-row>
          <table:table-cell table:style-name="Tabela4.A2" office:value-type="string">
            <text:p text:style-name="P69"><text:span text:style-name="Source_20_Text"><text:span text:style-name="T2">==</text:span></text:span></text:p>
          </table:table-cell>
          <table:table-cell table:style-name="Tabela4.B2" office:value-type="string">
            <text:p text:style-name="P68">Verifica se dois valores são iguais.</text:p>
          </table:table-cell>
          <table:table-cell table:style-name="Tabela4.B2" office:value-type="string">
            <text:p text:style-name="P69"><text:span text:style-name="Source_20_Text"><text:span text:style-name="T2">console.log(num1 == num3)</text:span></text:span><text:span text:style-name="T2"> (true)</text:span></text:p>
          </table:table-cell>
        </table:table-row>
        <table:table-row>
          <table:table-cell table:style-name="Tabela4.A7" office:value-type="string">
            <text:p text:style-name="P69"><text:span text:style-name="Source_20_Text"><text:span text:style-name="T2">!=</text:span></text:span></text:p>
          </table:table-cell>
          <table:table-cell table:style-name="Tabela4.B7" office:value-type="string">
            <text:p text:style-name="P68">Verifica se dois valores são diferentes.</text:p>
          </table:table-cell>
          <table:table-cell table:style-name="Tabela4.B7" office:value-type="string">
            <text:p text:style-name="P69"><text:span text:style-name="Source_20_Text"><text:span text:style-name="T2">console.log(num1 != num3)</text:span></text:span><text:span text:style-name="T2"> (false)</text:span></text:p>
          </table:table-cell>
        </table:table-row>
      </table:table>
      <text:h text:style-name="P12" text:outline-level="3"/>
      <text:h text:style-name="P12" text:outline-level="3">5. Conclusão: Aplicando a Lógica no Dia a Dia da Programação</text:h>
      <text:p text:style-name="P7"/>
      <text:p text:style-name="P60"><text:span text:style-name="T2">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text:span text:style-name="Source_20_Text"><text:span text:style-name="T2">if...else</text:span></text:span><text:span text:style-name="T2">) e laços de repetição (</text:span><text:span text:style-name="Source_20_Text"><text:span text:style-name="T2">for</text:span></text:span><text:span text:style-name="T2">, </text:span><text:span text:style-name="Source_20_Text"><text:span text:style-name="T2">while</text:span></text:span><text:span text:style-name="T2">), que serão explorados em aulas futuras. É por meio de comparações que retornam </text:span><text:span text:style-name="Source_20_Text"><text:span text:style-name="T2">true</text:span></text:span><text:span text:style-name="T2"> ou </text:span><text:span text:style-name="Source_20_Text"><text:span text:style-name="T2">false</text:span></text:span><text:span text:style-name="T2">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span></text:p>
      <text:p text:style-name="P56"/>
      <text:h text:style-name="P57"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60"><text:span text:style-name="T2">Operadores lógicos são ferramentas fundamentais em JavaScript, utilizadas para controlar o fluxo de um programa ao combinar ou inverter expressões booleanas. Eles permitem a criação de lógicas complexas que </text:span><text:soft-page-break/><text:span text:style-name="T2">formam a base da tomada de decisão no código. Este documento resume as funções essenciais dos operadores </text:span><text:span text:style-name="Source_20_Text"><text:span text:style-name="T2">AND</text:span></text:span><text:span text:style-name="T2"> (</text:span><text:span text:style-name="Source_20_Text"><text:span text:style-name="T2">&amp;&amp;</text:span></text:span><text:span text:style-name="T2">), </text:span><text:span text:style-name="Source_20_Text"><text:span text:style-name="T2">OR</text:span></text:span><text:span text:style-name="T2"> (</text:span><text:span text:style-name="Source_20_Text"><text:span text:style-name="T2">||</text:span></text:span><text:span text:style-name="T2">) e </text:span><text:span text:style-name="Source_20_Text"><text:span text:style-name="T2">NOT</text:span></text:span><text:span text:style-name="T2"> (</text:span><text:span text:style-name="Source_20_Text"><text:span text:style-name="T2">!</text:span></text:span><text:span text:style-name="T2">), conforme apresentado na aula.</text:span></text:p>
      <text:p text:style-name="P59"/>
      <text:p text:style-name="P60"><text:span text:style-name="T2">O propósito central de uma operação lógica é avaliar uma ou mais condições e produzir um único resultado booleano: </text:span><text:span text:style-name="Source_20_Text"><text:span text:style-name="T2">true</text:span></text:span><text:span text:style-name="T2"> (verdadeiro) ou </text:span><text:span text:style-name="Source_20_Text"><text:span text:style-name="T2">false</text:span></text:span><text:span text:style-name="T2">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span></text:p>
      <text:p text:style-name="P59"/>
      <text:h text:style-name="P12" text:outline-level="3">2. Os Três Operadores Lógicos Essenciais</text:h>
      <text:p text:style-name="P7"/>
      <text:p text:style-name="P59">O JavaScript oferece três operadores lógicos primários, cada um com uma função única para avaliar condições. Compreender seus comportamentos distintos é crucial para construir lógicas robustas e eficientes em qualquer aplicação.</text:p>
      <text:p text:style-name="P59"/>
      <text:h text:style-name="P67" text:outline-level="4"><text:span text:style-name="T2">2.1. O Operador </text:span><text:span text:style-name="Source_20_Text"><text:span text:style-name="T2">AND</text:span></text:span><text:span text:style-name="T2"> (E) - </text:span><text:span text:style-name="Source_20_Text"><text:span text:style-name="T2">&amp;&amp;</text:span></text:span></text:h>
      <text:p text:style-name="P22"><text:span text:style-name="Source_20_Text"><text:span text:style-name="T2"/></text:span></text:p>
      <text:p text:style-name="P60"><text:span text:style-name="T2">O operador </text:span><text:span text:style-name="Source_20_Text"><text:span text:style-name="T2">AND</text:span></text:span><text:span text:style-name="T2"> (</text:span><text:span text:style-name="Source_20_Text"><text:span text:style-name="T2">&amp;&amp;</text:span></text:span><text:span text:style-name="T2">) avalia duas expressões e retorna </text:span><text:span text:style-name="Source_20_Text"><text:span text:style-name="T2">true</text:span></text:span><text:span text:style-name="T2"> somente se </text:span><text:span text:style-name="T4">ambas</text:span><text:span text:style-name="T2"> as expressões forem verdadeiras. É crucial lembrar que esta é a única situação em que o </text:span><text:span text:style-name="Source_20_Text"><text:span text:style-name="T2">AND</text:span></text:span><text:span text:style-name="T2"> retorna </text:span><text:span text:style-name="Source_20_Text"><text:span text:style-name="T2">true</text:span></text:span><text:span text:style-name="T2">; qualquer presença de </text:span><text:span text:style-name="Source_20_Text"><text:span text:style-name="T2">false</text:span></text:span><text:span text:style-name="T2"> na expressão resultará em </text:span><text:span text:style-name="Source_20_Text"><text:span text:style-name="T2">false</text:span></text:span><text:span text:style-name="T2">. A "Tabela Verdade" a seguir ilustra todos os resultados possíveis para o operador </text:span><text:span text:style-name="Source_20_Text"><text:span text:style-name="T2">AND</text:span></text:span><text:span text:style-name="T2">:</text:span></text:p>
      <text:p text:style-name="P59"/>
      <table:table table:name="Tabela5" table:style-name="Tabela5">
        <table:table-column table:style-name="Tabela5.A"/>
        <table:table-column table:style-name="Tabela5.B"/>
        <table:table-row>
          <table:table-cell table:style-name="Tabela5.A1" office:value-type="string">
            <text:p text:style-name="P68">Condições</text:p>
          </table:table-cell>
          <table:table-cell table:style-name="Tabela5.B1" office:value-type="string">
            <text:p text:style-name="P68">Resultado Final</text:p>
          </table:table-cell>
        </table:table-row>
        <table:table-row>
          <table:table-cell table:style-name="Tabela5.A2" office:value-type="string">
            <text:p text:style-name="P69"><text:span text:style-name="Source_20_Text"><text:span text:style-name="T2">Verdadeiro &amp;&amp; Verdadeiro</text:span></text:span></text:p>
          </table:table-cell>
          <table:table-cell table:style-name="Tabela5.B2" office:value-type="string">
            <text:p text:style-name="P69"><text:span text:style-name="Source_20_Text"><text:span text:style-name="T2">true</text:span></text:span></text:p>
          </table:table-cell>
        </table:table-row>
        <table:table-row>
          <table:table-cell table:style-name="Tabela5.A2" office:value-type="string">
            <text:p text:style-name="P69"><text:span text:style-name="Source_20_Text"><text:span text:style-name="T2">Verdadeiro &amp;&amp; Fals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2" office:value-type="string">
            <text:p text:style-name="P69"><text:span text:style-name="Source_20_Text"><text:span text:style-name="T2">Falso &amp;&amp; Verdadeir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5" office:value-type="string">
            <text:p text:style-name="P69"><text:span text:style-name="Source_20_Text"><text:span text:style-name="T2">Falso &amp;&amp; Falso</text:span></text:span></text:p>
          </table:table-cell>
          <table:table-cell table:style-name="Tabela5.B5" office:value-type="string">
            <text:p text:style-name="P69"><text:span text:style-name="Source_20_Text"><text:span text:style-name="T2">false</text:span></text:span></text:p>
          </table:table-cell>
        </table:table-row>
      </table:table>
      <text:p text:style-name="P59"/>
      <text:p text:style-name="P60"><text:span text:style-name="T2">Para ilustrar, vamos testar se </text:span><text:span text:style-name="Source_20_Text"><text:span text:style-name="T2">N1</text:span></text:span><text:span text:style-name="T2"> é maior que </text:span><text:span text:style-name="Source_20_Text"><text:span text:style-name="T2">N2</text:span></text:span><text:span text:style-name="T2"> </text:span><text:span text:style-name="T4">e</text:span><text:span text:style-name="T2">, ao mesmo tempo, se </text:span><text:span text:style-name="Source_20_Text"><text:span text:style-name="T2">N1</text:span></text:span><text:span text:style-name="T2"> é maior que </text:span><text:span text:style-name="Source_20_Text"><text:span text:style-name="T2">N3</text:span></text:span><text:span text:style-name="T2">, usando as seguintes variávei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1"/>
      <text:p text:style-name="P70"><text:span text:style-name="Source_20_Text"><text:span text:style-name="T2">console.log((N1 &gt; N2) &amp;&amp; (N1 &gt; N3)); // Retorna: false</text:span></text:span></text:p>
      <text:p text:style-name="P10"><text:span text:style-name="Source_20_Text"><text:span text:style-name="T2"/></text:span></text:p>
      <text:p text:style-name="P60"><text:span text:style-name="T2">Vamos analisar a expressão: a primeira condição, </text:span><text:span text:style-name="Source_20_Text"><text:span text:style-name="T2">N1 &gt; N2</text:span></text:span><text:span text:style-name="T2"> (10 &gt; 5), é avaliada como </text:span><text:span text:style-name="Source_20_Text"><text:span text:style-name="T2">true</text:span></text:span><text:span text:style-name="T2">. A segunda, </text:span><text:span text:style-name="Source_20_Text"><text:span text:style-name="T2">N1 &gt; N3</text:span></text:span><text:span text:style-name="T2"> (10 &gt; 15), é avaliada como </text:span><text:span text:style-name="Source_20_Text"><text:span text:style-name="T2">false</text:span></text:span><text:span text:style-name="T2">. A operação final se torna </text:span><text:span text:style-name="Source_20_Text"><text:span text:style-name="T2">true &amp;&amp; false</text:span></text:span><text:span text:style-name="T2">, que, de acordo com a regra do </text:span><text:span text:style-name="Source_20_Text"><text:span text:style-name="T2">AND</text:span></text:span><text:span text:style-name="T2">, resulta em </text:span><text:span text:style-name="Source_20_Text"><text:span text:style-name="T2">false</text:span></text:span><text:span text:style-name="T2">.</text:span></text:p>
      <text:p text:style-name="P59"/>
      <text:h text:style-name="P67" text:outline-level="4"><text:soft-page-break/><text:span text:style-name="T2">2.2. O Operador </text:span><text:span text:style-name="Source_20_Text"><text:span text:style-name="T2">OR</text:span></text:span><text:span text:style-name="T2"> (OU)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OR</text:span></text:span><text:span text:style-name="T2"> (</text:span><text:span text:style-name="Source_20_Text"><text:span text:style-name="T2">||</text:span></text:span><text:span text:style-name="T2">) avalia duas expressões e retorna </text:span><text:span text:style-name="Source_20_Text"><text:span text:style-name="T2">true</text:span></text:span><text:span text:style-name="T2"> se </text:span><text:span text:style-name="T4">pelo menos uma</text:span><text:span text:style-name="T2"> delas for verdadeira. Ele só retornará </text:span><text:span text:style-name="Source_20_Text"><text:span text:style-name="T2">false</text:span></text:span><text:span text:style-name="T2"> se ambas as expressões forem falsas. A "Tabela Verdade" para o operador </text:span><text:span text:style-name="Source_20_Text"><text:span text:style-name="T2">OR</text:span></text:span><text:span text:style-name="T2"> é a seguinte:</text:span></text:p>
      <text:p text:style-name="P59"/>
      <text:p text:style-name="P59"/>
      <text:p text:style-name="P59"/>
      <text:p text:style-name="P59"/>
      <table:table table:name="Tabela6" table:style-name="Tabela6">
        <table:table-column table:style-name="Tabela6.A" table:number-columns-repeated="2"/>
        <table:table-row>
          <table:table-cell table:style-name="Tabela6.A1" office:value-type="string">
            <text:p text:style-name="P68">Condições</text:p>
          </table:table-cell>
          <table:table-cell table:style-name="Tabela6.B1" office:value-type="string">
            <text:p text:style-name="P68">Resultado Final</text:p>
          </table:table-cell>
        </table:table-row>
        <table:table-row>
          <table:table-cell table:style-name="Tabela6.A2" office:value-type="string">
            <text:p text:style-name="P69"><text:span text:style-name="Source_20_Text"><text:span text:style-name="T2">Verdadeir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Verdadeiro &amp;&amp; Fals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Fals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5" office:value-type="string">
            <text:p text:style-name="P69"><text:span text:style-name="Source_20_Text"><text:span text:style-name="T2">Falso &amp;&amp; Falso</text:span></text:span></text:p>
          </table:table-cell>
          <table:table-cell table:style-name="Tabela6.B5" office:value-type="string">
            <text:p text:style-name="P72"><text:span text:style-name="Source_20_Text"><text:span text:style-name="T10">false</text:span></text:span></text:p>
          </table:table-cell>
        </table:table-row>
      </table:table>
      <text:p text:style-name="P59"/>
      <text:p text:style-name="P60"><text:span text:style-name="T2">Usando as mesmas variáveis da seção anterior, vamos substituir o operador </text:span><text:span text:style-name="Source_20_Text"><text:span text:style-name="T2">&amp;&amp;</text:span></text:span><text:span text:style-name="T2"> por </text:span><text:span text:style-name="Source_20_Text"><text:span text:style-name="T2">||</text:span></text:span><text:span text:style-name="T2">:</text:span></text:p>
      <text:p text:style-name="P59"/>
      <text:p text:style-name="P70"><text:span text:style-name="Source_20_Text"><text:span text:style-name="T2">console.log((N1 &gt; N2) || (N1 &gt; N3)); // Retorna: true</text:span></text:span></text:p>
      <text:p text:style-name="P59"/>
      <text:p text:style-name="P60"><text:span text:style-name="T2">Neste caso, embora a segunda condição (</text:span><text:span text:style-name="Source_20_Text"><text:span text:style-name="T2">N1 &gt; N3</text:span></text:span><text:span text:style-name="T2">) ainda seja </text:span><text:span text:style-name="Source_20_Text"><text:span text:style-name="T2">false</text:span></text:span><text:span text:style-name="T2">, a primeira (</text:span><text:span text:style-name="Source_20_Text"><text:span text:style-name="T2">N1 &gt; N2</text:span></text:span><text:span text:style-name="T2">) é </text:span><text:span text:style-name="Source_20_Text"><text:span text:style-name="T2">true</text:span></text:span><text:span text:style-name="T2">. A operação final é </text:span><text:span text:style-name="Source_20_Text"><text:span text:style-name="T2">true || false</text:span></text:span><text:span text:style-name="T2">, que, conforme a regra do </text:span><text:span text:style-name="Source_20_Text"><text:span text:style-name="T2">OR</text:span></text:span><text:span text:style-name="T2">, resulta em </text:span><text:span text:style-name="Source_20_Text"><text:span text:style-name="T2">true</text:span></text:span><text:span text:style-name="T2">.</text:span></text:p>
      <text:p text:style-name="P59"/>
      <text:h text:style-name="P67" text:outline-level="4"><text:span text:style-name="T2">2.3. O Operador </text:span><text:span text:style-name="Source_20_Text"><text:span text:style-name="T2">NOT</text:span></text:span><text:span text:style-name="T2"> (NÃO)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NOT</text:span></text:span><text:span text:style-name="T2"> (</text:span><text:span text:style-name="Source_20_Text"><text:span text:style-name="T2">!</text:span></text:span><text:span text:style-name="T2">) é um operador de negação ou inversão. Sua única função é inverter um valor booleano: o que é </text:span><text:span text:style-name="Source_20_Text"><text:span text:style-name="T2">true</text:span></text:span><text:span text:style-name="T2"> se torna </text:span><text:span text:style-name="Source_20_Text"><text:span text:style-name="T2">false</text:span></text:span><text:span text:style-name="T2">, e o que é </text:span><text:span text:style-name="Source_20_Text"><text:span text:style-name="T2">false</text:span></text:span><text:span text:style-name="T2"> se torna </text:span><text:span text:style-name="Source_20_Text"><text:span text:style-name="T2">true</text:span></text:span><text:span text:style-name="T2">. Usando as mesmas variáveis, vamos aplicar o operador </text:span><text:span text:style-name="Source_20_Text"><text:span text:style-name="T2">NOT</text:span></text:span><text:span text:style-name="T2"> ao resultado da expressão </text:span><text:span text:style-name="Source_20_Text"><text:span text:style-name="T2">OR</text:span></text:span><text:span text:style-name="T2"> do exemplo anterior. Sabemos que </text:span><text:span text:style-name="Source_20_Text"><text:span text:style-name="T2">(N1 &gt; N2) || (N1 &gt; N3)</text:span></text:span><text:span text:style-name="T2"> resulta em </text:span><text:span text:style-name="Source_20_Text"><text:span text:style-name="T2">true</text:span></text:span><text:span text:style-name="T2">. Ao aplicar a negação, o resultado é invertido:</text:span></text:p>
      <text:p text:style-name="P59"/>
      <text:p text:style-name="P73"><text:span text:style-name="Source_20_Text"><text:span text:style-name="T2">console.log(!((N1 &gt; N2) || (N1 &gt; N3))); // Retorna: false</text:span></text:span></text:p>
      <text:p text:style-name="P10"><text:span text:style-name="Source_20_Text"><text:span text:style-name="T2"/></text:span></text:p>
      <text:p text:style-name="P60"><text:span text:style-name="T2">A expressão interna </text:span><text:span text:style-name="Source_20_Text"><text:span text:style-name="T2">(N1 &gt; N2) || (N1 &gt; N3)</text:span></text:span><text:span text:style-name="T2"> é avaliada primeiro, resultando em </text:span><text:span text:style-name="Source_20_Text"><text:span text:style-name="T2">true</text:span></text:span><text:span text:style-name="T2">. Em seguida, o operador </text:span><text:span text:style-name="Source_20_Text"><text:span text:style-name="T2">NOT</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Compreendidos individualmente, o poder real desses operadores se manifesta quando os aplicamos para governar o fluxo do programa dentro de estruturas de controle, como será demonstrado a seguir.</text:span></text:p>
      <text:p text:style-name="P59"/>
      <text:h text:style-name="P12" text:outline-level="3">3. Aplicação Prática em Estruturas Condicionais</text:h>
      <text:p text:style-name="P7"/>
      <text:p text:style-name="P60"><text:span text:style-name="T2">O principal caso de uso para operadores lógicos é dentro de estruturas de controle, como a declaração </text:span><text:span text:style-name="Source_20_Text"><text:span text:style-name="T2">if</text:span></text:span><text:span text:style-name="T2">. Elas permitem que o programa execute blocos de código distintos com base no resultado de avaliações lógicas complexas, tornando o software mais dinâmico e inteligente.</text:span></text:p>
      <text:p text:style-name="P59"/>
      <text:p text:style-name="P60"><text:soft-page-break/><text:span text:style-name="T4">Análise de Exemplo com </text:span><text:span text:style-name="Source_20_Text"><text:span text:style-name="T4">if</text:span></text:span><text:span text:style-name="T2"> </text:span><text:span text:style-name="T4">e </text:span><text:span text:style-name="Source_20_Text"><text:span text:style-name="T4">AND</text:span></text:span></text:p>
      <text:p text:style-name="P60"><text:span text:style-name="Source_20_Text"><text:span text:style-name="T4"/></text:span></text:p>
      <text:p text:style-name="P60"><text:span text:style-name="T2">No exemplo abaixo, o bloco de código dentro do </text:span><text:span text:style-name="Source_20_Text"><text:span text:style-name="T2">if</text:span></text:span><text:span text:style-name="T2"> só será executado se ambas as condições, unidas pelo operador </text:span><text:span text:style-name="Source_20_Text"><text:span text:style-name="T2">&amp;&amp;</text:span></text:span><text:span text:style-name="T2">, forem verdadeira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0"><text:span text:style-name="Source_20_Text"><text:span text:style-name="T2">let N4 = 2;</text:span></text:span></text:p>
      <text:p text:style-name="P71"/>
      <text:p text:style-name="P70"><text:span text:style-name="Source_20_Text"><text:span text:style-name="T2">if ((N1 &gt; N2) &amp;&amp; (N3 &gt; N4)) {</text:span></text:span></text:p>
      <text:p text:style-name="P70"><text:span text:style-name="Source_20_Text"><text:span text:style-name="T2"><text:s text:c="2"/>console.log("verdadeiro");</text:span></text:span></text:p>
      <text:p text:style-name="P70"><text:span text:style-name="Source_20_Text"><text:span text:style-name="T2">} else {</text:span></text:span></text:p>
      <text:p text:style-name="P70"><text:span text:style-name="Source_20_Text"><text:span text:style-name="T2"><text:s text:c="2"/>console.log("falso");</text:span></text:span></text:p>
      <text:p text:style-name="P70"><text:span text:style-name="Source_20_Text"><text:span text:style-name="T2">}</text:span></text:span></text:p>
      <text:p text:style-name="P10"><text:span text:style-name="Source_20_Text"><text:span text:style-name="T2"/></text:span></text:p>
      <text:p text:style-name="P59">Vamos detalhar como o JavaScript avalia esta condição passo a passo:</text:p>
      <text:p text:style-name="P59"/>
      <text:list text:style-name="L9">
        <text:list-item>
          <text:p text:style-name="P74"><text:span text:style-name="T2">A primeira condição, </text:span><text:span text:style-name="Source_20_Text"><text:span text:style-name="T2">N1 &gt; N2</text:span></text:span><text:span text:style-name="T2"> (10 &gt; 5), é avaliada como </text:span><text:span text:style-name="Source_20_Text"><text:span text:style-name="T2">true</text:span></text:span><text:span text:style-name="T2">.</text:span></text:p>
        </text:list-item>
        <text:list-item>
          <text:p text:style-name="P74"><text:span text:style-name="T2">A segunda condição, </text:span><text:span text:style-name="Source_20_Text"><text:span text:style-name="T2">N3 &gt; N4</text:span></text:span><text:span text:style-name="T2"> (15 &gt; 2), também é avaliada como </text:span><text:span text:style-name="Source_20_Text"><text:span text:style-name="T2">true</text:span></text:span><text:span text:style-name="T2">.</text:span></text:p>
        </text:list-item>
        <text:list-item>
          <text:p text:style-name="P74"><text:span text:style-name="T2">A operação lógica </text:span><text:span text:style-name="Source_20_Text"><text:span text:style-name="T2">true &amp;&amp; true</text:span></text:span><text:span text:style-name="T2"> resulta em </text:span><text:span text:style-name="Source_20_Text"><text:span text:style-name="T2">true</text:span></text:span><text:span text:style-name="T2">.</text:span></text:p>
        </text:list-item>
        <text:list-item>
          <text:p text:style-name="P74"><text:span text:style-name="T2">Como a condição geral do </text:span><text:span text:style-name="Source_20_Text"><text:span text:style-name="T2">if</text:span></text:span><text:span text:style-name="T2"> é verdadeira, o código dentro de seu bloco é executado, imprimindo "verdadeiro" no console.</text:span></text:p>
        </text:list-item>
      </text:list>
      <text:p text:style-name="P75"/>
      <text:p text:style-name="P60"><text:span text:style-name="T4">Demonstração do Impacto da Negação (</text:span><text:span text:style-name="Source_20_Text"><text:span text:style-name="T4">NOT</text:span></text:span><text:span text:style-name="T4">)</text:span></text:p>
      <text:p text:style-name="P75"/>
      <text:p text:style-name="P60"><text:span text:style-name="T2">Agora, vamos modificar a expressão aplicando o operador </text:span><text:span text:style-name="Source_20_Text"><text:span text:style-name="T2">NOT</text:span></text:span><text:span text:style-name="T2"> à primeira condição para observar como o fluxo do programa é alterado.</text:span></text:p>
      <text:p text:style-name="P59"/>
      <text:p text:style-name="P73"><text:span text:style-name="Source_20_Text"><text:span text:style-name="T2">if (!(N1 &gt; N2) &amp;&amp; (N3 &gt; N4)) {</text:span></text:span></text:p>
      <text:p text:style-name="P73"><text:span text:style-name="Source_20_Text"><text:span text:style-name="T2"><text:s text:c="2"/>console.log("verdadeiro");</text:span></text:span></text:p>
      <text:p text:style-name="P73"><text:span text:style-name="Source_20_Text"><text:span text:style-name="T2">} else {</text:span></text:span></text:p>
      <text:p text:style-name="P73"><text:span text:style-name="Source_20_Text"><text:span text:style-name="T2"><text:s text:c="2"/>console.log("falso");</text:span></text:span></text:p>
      <text:p text:style-name="P73"><text:span text:style-name="Source_20_Text"><text:span text:style-name="T2">}</text:span></text:span></text:p>
      <text:p text:style-name="P10"><text:span text:style-name="Source_20_Text"><text:span text:style-name="T2"/></text:span></text:p>
      <text:p text:style-name="P59">Agora, vamos analisar o impacto dessa negação na lógica:</text:p>
      <text:p text:style-name="P59"/>
      <text:list text:style-name="L10">
        <text:list-item>
          <text:p text:style-name="P76"><text:span text:style-name="T2">A condição </text:span><text:span text:style-name="Source_20_Text"><text:span text:style-name="T2">N1 &gt; N2</text:span></text:span><text:span text:style-name="T2"> (10 &gt; 5) ainda resulta em </text:span><text:span text:style-name="Source_20_Text"><text:span text:style-name="T2">true</text:span></text:span><text:span text:style-name="T2">.</text:span></text:p>
        </text:list-item>
        <text:list-item>
          <text:p text:style-name="P76"><text:span text:style-name="T2">O operador </text:span><text:span text:style-name="Source_20_Text"><text:span text:style-name="T2">NOT</text:span></text:span><text:span text:style-name="T2"> inverte esse resultado: </text:span><text:span text:style-name="Source_20_Text"><text:span text:style-name="T2">!(true)</text:span></text:span><text:span text:style-name="T2"> se torna </text:span><text:span text:style-name="Source_20_Text"><text:span text:style-name="T2">false</text:span></text:span><text:span text:style-name="T2">.</text:span></text:p>
        </text:list-item>
        <text:list-item>
          <text:p text:style-name="P76"><text:span text:style-name="T2">A segunda condição, </text:span><text:span text:style-name="Source_20_Text"><text:span text:style-name="T2">N3 &gt; N4</text:span></text:span><text:span text:style-name="T2">, permanece </text:span><text:span text:style-name="Source_20_Text"><text:span text:style-name="T2">true</text:span></text:span><text:span text:style-name="T2">.</text:span></text:p>
        </text:list-item>
        <text:list-item>
          <text:p text:style-name="P76"><text:span text:style-name="T2">A operação lógica final se torna </text:span><text:span text:style-name="Source_20_Text"><text:span text:style-name="T2">false &amp;&amp; true</text:span></text:span><text:span text:style-name="T2">, que resulta em </text:span><text:span text:style-name="Source_20_Text"><text:span text:style-name="T2">false</text:span></text:span><text:span text:style-name="T2">.</text:span></text:p>
        </text:list-item>
        <text:list-item>
          <text:p text:style-name="P76"><text:soft-page-break/><text:span text:style-name="T2">Como a condição geral do </text:span><text:span text:style-name="Source_20_Text"><text:span text:style-name="T2">if</text:span></text:span><text:span text:style-name="T2"> é falsa, o programa ignora o primeiro bloco e executa o código dentro do </text:span><text:span text:style-name="Source_20_Text"><text:span text:style-name="T2">else</text:span></text:span><text:span text:style-name="T2">, imprimindo "falso".</text:span></text:p>
        </text:list-item>
      </text:list>
      <text:p text:style-name="P59"/>
      <text:p text:style-name="P59">Estes exemplos demonstram o poder prático dos operadores lógicos para direcionar com precisão o comportamento de um programa.</text:p>
      <text:p text:style-name="P59"/>
      <text:h text:style-name="P12" text:outline-level="3">4. Pontos-Chave e Conclusão</text:h>
      <text:p text:style-name="P7"/>
      <text:p text:style-name="P59">Esta seção final resume os conceitos mais críticos da aula sobre operadores lógicos em um formato claro e conciso para facilitar a retenção do conhecimento.</text:p>
      <text:p text:style-name="P59"/>
      <text:list text:style-name="L11">
        <text:list-item>
          <text:p text:style-name="P77"><text:span text:style-name="T4">Operadores Lógicos:</text:span><text:span text:style-name="T2"> O JavaScript utiliza </text:span><text:span text:style-name="Source_20_Text"><text:span text:style-name="T2">&amp;&amp;</text:span></text:span><text:span text:style-name="T2"> (E), </text:span><text:span text:style-name="Source_20_Text"><text:span text:style-name="T2">||</text:span></text:span><text:span text:style-name="T2"> (OU), e </text:span><text:span text:style-name="Source_20_Text"><text:span text:style-name="T2">!</text:span></text:span><text:span text:style-name="T2"> (NÃO) para combinar ou inverter resultados booleanos.</text:span></text:p>
        </text:list-item>
        <text:list-item>
          <text:p text:style-name="P77"><text:span text:style-name="T4">Retorno Booleano:</text:span><text:span text:style-name="T2"> O resultado de qualquer operação lógica é sempre </text:span><text:span text:style-name="Source_20_Text"><text:span text:style-name="T2">true</text:span></text:span><text:span text:style-name="T2"> ou </text:span><text:span text:style-name="Source_20_Text"><text:span text:style-name="T2">false</text:span></text:span><text:span text:style-name="T2">.</text:span></text:p>
        </text:list-item>
        <text:list-item>
          <text:p text:style-name="P77"><text:span text:style-name="T4">Regra do </text:span><text:span text:style-name="Source_20_Text"><text:span text:style-name="T4">AND</text:span></text:span><text:span text:style-name="T2"> </text:span><text:span text:style-name="T4">(</text:span><text:span text:style-name="Source_20_Text"><text:span text:style-name="T4">&amp;&amp;</text:span></text:span><text:span text:style-name="T4">):</text:span><text:span text:style-name="T2"> Só retorna </text:span><text:span text:style-name="Source_20_Text"><text:span text:style-name="T2">true</text:span></text:span><text:span text:style-name="T2"> se </text:span><text:span text:style-name="T4">ambas</text:span><text:span text:style-name="T2"> as condições forem verdadeiras.</text:span></text:p>
        </text:list-item>
        <text:list-item>
          <text:p text:style-name="P77"><text:span text:style-name="T4">Regra do </text:span><text:span text:style-name="Source_20_Text"><text:span text:style-name="T4">OR</text:span></text:span><text:span text:style-name="T2"> </text:span><text:span text:style-name="T4">(</text:span><text:span text:style-name="Source_20_Text"><text:span text:style-name="T4">||</text:span></text:span><text:span text:style-name="T4">):</text:span><text:span text:style-name="T2"> Retorna </text:span><text:span text:style-name="Source_20_Text"><text:span text:style-name="T2">true</text:span></text:span><text:span text:style-name="T2"> se </text:span><text:span text:style-name="T4">pelo menos uma</text:span><text:span text:style-name="T2"> das condições for verdadeira.</text:span></text:p>
        </text:list-item>
        <text:list-item>
          <text:p text:style-name="P77"><text:span text:style-name="T4">Regra do </text:span><text:span text:style-name="Source_20_Text"><text:span text:style-name="T4">NOT</text:span></text:span><text:span text:style-name="T2"> </text:span><text:span text:style-name="T4">(</text:span><text:span text:style-name="Source_20_Text"><text:span text:style-name="T4">!</text:span></text:span><text:span text:style-name="T4">):</text:span><text:span text:style-name="T2"> </text:span><text:span text:style-name="T4">Inverte</text:span><text:span text:style-name="T2"> o valor booleano de uma expressão (de </text:span><text:span text:style-name="Source_20_Text"><text:span text:style-name="T2">true</text:span></text:span><text:span text:style-name="T2"> para </text:span><text:span text:style-name="Source_20_Text"><text:span text:style-name="T2">false</text:span></text:span><text:span text:style-name="T2"> e vice-versa).</text:span></text:p>
        </text:list-item>
        <text:list-item>
          <text:p text:style-name="P77"><text:span text:style-name="T4">Aplicação Principal:</text:span><text:span text:style-name="T2"> São usados extensivamente em estruturas de controle como </text:span><text:span text:style-name="Source_20_Text"><text:span text:style-name="T2">if</text:span></text:span><text:span text:style-name="T2"> para tomar decisões e direcionar o fluxo do código.</text:span></text:p>
        </text:list-item>
      </text:list>
      <text:p text:style-name="P56"/>
      <text:h text:style-name="P57" text:outline-level="1"><text:bookmark-start text:name="__RefHeading___Toc2249_3828932059"/>Operadores Bitwise em JavaScript<text:bookmark-end text:name="__RefHeading___Toc2249_3828932059"/></text:h>
      <text:p text:style-name="P78"/>
      <text:p text:style-name="P78">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78"/>
      <text:h text:style-name="P79" text:outline-level="2"><text:span text:style-name="T11">1.0 </text:span>Operadores Lógicos Bit a Bit</text:h>
      <text:p text:style-name="P80"/>
      <text:p text:style-name="P78">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81" text:outline-level="3"><text:span text:style-name="T12">1.1 </text:span><text:span text:style-name="T2">Operador AND (</text:span><text:span text:style-name="Source_20_Text"><text:span text:style-name="T2">&amp;</text:span></text:span><text:span text:style-name="T2">)</text:span></text:h>
      <text:p text:style-name="P80"/>
      <text:p text:style-name="P82"><text:span text:style-name="T2">O operador AND (</text:span><text:span text:style-name="Source_20_Text"><text:span text:style-name="T2">&amp;</text:span></text:span><text:span text:style-name="T2">) compara dois números bit a bit e retorna </text:span><text:span text:style-name="Source_20_Text"><text:span text:style-name="T2">1</text:span></text:span><text:span text:style-name="T2"> em uma posição somente se os bits correspondentes em </text:span><text:span text:style-name="T6">ambos</text:span><text:span text:style-name="T2"> os operandos forem </text:span><text:span text:style-name="Source_20_Text"><text:span text:style-name="T2">1</text:span></text:span><text:span text:style-name="T2">. Em todos os outros casos, o resultado é </text:span><text:span text:style-name="Source_20_Text"><text:span text:style-name="T2">0</text:span></text:span><text:span text:style-name="T2">. Esta operação é a aplicação direta da tabela verdade do "E" lógico em nível de bit. O exemplo </text:span><text:span text:style-name="Source_20_Text"><text:span text:style-name="T2">10 &amp; 11</text:span></text:span><text:span text:style-name="T2"> demonstra essa regra, resultando no valor decimal </text:span><text:span text:style-name="Source_20_Text"><text:span text:style-name="T2">10</text:span></text:span><text:span text:style-name="T2">.</text:span></text:p>
      <text:p text:style-name="P78"/>
      <table:table table:name="Tabela7" table:style-name="Tabela7">
        <table:table-column table:style-name="Tabela7.A" table:number-columns-repeated="3"/>
        <text:soft-page-break/>
        <table:table-row>
          <table:table-cell table:style-name="Tabela7.A1" office:value-type="string">
            <text:p text:style-name="P83"><text:span text:style-name="T2">Operação: </text:span><text:span text:style-name="Source_20_Text"><text:span text:style-name="T2">10 &amp; 11</text:span></text:span></text:p>
          </table:table-cell>
          <table:table-cell table:style-name="Tabela7.B1" office:value-type="string">
            <text:p text:style-name="P84">Decimal</text:p>
          </table:table-cell>
          <table:table-cell table:style-name="Tabela7.B1" office:value-type="string">
            <text:p text:style-name="P84">Binário</text:p>
          </table:table-cell>
        </table:table-row>
        <table:table-row>
          <table:table-cell table:style-name="Tabela7.A2" office:value-type="string">
            <text:p text:style-name="P84">Operando 1</text:p>
          </table:table-cell>
          <table:table-cell table:style-name="Tabela7.B2" office:value-type="string">
            <text:p text:style-name="P84">10</text:p>
          </table:table-cell>
          <table:table-cell table:style-name="Tabela7.B2" office:value-type="string">
            <text:p text:style-name="P83"><text:span text:style-name="Source_20_Text"><text:span text:style-name="T2">1010</text:span></text:span></text:p>
          </table:table-cell>
        </table:table-row>
        <table:table-row>
          <table:table-cell table:style-name="Tabela7.A2" office:value-type="string">
            <text:p text:style-name="P84">Operando 2</text:p>
          </table:table-cell>
          <table:table-cell table:style-name="Tabela7.B2" office:value-type="string">
            <text:p text:style-name="P84">11</text:p>
          </table:table-cell>
          <table:table-cell table:style-name="Tabela7.B2" office:value-type="string">
            <text:p text:style-name="P83"><text:span text:style-name="Source_20_Text"><text:span text:style-name="T2">1011</text:span></text:span></text:p>
          </table:table-cell>
        </table:table-row>
        <table:table-row>
          <table:table-cell table:style-name="Tabela7.A2" office:value-type="string">
            <text:p text:style-name="P85">Comparação Bit a Bit</text:p>
          </table:table-cell>
          <table:table-cell table:style-name="Tabela7.B2" office:value-type="string">
            <text:p text:style-name="P84"/>
          </table:table-cell>
          <table:table-cell table:style-name="Tabela7.B2" office:value-type="string">
            <text:p text:style-name="P83"><text:span text:style-name="Source_20_Text"><text:span text:style-name="T2">1&amp;1=1</text:span></text:span><text:span text:style-name="T2"> </text:span><text:span text:style-name="Source_20_Text"><text:span text:style-name="T2">0&amp;0=0</text:span></text:span><text:span text:style-name="T2"> </text:span><text:span text:style-name="Source_20_Text"><text:span text:style-name="T2">1&amp;1=1</text:span></text:span><text:span text:style-name="T2"> </text:span><text:span text:style-name="Source_20_Text"><text:span text:style-name="T2">0&amp;1=0</text:span></text:span></text:p>
          </table:table-cell>
        </table:table-row>
        <table:table-row>
          <table:table-cell table:style-name="Tabela7.A5" office:value-type="string">
            <text:p text:style-name="P85">Resultado</text:p>
          </table:table-cell>
          <table:table-cell table:style-name="Tabela7.B5" office:value-type="string">
            <text:p text:style-name="P85">10</text:p>
          </table:table-cell>
          <table:table-cell table:style-name="Tabela7.B5" office:value-type="string">
            <text:p text:style-name="P83"><text:span text:style-name="Source_20_Text"><text:span text:style-name="T4">1010</text:span></text:span></text:p>
          </table:table-cell>
        </table:table-row>
      </table:table>
      <text:h text:style-name="P86" text:outline-level="3"/>
      <text:h text:style-name="P87" text:outline-level="3"><text:span text:style-name="T12">1.2 </text:span><text:span text:style-name="T2">Operador OR (</text:span><text:span text:style-name="Source_20_Text"><text:span text:style-name="T2">|</text:span></text:span><text:span text:style-name="T2">)</text:span></text:h>
      <text:p text:style-name="P80"/>
      <text:p text:style-name="P82"><text:span text:style-name="T2">O operador OR (</text:span><text:span text:style-name="Source_20_Text"><text:span text:style-name="T2">|</text:span></text:span><text:span text:style-name="T2">), também conhecido como "OU Inclusivo", retorna </text:span><text:span text:style-name="Source_20_Text"><text:span text:style-name="T2">1</text:span></text:span><text:span text:style-name="T2"> em uma posição de bit se </text:span><text:span text:style-name="T6">pelo menos um</text:span><text:span text:style-name="T2"> dos bits correspondentes nos operandos for </text:span><text:span text:style-name="Source_20_Text"><text:span text:style-name="T2">1</text:span></text:span><text:span text:style-name="T2">. O resultado só será </text:span><text:span text:style-name="Source_20_Text"><text:span text:style-name="T2">0</text:span></text:span><text:span text:style-name="T2"> se ambos os bits forem </text:span><text:span text:style-name="Source_20_Text"><text:span text:style-name="T2">0</text:span></text:span><text:span text:style-name="T2">, o que corresponde à tabela verdade do "OU" lógico. A operação </text:span><text:span text:style-name="Source_20_Text"><text:span text:style-name="T2">10 | 11</text:span></text:span><text:span text:style-name="T2"> ilustra este comportamento, resultando no valor </text:span><text:span text:style-name="Source_20_Text"><text:span text:style-name="T2">11</text:span></text:span><text:span text:style-name="T2">.</text:span></text:p>
      <text:p text:style-name="P78"/>
      <text:h text:style-name="P81" text:outline-level="3"><text:span text:style-name="T12">1.3 </text:span><text:span text:style-name="T2">Operador XOR ou "OU Exclusivo" (</text:span><text:span text:style-name="Source_20_Text"><text:span text:style-name="T2">^</text:span></text:span><text:span text:style-name="T2">)</text:span></text:h>
      <text:p text:style-name="P80"/>
      <text:p text:style-name="P82"><text:span text:style-name="T2">O operador XOR (</text:span><text:span text:style-name="Source_20_Text"><text:span text:style-name="T2">^</text:span></text:span><text:span text:style-name="T2">) retorna </text:span><text:span text:style-name="Source_20_Text"><text:span text:style-name="T2">1</text:span></text:span><text:span text:style-name="T2"> somente quando os bits correspondentes são </text:span><text:span text:style-name="T6">diferentes</text:span><text:span text:style-name="T2"> (um é </text:span><text:span text:style-name="Source_20_Text"><text:span text:style-name="T2">0</text:span></text:span><text:span text:style-name="T2"> e o outro é </text:span><text:span text:style-name="Source_20_Text"><text:span text:style-name="T2">1</text:span></text:span><text:span text:style-name="T2">). Se os bits forem iguais (ambos </text:span><text:span text:style-name="Source_20_Text"><text:span text:style-name="T2">0</text:span></text:span><text:span text:style-name="T2"> ou ambos </text:span><text:span text:style-name="Source_20_Text"><text:span text:style-name="T2">1</text:span></text:span><text:span text:style-name="T2">), ele retorna </text:span><text:span text:style-name="Source_20_Text"><text:span text:style-name="T2">0</text:span></text:span><text:span text:style-name="T2">. O exemplo </text:span><text:span text:style-name="Source_20_Text"><text:span text:style-name="T2">13 ^ 14</text:span></text:span><text:span text:style-name="T2"> ilustra perfeitamente essa regra de exclusividade, resultando no valor decimal </text:span><text:span text:style-name="Source_20_Text"><text:span text:style-name="T2">3</text:span></text:span><text:span text:style-name="T2">.</text:span></text:p>
      <text:p text:style-name="P78"/>
      <text:p text:style-name="P78"/>
      <table:table table:name="Tabela8" table:style-name="Tabela8">
        <table:table-column table:style-name="Tabela8.A" table:number-columns-repeated="3"/>
        <table:table-row>
          <table:table-cell table:style-name="Tabela8.A1" office:value-type="string">
            <text:p text:style-name="P83"><text:span text:style-name="T2">Operação: </text:span><text:span text:style-name="Source_20_Text"><text:span text:style-name="T2">13 ^ 14</text:span></text:span></text:p>
          </table:table-cell>
          <table:table-cell table:style-name="Tabela8.B1" office:value-type="string">
            <text:p text:style-name="P84">Decimal</text:p>
          </table:table-cell>
          <table:table-cell table:style-name="Tabela8.B1" office:value-type="string">
            <text:p text:style-name="P84">Binário</text:p>
          </table:table-cell>
        </table:table-row>
        <table:table-row>
          <table:table-cell table:style-name="Tabela8.A2" office:value-type="string">
            <text:p text:style-name="P84">Operando 1</text:p>
          </table:table-cell>
          <table:table-cell table:style-name="Tabela8.B2" office:value-type="string">
            <text:p text:style-name="P84">13</text:p>
          </table:table-cell>
          <table:table-cell table:style-name="Tabela8.B2" office:value-type="string">
            <text:p text:style-name="P83"><text:span text:style-name="Source_20_Text"><text:span text:style-name="T2">1101</text:span></text:span></text:p>
          </table:table-cell>
        </table:table-row>
        <table:table-row>
          <table:table-cell table:style-name="Tabela8.A2" office:value-type="string">
            <text:p text:style-name="P84">Operando 2</text:p>
          </table:table-cell>
          <table:table-cell table:style-name="Tabela8.B2" office:value-type="string">
            <text:p text:style-name="P84">14</text:p>
          </table:table-cell>
          <table:table-cell table:style-name="Tabela8.B2" office:value-type="string">
            <text:p text:style-name="P83"><text:span text:style-name="Source_20_Text"><text:span text:style-name="T2">1110</text:span></text:span></text:p>
          </table:table-cell>
        </table:table-row>
        <table:table-row>
          <table:table-cell table:style-name="Tabela8.A2" office:value-type="string">
            <text:p text:style-name="P85">Comparação Bit a Bit</text:p>
          </table:table-cell>
          <table:table-cell table:style-name="Tabela8.B2" office:value-type="string">
            <text:p text:style-name="P84"/>
          </table:table-cell>
          <table:table-cell table:style-name="Tabela8.B2" office:value-type="string">
            <text:p text:style-name="P83"><text:span text:style-name="Source_20_Text"><text:span text:style-name="T2">1^1=0</text:span></text:span><text:span text:style-name="T2"> </text:span><text:span text:style-name="Source_20_Text"><text:span text:style-name="T2">1^1=0</text:span></text:span><text:span text:style-name="T2"> </text:span><text:span text:style-name="Source_20_Text"><text:span text:style-name="T2">0^1=1</text:span></text:span><text:span text:style-name="T2"> </text:span><text:span text:style-name="Source_20_Text"><text:span text:style-name="T2">1^0=1</text:span></text:span></text:p>
          </table:table-cell>
        </table:table-row>
        <table:table-row>
          <table:table-cell table:style-name="Tabela8.A5" office:value-type="string">
            <text:p text:style-name="P85">Resultado</text:p>
          </table:table-cell>
          <table:table-cell table:style-name="Tabela8.B5" office:value-type="string">
            <text:p text:style-name="P85">3</text:p>
          </table:table-cell>
          <table:table-cell table:style-name="Tabela8.B5" office:value-type="string">
            <text:p text:style-name="P83"><text:span text:style-name="Source_20_Text"><text:span text:style-name="T4">0011</text:span></text:span></text:p>
          </table:table-cell>
        </table:table-row>
      </table:table>
      <text:p text:style-name="P78"/>
      <text:p text:style-name="P78">Após explorar como comparar bits, vamos agora analisar os operadores que, em vez de comparar, manipulam a posição dos bits dentro de um número.</text:p>
      <text:p text:style-name="P78"/>
      <text:h text:style-name="P79" text:outline-level="2"><text:span text:style-name="T11">2.0 </text:span>Operadores de Deslocamento de Bits (Bit Shift)</text:h>
      <text:p text:style-name="P80"/>
      <text:p text:style-name="P82"><text:span text:style-name="T2">Os operadores de deslocamento, </text:span><text:span text:style-name="Source_20_Text"><text:span text:style-name="T2">&lt;&lt;</text:span></text:span><text:span text:style-name="T2"> (deslocamento para a esquerda) e </text:span><text:span text:style-name="Source_20_Text"><text:span text:style-name="T2">&gt;&gt;</text:span></text:span><text:span text:style-name="T2">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span></text:p>
      <text:p text:style-name="P78"/>
      <text:h text:style-name="P81" text:outline-level="3"><text:span text:style-name="T12">2.1 </text:span><text:span text:style-name="T2">Deslocamento para a Esquerda (</text:span><text:span text:style-name="Source_20_Text"><text:span text:style-name="T2">&lt;&lt;</text:span></text:span><text:span text:style-name="T2">)</text:span></text:h>
      <text:p text:style-name="P80"/>
      <text:p text:style-name="P82"><text:span text:style-name="T2">O operador </text:span><text:span text:style-name="Source_20_Text"><text:span text:style-name="T2">&lt;&lt;</text:span></text:span><text:span text:style-name="T2"> move todos os bits de um número para a esquerda em um número especificado de posições. Os bits existentes são movidos para a esquerda, e a nova posição mais à direita (o bit menos significativo) é </text:span><text:soft-page-break/><text:span text:style-name="T2">preenchida com um </text:span><text:span text:style-name="Source_20_Text"><text:span text:style-name="T2">0</text:span></text:span><text:span text:style-name="T2">. A consequência direta de deslocar os bits uma posição para a esquerda (</text:span><text:span text:style-name="Source_20_Text"><text:span text:style-name="T2">&lt;&lt; 1</text:span></text:span><text:span text:style-name="T2">) é a multiplicação do valor original por 2. Por exemplo, </text:span><text:span text:style-name="Source_20_Text"><text:span text:style-name="T2">10 &lt;&lt; 1</text:span></text:span><text:span text:style-name="T2"> resulta em </text:span><text:span text:style-name="Source_20_Text"><text:span text:style-name="T2">20</text:span></text:span><text:span text:style-name="T2">. De forma geral, deslocar N bits para a esquerda (</text:span><text:span text:style-name="Source_20_Text"><text:span text:style-name="T2">&lt;&lt; N</text:span></text:span><text:span text:style-name="T2">) é uma forma otimizada de multiplicar o número por 2 elevado à N-ésima potência (2^N).</text:span></text:p>
      <text:p text:style-name="P82"><text:span text:style-name="T2">A operação </text:span><text:span text:style-name="Source_20_Text"><text:span text:style-name="T2">25 &lt;&lt; 1</text:span></text:span><text:span text:style-name="T2"> resulta em </text:span><text:span text:style-name="Source_20_Text"><text:span text:style-name="T2">50</text:span></text:span><text:span text:style-name="T2">, conforme a seguinte transformação binária:</text:span></text:p>
      <text:p text:style-name="P78"/>
      <text:list text:style-name="L12">
        <text:list-item>
          <text:p text:style-name="P88"><text:span text:style-name="T4">25 (Decimal):</text:span><text:span text:style-name="T2"> </text:span><text:span text:style-name="Source_20_Text"><text:span text:style-name="T2">11001</text:span></text:span></text:p>
        </text:list-item>
        <text:list-item>
          <text:p text:style-name="P88"><text:span text:style-name="T4">Deslocando 1 bit à esquerda:</text:span><text:span text:style-name="T2"> </text:span><text:span text:style-name="Source_20_Text"><text:span text:style-name="T2">110010</text:span></text:span></text:p>
        </text:list-item>
        <text:list-item>
          <text:p text:style-name="P88"><text:span text:style-name="T4">Resultado (Decimal):</text:span><text:span text:style-name="T2"> </text:span><text:span text:style-name="Source_20_Text"><text:span text:style-name="T2">50</text:span></text:span></text:p>
        </text:list-item>
      </text:list>
      <text:h text:style-name="P86" text:outline-level="3"/>
      <text:h text:style-name="P81" text:outline-level="3"><text:span text:style-name="T12">2.2 </text:span><text:span text:style-name="T2">Deslocamento para a Direita (</text:span><text:span text:style-name="Source_20_Text"><text:span text:style-name="T2">&gt;&gt;</text:span></text:span><text:span text:style-name="T2">)</text:span></text:h>
      <text:p text:style-name="P80"/>
      <text:p text:style-name="P82"><text:span text:style-name="T2">De forma oposta, o operador </text:span><text:span text:style-name="Source_20_Text"><text:span text:style-name="T2">&gt;&gt;</text:span></text:span><text:span text:style-name="T2"> move todos os bits para a direita. Nessa operação, o bit mais à direita é descartado, e uma nova posição é adicionada à esquerda, preenchida com um </text:span><text:span text:style-name="Source_20_Text"><text:span text:style-name="T2">0</text:span></text:span><text:span text:style-name="T2"> (para números positivos). Deslocar os bits uma posição para a direita (</text:span><text:span text:style-name="Source_20_Text"><text:span text:style-name="T2">&gt;&gt; 1</text:span></text:span><text:span text:style-name="T2">) equivale a realizar uma divisão inteira do valor por 2. De forma geral, deslocar N bits para a direita (</text:span><text:span text:style-name="Source_20_Text"><text:span text:style-name="T2">&gt;&gt; N</text:span></text:span><text:span text:style-name="T2">) equivale a uma divisão inteira por 2^N.</text:span></text:p>
      <text:p text:style-name="P82"><text:span text:style-name="T2">O exemplo </text:span><text:span text:style-name="Source_20_Text"><text:span text:style-name="T2">30 &gt;&gt; 1</text:span></text:span><text:span text:style-name="T2"> demonstra isso, resultando em </text:span><text:span text:style-name="Source_20_Text"><text:span text:style-name="T2">15</text:span></text:span><text:span text:style-name="T2">. A operação sobre o número 30 (</text:span><text:span text:style-name="Source_20_Text"><text:span text:style-name="T2">11110</text:span></text:span><text:span text:style-name="T2">) mostra como o bit mais à direita é removido:</text:span></text:p>
      <text:p text:style-name="P78"/>
      <text:list text:style-name="L13">
        <text:list-item>
          <text:p text:style-name="P89"><text:span text:style-name="T4">30 (Decimal):</text:span><text:span text:style-name="T2"> </text:span><text:span text:style-name="Source_20_Text"><text:span text:style-name="T2">11110</text:span></text:span></text:p>
        </text:list-item>
        <text:list-item>
          <text:p text:style-name="P89"><text:span text:style-name="T4">Deslocando 1 bit à direita:</text:span><text:span text:style-name="T2"> </text:span><text:span text:style-name="Source_20_Text"><text:span text:style-name="T2">1111</text:span></text:span></text:p>
        </text:list-item>
        <text:list-item>
          <text:p text:style-name="P89"><text:span text:style-name="T4">Resultado (Decimal):</text:span><text:span text:style-name="T2"> </text:span><text:span text:style-name="Source_20_Text"><text:span text:style-name="T2">15</text:span></text:span></text:p>
        </text:list-item>
      </text:list>
      <text:h text:style-name="P79" text:outline-level="2"/>
      <text:h text:style-name="P79" text:outline-level="2"><text:span text:style-name="T11">3.0 </text:span>Conclusão: A Relevância Prática dos Operadores Bitwise</text:h>
      <text:p text:style-name="P80"/>
      <text:p text:style-name="P82"><text:span text:style-name="T2">A aula demonstrou que os operadores bitwise, embora operem em um nível baixo de abstração, oferecem soluções elegantes e de alta performance para problemas comuns. Os operadores lógicos (</text:span><text:span text:style-name="Source_20_Text"><text:span text:style-name="T2">&amp;</text:span></text:span><text:span text:style-name="T2">, </text:span><text:span text:style-name="Source_20_Text"><text:span text:style-name="T2">|</text:span></text:span><text:span text:style-name="T2">, </text:span><text:span text:style-name="Source_20_Text"><text:span text:style-name="T2">^</text:span></text:span><text:span text:style-name="T2">) permitem comparações complexas bit a bit, enquanto os operadores de deslocamento (</text:span><text:span text:style-name="Source_20_Text"><text:span text:style-name="T2">&lt;&lt;</text:span></text:span><text:span text:style-name="T2">, </text:span><text:span text:style-name="Source_20_Text"><text:span text:style-name="T2">&gt;&gt;</text:span></text:span><text:span text:style-name="T2">) fornecem um método extremamente eficiente para multiplicar e dividir números inteiros por potências de dois. Conforme a mensagem central do instrutor, compreender e saber aplicar esses operadores é um diferencial importante. Dominar esses conceitos é um passo fundamental no caminho para se tornar um programador JavaScript profissional e completo, capaz de escrever código não apenas funcional, mas também otimizado.</text:span></text:p>
      <text:p text:style-name="P78"/>
      <text:h text:style-name="P57" text:outline-level="1"><text:bookmark-start text:name="__RefHeading___Toc2251_3828932059"/>Operadores de Incremento, Decremento e Outras Operações Unárias em JavaScript<text:bookmark-end text:name="__RefHeading___Toc2251_3828932059"/></text:h>
      <text:p text:style-name="P58"/>
      <text:h text:style-name="P12" text:outline-level="3">1. Introdução: A Importância dos Operadores no JavaScript</text:h>
      <text:p text:style-name="P7"/>
      <text:p text:style-name="P59">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text:soft-page-break/>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59"/>
      <text:h text:style-name="P50" text:outline-level="3"><text:span text:style-name="T2">2. Operadores de Incremento (</text:span><text:span text:style-name="Source_20_Text"><text:span text:style-name="T2">++</text:span></text:span><text:span text:style-name="T2">): A Distinção Crucial entre Pré e Pós</text:span></text:h>
      <text:p text:style-name="P7"/>
      <text:p text:style-name="P60"><text:span text:style-name="T2">O operador de incremento (</text:span><text:span text:style-name="Source_20_Text"><text:span text:style-name="T2">++</text:span></text:span><text:span text:style-name="T2">)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span></text:p>
      <text:p text:style-name="P59"/>
      <text:h text:style-name="P67" text:outline-level="4"><text:span text:style-name="T2">2.1. Pós-Incremento (</text:span><text:span text:style-name="Source_20_Text"><text:span text:style-name="T2">n++</text:span></text:span><text:span text:style-name="T2">): Usar, Depois Incrementar</text:span></text:h>
      <text:p text:style-name="P7"/>
      <text:p text:style-name="P59">A regra do pós-incremento é: a expressão avalia para o valor <text:span text:style-name="T13">antes</text:span> da modificação. A variável só é atualizada na memória <text:span text:style-name="T13">depois</text:span> que seu valor original foi utilizado. Em outras palavras, o JavaScript primeiro "usa" o valor atual e depois o atualiza. Considere o seguinte exemplo prático:</text:p>
      <text:p text:style-name="P59"/>
      <text:p text:style-name="P70"><text:span text:style-name="Source_20_Text"><text:span text:style-name="T2">let n = 10;</text:span></text:span></text:p>
      <text:p text:style-name="P70"><text:span text:style-name="Source_20_Text"><text:span text:style-name="T2">console.log(n++); // Imprime 10</text:span></text:span></text:p>
      <text:p text:style-name="P10"><text:span text:style-name="Source_20_Text"><text:span text:style-name="T2"/></text:span></text:p>
      <text:p text:style-name="P60"><text:span text:style-name="T2">Neste caso, o </text:span><text:span text:style-name="Source_20_Text"><text:span text:style-name="T2">console.log</text:span></text:span><text:span text:style-name="T2"> exibe </text:span><text:span text:style-name="Source_20_Text"><text:span text:style-name="T2">10</text:span></text:span><text:span text:style-name="T2"> porque a operação de incremento só ocorre </text:span><text:span text:style-name="T6">depois</text:span><text:span text:style-name="T2"> que o valor original de </text:span><text:span text:style-name="Source_20_Text"><text:span text:style-name="T2">n</text:span></text:span><text:span text:style-name="T2"> foi passado para a função. Após a execução dessa linha, o valor de </text:span><text:span text:style-name="Source_20_Text"><text:span text:style-name="T2">n</text:span></text:span><text:span text:style-name="T2"> na memória passa a ser </text:span><text:span text:style-name="Source_20_Text"><text:span text:style-name="T2">11</text:span></text:span><text:span text:style-name="T2">.</text:span></text:p>
      <text:p text:style-name="P59"/>
      <text:h text:style-name="P67" text:outline-level="4"><text:span text:style-name="T2">2.2. Pré-Incremento (</text:span><text:span text:style-name="Source_20_Text"><text:span text:style-name="T2">++n</text:span></text:span><text:span text:style-name="T2">): Incrementar, Depois Usar</text:span></text:h>
      <text:p text:style-name="P7"/>
      <text:p text:style-name="P59">O pré-incremento segue a lógica oposta. A variável é <text:span text:style-name="T9">primeiro</text:span> incrementada e, em seguida, a expressão retorna o valor <text:span text:style-name="T9">já atualizado</text:span>. O processo de "incrementar e depois usar" garante que qualquer operação subsequente na mesma linha já utilize o novo valor. Analisando o mesmo cenário com pré-incremento:</text:p>
      <text:p text:style-name="P59"/>
      <text:p text:style-name="P70"><text:span text:style-name="Source_20_Text"><text:span text:style-name="T2">let n = 10;</text:span></text:span></text:p>
      <text:p text:style-name="P70"><text:span text:style-name="Source_20_Text"><text:span text:style-name="T2">console.log(++n); // Imprime 11</text:span></text:span></text:p>
      <text:p text:style-name="P10"><text:span text:style-name="Source_20_Text"><text:span text:style-name="T2"/></text:span></text:p>
      <text:p text:style-name="P60"><text:span text:style-name="T2">Aqui, </text:span><text:span text:style-name="Source_20_Text"><text:span text:style-name="T2">n</text:span></text:span><text:span text:style-name="T2"> é incrementado para </text:span><text:span text:style-name="Source_20_Text"><text:span text:style-name="T2">11</text:span></text:span><text:span text:style-name="T2"> </text:span><text:span text:style-name="T6">antes</text:span><text:span text:style-name="T2"> de ser passado para o </text:span><text:span text:style-name="Source_20_Text"><text:span text:style-name="T2">console.log</text:span></text:span><text:span text:style-name="T2">. Por isso, o valor impresso é </text:span><text:span text:style-name="Source_20_Text"><text:span text:style-name="T2">11</text:span></text:span><text:span text:style-name="T2"> imediatamente.</text:span></text:p>
      <text:p text:style-name="P59"/>
      <text:h text:style-name="P38" text:outline-level="4">2.3. Análise Comparativa do Comportamento</text:h>
      <text:p text:style-name="P7"/>
      <text:p text:style-name="P60"><text:span text:style-name="T2">A chave para entender por que esses operadores se comportam de maneira diferente reside em um princípio fundamental do JavaScript: </text:span><text:span text:style-name="T4">a avaliação de expressões ocorre da esquerda para a direita</text:span><text:span text:style-name="T2">. No caso de </text:span><text:span text:style-name="Source_20_Text"><text:span text:style-name="T2">console.log(n++)</text:span></text:span><text:span text:style-name="T2">, o motor JavaScript primeiro avalia </text:span><text:span text:style-name="Source_20_Text"><text:span text:style-name="T2">n</text:span></text:span><text:span text:style-name="T2">, captura seu valor atual (</text:span><text:span text:style-name="Source_20_Text"><text:span text:style-name="T2">10</text:span></text:span><text:span text:style-name="T2">) para passar à função </text:span><text:span text:style-name="Source_20_Text"><text:span text:style-name="T2">console.log</text:span></text:span><text:span text:style-name="T2">, e </text:span><text:span text:style-name="T6">somente depois</text:span><text:span text:style-name="T2"> processa o operador </text:span><text:span text:style-name="Source_20_Text"><text:span text:style-name="T2">++</text:span></text:span><text:span text:style-name="T2">, atualizando a variável </text:span><text:span text:style-name="Source_20_Text"><text:span text:style-name="T2">n</text:span></text:span><text:span text:style-name="T2"> para </text:span><text:span text:style-name="Source_20_Text"><text:span text:style-name="T2">11</text:span></text:span><text:span text:style-name="T2"> na </text:span><text:soft-page-break/><text:span text:style-name="T2">memória. Essa ordem de operações é a causa direta do comportamento "usar, depois incrementar". A tabela abaixo resume a distinção entre o resultado da expressão e o efeito colateral na variável:</text:span></text:p>
      <text:p text:style-name="P59"/>
      <table:table table:name="Tabela9" table:style-name="Tabela9">
        <table:table-column table:style-name="Tabela9.A"/>
        <table:table-column table:style-name="Tabela9.B"/>
        <table:table-row>
          <table:table-cell table:style-name="Tabela9.A1" office:value-type="string">
            <text:p text:style-name="P68">Operação</text:p>
          </table:table-cell>
          <table:table-cell table:style-name="Tabela9.B1" office:value-type="string">
            <text:p text:style-name="P68">Descrição do Processo</text:p>
          </table:table-cell>
        </table:table-row>
        <table:table-row>
          <table:table-cell table:style-name="Tabela9.A2" office:value-type="string">
            <text:p text:style-name="P69"><text:span text:style-name="T4">Pós-Incremento (</text:span><text:span text:style-name="Source_20_Text"><text:span text:style-name="T4">n++</text:span></text:span><text:span text:style-name="T4">)</text:span></text:p>
          </table:table-cell>
          <table:table-cell table:style-name="Tabela9.B2" office:value-type="string">
            <text:p text:style-name="P69"><text:span text:style-name="T2">1. A expressão resulta no valor </text:span><text:span text:style-name="T4">atual</text:span><text:span text:style-name="T2"> de </text:span><text:span text:style-name="Source_20_Text"><text:span text:style-name="T2">n</text:span></text:span><text:span text:style-name="T2">. &lt;br&gt; 2. Como efeito colateral, </text:span><text:span text:style-name="Source_20_Text"><text:span text:style-name="T2">n</text:span></text:span><text:span text:style-name="T2"> é incrementado em 1 na memória.</text:span></text:p>
          </table:table-cell>
        </table:table-row>
        <table:table-row>
          <table:table-cell table:style-name="Tabela9.A3" office:value-type="string">
            <text:p text:style-name="P69"><text:span text:style-name="T4">Pré-Incremento (</text:span><text:span text:style-name="Source_20_Text"><text:span text:style-name="T4">++n</text:span></text:span><text:span text:style-name="T4">)</text:span></text:p>
          </table:table-cell>
          <table:table-cell table:style-name="Tabela9.B3" office:value-type="string">
            <text:p text:style-name="P69"><text:span text:style-name="T2">1. </text:span><text:span text:style-name="Source_20_Text"><text:span text:style-name="T2">n</text:span></text:span><text:span text:style-name="T2"> é incrementado em 1 na memória. &lt;br&gt; 2. A expressão resulta no valor </text:span><text:span text:style-name="T4">novo</text:span><text:span text:style-name="T2"> e já atualizado de </text:span><text:span text:style-name="Source_20_Text"><text:span text:style-name="T2">n</text:span></text:span><text:span text:style-name="T2">.</text:span></text:p>
          </table:table-cell>
        </table:table-row>
      </table:table>
      <text:p text:style-name="P59"/>
      <text:p text:style-name="P59">É crucial entender que, em ambos os casos, o valor da variável é permanentemente alterado. O exemplo a seguir ilustra isso perfeitamente:</text:p>
      <text:p text:style-name="P59"/>
      <text:p text:style-name="P70"><text:span text:style-name="Source_20_Text"><text:span text:style-name="T2">let n = 10;</text:span></text:span></text:p>
      <text:p text:style-name="P70"><text:span text:style-name="Source_20_Text"><text:span text:style-name="T2">console.log(n++); // Imprime 10 (usa o valor original)</text:span></text:span></text:p>
      <text:p text:style-name="P70"><text:span text:style-name="Source_20_Text"><text:span text:style-name="T2">console.log(n); <text:s text:c="2"/>// Imprime 11 (a variável já foi incrementada)</text:span></text:span></text:p>
      <text:p text:style-name="P10"><text:span text:style-name="Source_20_Text"><text:span text:style-name="T2"/></text:span></text:p>
      <text:p text:style-name="P59">Com o conceito de incremento bem estabelecido, podemos agora explorar seu análogo: os operadores de decremento.</text:p>
      <text:p text:style-name="P59"/>
      <text:h text:style-name="P50" text:outline-level="3"><text:span text:style-name="T2">3. Operadores de Decremento (</text:span><text:span text:style-name="Source_20_Text"><text:span text:style-name="T2">--</text:span></text:span><text:span text:style-name="T2">): A Lógica Inversa</text:span></text:h>
      <text:p text:style-name="P7"/>
      <text:p text:style-name="P60"><text:span text:style-name="T2">Os operadores de decremento (</text:span><text:span text:style-name="Source_20_Text"><text:span text:style-name="T2">--</text:span></text:span><text:span text:style-name="T2">) seguem exatamente a mesma lógica dos operadores de incremento, mas com o propósito de </text:span><text:span text:style-name="T4">subtrair</text:span><text:span text:style-name="T2"> uma unidade do valor da variável. A distinção entre pré e pós-operação, governada pela mesma avaliação da esquerda para a direita, continua sendo a mesma:</text:span></text:p>
      <text:p text:style-name="P59"/>
      <text:list text:style-name="L14">
        <text:list-item>
          <text:p text:style-name="P90"><text:span text:style-name="T4">Pós-Decremento (</text:span><text:span text:style-name="Source_20_Text"><text:span text:style-name="T4">n--</text:span></text:span><text:span text:style-name="T4">):</text:span><text:span text:style-name="T2"> Usa o valor atual e, depois, decrementa.</text:span></text:p>
        </text:list-item>
        <text:list-item>
          <text:p text:style-name="P90"><text:span text:style-name="T4">Pré-Decremento (</text:span><text:span text:style-name="Source_20_Text"><text:span text:style-name="T4">--n</text:span></text:span><text:span text:style-name="T4">):</text:span><text:span text:style-name="T2"> Primeiro decrementa e, depois, usa o novo valor.</text:span></text:p>
        </text:list-item>
      </text:list>
      <text:p text:style-name="P59"/>
      <text:p text:style-name="P59">O exemplo de pré-decremento é direto:</text:p>
      <text:p text:style-name="P59"/>
      <text:p text:style-name="P70"><text:span text:style-name="Source_20_Text"><text:span text:style-name="T2">let n = 10;</text:span></text:span></text:p>
      <text:p text:style-name="P70"><text:span text:style-name="Source_20_Text"><text:span text:style-name="T2">console.log(--n); // Imprime 9</text:span></text:span></text:p>
      <text:p text:style-name="P10"><text:span text:style-name="Source_20_Text"><text:span text:style-name="T2"/></text:span></text:p>
      <text:p text:style-name="P60"><text:span text:style-name="T2">Neste caso, a variável </text:span><text:span text:style-name="Source_20_Text"><text:span text:style-name="T2">n</text:span></text:span><text:span text:style-name="T2"> é primeiro reduzida para </text:span><text:span text:style-name="Source_20_Text"><text:span text:style-name="T2">9</text:span></text:span><text:span text:style-name="T2">, e então esse novo valor é impresso. De forma análoga ao pós-incremento, o pós-decremento também utiliza o valor original antes de modificá-lo:</text:span></text:p>
      <text:p text:style-name="P59"/>
      <text:p text:style-name="P73"><text:span text:style-name="Source_20_Text"><text:span text:style-name="T2">let n = 10;</text:span></text:span></text:p>
      <text:p text:style-name="P73"><text:span text:style-name="Source_20_Text"><text:span text:style-name="T2">console.log(n--); // Imprime 10</text:span></text:span></text:p>
      <text:p text:style-name="P73"><text:span text:style-name="Source_20_Text"><text:span text:style-name="T2">console.log(n); <text:s text:c="2"/>// Imprime 9</text:span></text:span></text:p>
      <text:p text:style-name="P10"><text:soft-page-break/><text:span text:style-name="Source_20_Text"><text:span text:style-name="T2"/></text:span></text:p>
      <text:p text:style-name="P59">Além desses, outros operadores unários são fundamentais para o dia a dia da programação em JavaScript.</text:p>
      <text:p text:style-name="P59"/>
      <text:h text:style-name="P12" text:outline-level="3">4. Outros Operadores Relevantes: Inversão e Concatenação</text:h>
      <text:p text:style-name="P7"/>
      <text:p text:style-name="P60"><text:span text:style-name="T2">Além de incrementar e decrementar, existem outros operadores que atuam sobre um único operando e são cruciais para operações diárias em JavaScript. Entre eles, destacam-se o operador de inversão de sinal e o comportamento contextual do operador </text:span><text:span text:style-name="Source_20_Text"><text:span text:style-name="T2">+</text:span></text:span><text:span text:style-name="T2">.</text:span></text:p>
      <text:p text:style-name="P59"/>
      <text:h text:style-name="P67" text:outline-level="4"><text:span text:style-name="T2">4.1. Operador de Inversão/Negação (</text:span><text:span text:style-name="Source_20_Text"><text:span text:style-name="T2">-</text:span></text:span><text:span text:style-name="T2">)</text:span></text:h>
      <text:p text:style-name="P7"/>
      <text:p text:style-name="P60"><text:span text:style-name="T2">O operador unário de negação (</text:span><text:span text:style-name="Source_20_Text"><text:span text:style-name="T2">-</text:span></text:span><text:span text:style-name="T2">),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span></text:p>
      <text:p text:style-name="P59"/>
      <text:p text:style-name="P73"><text:span text:style-name="Source_20_Text"><text:span text:style-name="T2">let n = 10;</text:span></text:span></text:p>
      <text:p text:style-name="P73"><text:span text:style-name="Source_20_Text"><text:span text:style-name="T2">let x = -n; // x agora contém o valor -10</text:span></text:span></text:p>
      <text:p text:style-name="P10"><text:span text:style-name="Source_20_Text"><text:span text:style-name="T2"/></text:span></text:p>
      <text:h text:style-name="P67" text:outline-level="4"><text:span text:style-name="T2">4.2. O Duplo Papel do Operador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text:span></text:span><text:span text:style-name="T2"> é contextual, e sua função depende inteiramente do tipo dos operandos com os quais ele está trabalhando.</text:span></text:p>
      <text:p text:style-name="P59"/>
      <text:list text:style-name="L15">
        <text:list-item>
          <text:p text:style-name="P91"><text:span text:style-name="T4">Adição:</text:span><text:span text:style-name="T2"> Quando o operador </text:span><text:span text:style-name="Source_20_Text"><text:span text:style-name="T2">+</text:span></text:span><text:span text:style-name="T2"> é posicionado entre dois valores numéricos, ele realiza uma soma matemática tradicional.</text:span></text:p>
        </text:list-item>
        <text:list-item>
          <text:p text:style-name="P91"><text:span text:style-name="T4">Concatenação:</text:span><text:span text:style-name="T2"> Se qualquer um dos operandos for uma </text:span><text:span text:style-name="Source_20_Text"><text:span text:style-name="T2">string</text:span></text:span><text:span text:style-name="T2">, o operador </text:span><text:span text:style-name="Source_20_Text"><text:span text:style-name="T2">+</text:span></text:span><text:span text:style-name="T2"> muda seu comportamento e se torna um operador de concatenação. Ele converte os outros operandos em strings (se necessário) e os une em uma única string.</text:span></text:p>
          <text:p text:style-name="P92"/>
        </text:list-item>
      </text:list>
      <text:h text:style-name="P12" text:outline-level="3">5. Conclusão e Pontos-Chave</text:h>
      <text:p text:style-name="P7"/>
      <text:p text:style-name="P60"><text:span text:style-name="T2">Dominar o comportamento dos operadores unários é um requisito fundamental para escrever código JavaScript previsível e profissional. As distinções entre pré e pós-operação, bem como o comportamento contextual de operadores como o </text:span><text:span text:style-name="Source_20_Text"><text:span text:style-name="T2">+</text:span></text:span><text:span text:style-name="T2">, são detalhes que, quando compreendidos, evitam erros lógicos e tornam o código mais legível e robusto. Para uma rápida revisão, os pontos mais críticos da aula foram:</text:span></text:p>
      <text:p text:style-name="P59"/>
      <text:list text:style-name="L16">
        <text:list-item>
          <text:p text:style-name="P93"><text:span text:style-name="T4">Pós-Incremento (</text:span><text:span text:style-name="Source_20_Text"><text:span text:style-name="T4">n++</text:span></text:span><text:span text:style-name="T4">):</text:span><text:span text:style-name="T2"> Primeiro retorna o valor original, depois incrementa.</text:span></text:p>
        </text:list-item>
        <text:list-item>
          <text:p text:style-name="P93"><text:span text:style-name="T4">Pré-Incremento (</text:span><text:span text:style-name="Source_20_Text"><text:span text:style-name="T4">++n</text:span></text:span><text:span text:style-name="T4">):</text:span><text:span text:style-name="T2"> Primeiro incrementa, depois retorna o novo valor.</text:span></text:p>
        </text:list-item>
        <text:list-item>
          <text:p text:style-name="P93"><text:span text:style-name="T4">Decremento (</text:span><text:span text:style-name="Source_20_Text"><text:span text:style-name="T4">--</text:span></text:span><text:span text:style-name="T4">):</text:span><text:span text:style-name="T2"> Segue a mesma lógica de pré e pós-operação do incremento, mas subtraindo um.</text:span></text:p>
        </text:list-item>
        <text:list-item>
          <text:p text:style-name="P93"><text:span text:style-name="T4">Operador </text:span><text:span text:style-name="Source_20_Text"><text:span text:style-name="T4">+</text:span></text:span><text:span text:style-name="T4">:</text:span><text:span text:style-name="T2"> É um operador de </text:span><text:span text:style-name="T4">adição</text:span><text:span text:style-name="T2"> com números e de </text:span><text:span text:style-name="T4">concatenação</text:span><text:span text:style-name="T2"> na presença de uma string.</text:span></text:p>
        </text:list-item>
      </text:list>
      <text:p text:style-name="P94"/>
      <text:p text:style-name="P94"/>
      <text:p text:style-name="P94"/>
      <text:h text:style-name="P57" text:outline-level="1"><text:bookmark-start text:name="__RefHeading___Toc2288_3828932059"/><text:soft-page-break/>O Operador Ternário em JavaScript<text:bookmark-end text:name="__RefHeading___Toc2288_3828932059"/></text:h>
      <text:p text:style-name="P58"/>
      <text:h text:style-name="P12" text:outline-level="3">1.0 Introdução: Simplificando a Lógica Condicional</text:h>
      <text:p text:style-name="P7"/>
      <text:p text:style-name="P60"><text:span text:style-name="T2">O operador ternário, também conhecido como </text:span><text:span text:style-name="Source_20_Text"><text:span text:style-name="T2">if ternário</text:span></text:span><text:span text:style-name="T2"> ou condição ternária, é uma construção fundamental em JavaScript projetada para simplificar a escrita de lógicas condicionais. Seu propósito principal é oferecer uma alternativa mais compacta e direta para estruturas </text:span><text:span text:style-name="Source_20_Text"><text:span text:style-name="T2">if/else</text:span></text:span><text:span text:style-name="T2"> simples, reduzindo a verbosidade do código. Em vez de escrever um bloco de várias linhas para um teste lógico simples, o operador ternário permite que a mesma decisão seja expressa em uma única linha.</text:span></text:p>
      <text:p text:style-name="P59"/>
      <text:p text:style-name="P59">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59"/>
      <text:h text:style-name="P12" text:outline-level="3">2.0 A Sintaxe Fundamental do Operador Ternário</text:h>
      <text:p text:style-name="P7"/>
      <text:p text:style-name="P59">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59"/>
      <text:p text:style-name="P95"><text:span text:style-name="Source_20_Text"><text:span text:style-name="T2">teste_lógico ? retorno_se_verdadeiro : retorno_se_falso</text:span></text:span></text:p>
      <text:p text:style-name="P60"><text:span text:style-name="Source_20_Text"><text:span text:style-name="T2"/></text:span></text:p>
      <text:p text:style-name="P59">Cada componente desta estrutura desempenha um papel específico:</text:p>
      <text:p text:style-name="P59"/>
      <text:list text:style-name="L17">
        <text:list-item>
          <text:p text:style-name="P96"><text:span text:style-name="Source_20_Text"><text:span text:style-name="T4">teste_lógico</text:span></text:span><text:span text:style-name="T2">: Esta é a expressão ou condição que será avaliada. É importante entender que o JavaScript avalia uma ampla gama de valores em um contexto booleano. Valores como </text:span><text:span text:style-name="Source_20_Text"><text:span text:style-name="T2">0</text:span></text:span><text:span text:style-name="T2">, </text:span><text:span text:style-name="Source_20_Text"><text:span text:style-name="T2">""</text:span></text:span><text:span text:style-name="T2"> (string vazia), </text:span><text:span text:style-name="Source_20_Text"><text:span text:style-name="T2">null</text:span></text:span><text:span text:style-name="T2"> e </text:span><text:span text:style-name="Source_20_Text"><text:span text:style-name="T2">undefined</text:span></text:span><text:span text:style-name="T2"> são considerados </text:span><text:span text:style-name="Source_20_Text"><text:span text:style-name="T4">falsy</text:span></text:span><text:span text:style-name="T2"> (falsos). Por outro lado, números diferentes de zero, strings não vazias e objetos são considerados </text:span><text:span text:style-name="Source_20_Text"><text:span text:style-name="T4">truthy</text:span></text:span><text:span text:style-name="T2"> (verdadeiros).</text:span></text:p>
        </text:list-item>
        <text:list-item>
          <text:p text:style-name="P96"><text:span text:style-name="Source_20_Text"><text:span text:style-name="T4">?</text:span></text:span><text:span text:style-name="T2">: Este símbolo de interrogação marca o início do operador ternário, separando o teste lógico dos possíveis valores de retorno.</text:span></text:p>
        </text:list-item>
        <text:list-item>
          <text:p text:style-name="P96"><text:span text:style-name="Source_20_Text"><text:span text:style-name="T4">retorno_se_verdadeiro</text:span></text:span><text:span text:style-name="T2">: Este é o valor ou a expressão que será retornada caso o </text:span><text:span text:style-name="Source_20_Text"><text:span text:style-name="T2">teste_lógico</text:span></text:span><text:span text:style-name="T2"> seja avaliado como </text:span><text:span text:style-name="Source_20_Text"><text:span text:style-name="T2">truthy</text:span></text:span><text:span text:style-name="T2">.</text:span></text:p>
        </text:list-item>
        <text:list-item>
          <text:p text:style-name="P96"><text:span text:style-name="Source_20_Text"><text:span text:style-name="T4">:</text:span></text:span><text:span text:style-name="T2">: O símbolo de dois pontos atua como um separador, distinguindo o retorno para o caso verdadeiro do retorno para o caso falso.</text:span></text:p>
        </text:list-item>
        <text:list-item>
          <text:p text:style-name="P96"><text:span text:style-name="Source_20_Text"><text:span text:style-name="T4">retorno_se_falso</text:span></text:span><text:span text:style-name="T2">: Este é o valor ou a expressão que será retornada se o </text:span><text:span text:style-name="Source_20_Text"><text:span text:style-name="T2">teste_lógico</text:span></text:span><text:span text:style-name="T2"> for avaliado como </text:span><text:span text:style-name="Source_20_Text"><text:span text:style-name="T2">falsy</text:span></text:span><text:span text:style-name="T2">.</text:span></text:p>
        </text:list-item>
      </text:list>
      <text:p text:style-name="P59"/>
      <text:p text:style-name="P59">Com essa estrutura em mente, podemos agora analisar como essa sintaxe se traduz em cenários práticos e compreensíveis.</text:p>
      <text:p text:style-name="P59"/>
      <text:h text:style-name="P12" text:outline-level="3">3.0 Análise de Casos de Uso Práticos</text:h>
      <text:p text:style-name="P7"/>
      <text:p text:style-name="P59"><text:soft-page-break/>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59"/>
      <text:p text:style-name="P59"/>
      <text:h text:style-name="P38" text:outline-level="4">3.1.1 Exemplo 1: Verificação de Número Par ou Ímpar</text:h>
      <text:p text:style-name="P7"/>
      <text:p text:style-name="P60"><text:span text:style-name="T2">Uma tarefa comum é determinar se um número é par ou ímpar. Tradicionalmente, isso seria feito com uma estrutura </text:span><text:span text:style-name="Source_20_Text"><text:span text:style-name="T2">if/else</text:span></text:span><text:span text:style-name="T2"> e o operador de módulo (</text:span><text:span text:style-name="Source_20_Text"><text:span text:style-name="T2">%</text:span></text:span><text:span text:style-name="T2">), que retorna o resto de uma divisão.</text:span></text:p>
      <text:p text:style-name="P59"/>
      <text:p text:style-name="P95"><text:span text:style-name="T4">Abordagem com </text:span><text:span text:style-name="Source_20_Text"><text:span text:style-name="T4">if/else</text:span></text:span><text:span text:style-name="T4">:</text:span></text:p>
      <text:p text:style-name="P73"><text:span text:style-name="Source_20_Text"><text:span text:style-name="T2">let num = 10;</text:span></text:span></text:p>
      <text:p text:style-name="P73"><text:span text:style-name="Source_20_Text"><text:span text:style-name="T2">let resto = num % 2;</text:span></text:span></text:p>
      <text:p text:style-name="P97"/>
      <text:p text:style-name="P73"><text:span text:style-name="Source_20_Text"><text:span text:style-name="T2">if (resto == 0) {</text:span></text:span></text:p>
      <text:p text:style-name="P73"><text:span text:style-name="Source_20_Text"><text:span text:style-name="T2"><text:s text:c="4"/>console.log('par');</text:span></text:span></text:p>
      <text:p text:style-name="P73"><text:span text:style-name="Source_20_Text"><text:span text:style-name="T2">} else {</text:span></text:span></text:p>
      <text:p text:style-name="P73"><text:span text:style-name="Source_20_Text"><text:span text:style-name="T2"><text:s text:c="4"/>console.log('ímpar');</text:span></text:span></text:p>
      <text:p text:style-name="P73"><text:span text:style-name="Source_20_Text"><text:span text:style-name="T2">}</text:span></text:span></text:p>
      <text:p text:style-name="P10"><text:span text:style-name="Source_20_Text"><text:span text:style-name="T2"/></text:span></text:p>
      <text:p text:style-name="P60"><text:span text:style-name="T2">Ao tentar converter isso para um operador ternário, nossa primeira intuição poderia ser usar a expressão </text:span><text:span text:style-name="Source_20_Text"><text:span text:style-name="T2">num % 2</text:span></text:span><text:span text:style-name="T2"> diretamente como o teste lógico. Vamos analisar o que acontece:</text:span></text:p>
      <text:p text:style-name="P59"/>
      <text:p text:style-name="P73"><text:span text:style-name="Source_20_Text"><text:span text:style-name="T2">let num = 10;</text:span></text:span></text:p>
      <text:p text:style-name="P73"><text:span text:style-name="Source_20_Text"><text:span text:style-name="T2">// Tentativa intuitiva, mas incorreta</text:span></text:span></text:p>
      <text:p text:style-name="P73"><text:span text:style-name="Source_20_Text"><text:span text:style-name="T2">let resultado = num % 2 ? 'par' : 'ímpar';</text:span></text:span></text:p>
      <text:p text:style-name="P73"><text:span text:style-name="Source_20_Text"><text:span text:style-name="T2"/></text:span></text:p>
      <text:p text:style-name="P97">console.log(resultado); // Saída inesperada: ímpar</text:p>
      <text:p text:style-name="P10"><text:span text:style-name="Source_20_Text"><text:span text:style-name="T2"/></text:span></text:p>
      <text:p text:style-name="P60"><text:span text:style-name="T2">Por que isso resulta em </text:span><text:span text:style-name="Source_20_Text"><text:span text:style-name="T2">'ímpar'</text:span></text:span><text:span text:style-name="T2">? A resposta está nos conceitos de </text:span><text:span text:style-name="T6">truthy</text:span><text:span text:style-name="T2"> e </text:span><text:span text:style-name="T6">falsy</text:span><text:span text:style-name="T2"> em JavaScript. A expressão </text:span><text:span text:style-name="Source_20_Text"><text:span text:style-name="T2">num % 2</text:span></text:span><text:span text:style-name="T2"> com </text:span><text:span text:style-name="Source_20_Text"><text:span text:style-name="T2">num = 10</text:span></text:span><text:span text:style-name="T2"> resulta em </text:span><text:span text:style-name="Source_20_Text"><text:span text:style-name="T2">0</text:span></text:span><text:span text:style-name="T2">. No contexto de uma condição, JavaScript trata o valor </text:span><text:span text:style-name="Source_20_Text"><text:span text:style-name="T2">0</text:span></text:span><text:span text:style-name="T2"> como </text:span><text:span text:style-name="Source_20_Text"><text:span text:style-name="T2">falsy</text:span></text:span><text:span text:style-name="T2"> (falso). Portanto, o operador ternário executa o </text:span><text:span text:style-name="Source_20_Text"><text:span text:style-name="T2">retorno_se_falso</text:span></text:span><text:span text:style-name="T2">, que é </text:span><text:span text:style-name="Source_20_Text"><text:span text:style-name="T2">'ímpar'</text:span></text:span><text:span text:style-name="T2">. Por outro lado, se </text:span><text:span text:style-name="Source_20_Text"><text:span text:style-name="T2">num</text:span></text:span><text:span text:style-name="T2"> fosse </text:span><text:span text:style-name="Source_20_Text"><text:span text:style-name="T2">11</text:span></text:span><text:span text:style-name="T2">, </text:span><text:span text:style-name="Source_20_Text"><text:span text:style-name="T2">num % 2</text:span></text:span><text:span text:style-name="T2"> resultaria em </text:span><text:span text:style-name="Source_20_Text"><text:span text:style-name="T2">1</text:span></text:span><text:span text:style-name="T2">, que é um valor </text:span><text:span text:style-name="Source_20_Text"><text:span text:style-name="T2">truthy</text:span></text:span><text:span text:style-name="T2"> (verdadeiro), e o retorno seria </text:span><text:span text:style-name="Source_20_Text"><text:span text:style-name="T2">'par'</text:span></text:span><text:span text:style-name="T2">, o que também estaria incorreto. Para corrigir a lógica, precisamos inverter o resultado booleano da expressão. Podemos fazer isso com o operador de negação (</text:span><text:span text:style-name="Source_20_Text"><text:span text:style-name="T2">!</text:span></text:span><text:span text:style-name="T2">), que transforma um valor </text:span><text:span text:style-name="Source_20_Text"><text:span text:style-name="T2">falsy</text:span></text:span><text:span text:style-name="T2"> em </text:span><text:span text:style-name="Source_20_Text"><text:span text:style-name="T2">true</text:span></text:span><text:span text:style-name="T2"> e um </text:span><text:span text:style-name="Source_20_Text"><text:span text:style-name="T2">truthy</text:span></text:span><text:span text:style-name="T2"> em </text:span><text:span text:style-name="Source_20_Text"><text:span text:style-name="T2">false</text:span></text:span><text:span text:style-name="T2">.</text:span></text:p>
      <text:p text:style-name="P59"/>
      <text:p text:style-name="P98">Solução correta com Operador Ternário:</text:p>
      <text:p text:style-name="P73"><text:span text:style-name="Source_20_Text"><text:span text:style-name="T2">let num = 10;</text:span></text:span></text:p>
      <text:p text:style-name="P73"><text:span text:style-name="Source_20_Text"><text:span text:style-name="T2">let resultado = !(num % 2) ? 'par' : 'ímpar';</text:span></text:span></text:p>
      <text:p text:style-name="P97"><text:soft-page-break/></text:p>
      <text:p text:style-name="P73"><text:span text:style-name="Source_20_Text"><text:span text:style-name="T2">console.log(resultado); // Saída correta: par</text:span></text:span></text:p>
      <text:p text:style-name="P10"><text:span text:style-name="Source_20_Text"><text:span text:style-name="T2"/></text:span></text:p>
      <text:p text:style-name="P60"><text:span text:style-name="T2">Agora, quando </text:span><text:span text:style-name="Source_20_Text"><text:span text:style-name="T2">num % 2</text:span></text:span><text:span text:style-name="T2"> resulta em </text:span><text:span text:style-name="Source_20_Text"><text:span text:style-name="T2">0</text:span></text:span><text:span text:style-name="T2"> (</text:span><text:span text:style-name="Source_20_Text"><text:span text:style-name="T2">falsy</text:span></text:span><text:span text:style-name="T2">), a negação </text:span><text:span text:style-name="Source_20_Text"><text:span text:style-name="T2">!0</text:span></text:span><text:span text:style-name="T2"> o transforma em </text:span><text:span text:style-name="Source_20_Text"><text:span text:style-name="T2">true</text:span></text:span><text:span text:style-name="T2">, fazendo com que o ternário retorne </text:span><text:span text:style-name="Source_20_Text"><text:span text:style-name="T2">'par'</text:span></text:span><text:span text:style-name="T2"> corretamente. Este exemplo é uma excelente lição sobre como a coerção de tipos do JavaScript impacta a lógica condicional.</text:span></text:p>
      <text:p text:style-name="P59"/>
      <text:h text:style-name="P38" text:outline-level="4">3.1.2 Exemplo 2: Aprimorando Retornos Booleanos</text:h>
      <text:p text:style-name="P7"/>
      <text:p text:style-name="P60"><text:span text:style-name="T2">O operador ternário é excelente para fornecer saídas mais descritivas do que os valores booleanos padrão </text:span><text:span text:style-name="Source_20_Text"><text:span text:style-name="T2">true</text:span></text:span><text:span text:style-name="T2"> e </text:span><text:span text:style-name="Source_20_Text"><text:span text:style-name="T2">false</text:span></text:span><text:span text:style-name="T2">. Imagine que você precisa exibir o resultado de uma comparação para um usuário.</text:span></text:p>
      <text:p text:style-name="P73"><text:span text:style-name="Source_20_Text"><text:span text:style-name="T2">let num1 = 10;</text:span></text:span></text:p>
      <text:p text:style-name="P73"><text:span text:style-name="Source_20_Text"><text:span text:style-name="T2">let num2 = 5;</text:span></text:span></text:p>
      <text:p text:style-name="P97"/>
      <text:p text:style-name="P73"><text:span text:style-name="Source_20_Text"><text:span text:style-name="T2">// Em vez de retornar true, retorna uma string descritiva</text:span></text:span></text:p>
      <text:p text:style-name="P73"><text:span text:style-name="Source_20_Text"><text:span text:style-name="T2">let resultado = num1 &gt; num2 ? 'verdadeiro' : 'falso';</text:span></text:span></text:p>
      <text:p text:style-name="P97"/>
      <text:p text:style-name="P73"><text:span text:style-name="Source_20_Text"><text:span text:style-name="T2">console.log(resultado); // Saída: verdadeiro</text:span></text:span></text:p>
      <text:p text:style-name="P10"><text:span text:style-name="Source_20_Text"><text:span text:style-name="T2"/></text:span></text:p>
      <text:p text:style-name="P60"><text:span text:style-name="T2">Neste caso, em vez de o programa retornar o booleano </text:span><text:span text:style-name="Source_20_Text"><text:span text:style-name="T2">true</text:span></text:span><text:span text:style-name="T2">, ele retorna a string </text:span><text:span text:style-name="Source_20_Text"><text:span text:style-name="T2">"verdadeiro"</text:span></text:span><text:span text:style-name="T2">. Essa abordagem melhora significativamente a clareza do resultado para o usuário final, tornando a informação mais amigável e compreensível.</text:span></text:p>
      <text:p text:style-name="P59"/>
      <text:h text:style-name="P38" text:outline-level="4">3.1.3 Exemplo 3: Tratamento de Dados do "Mundo Real"</text:h>
      <text:p text:style-name="P7"/>
      <text:p text:style-name="P59">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59"/>
      <text:p text:style-name="P73"><text:span text:style-name="Source_20_Text"><text:span text:style-name="T2">// Valor que poderia vir de um banco de dados</text:span></text:span></text:p>
      <text:p text:style-name="P73"><text:span text:style-name="Source_20_Text"><text:span text:style-name="T2">let status = 'A';</text:span></text:span></text:p>
      <text:p text:style-name="P97"/>
      <text:p text:style-name="P73"><text:span text:style-name="Source_20_Text"><text:span text:style-name="T2">// Transforma o código em uma string legível para o usuário</text:span></text:span></text:p>
      <text:p text:style-name="P73"><text:span text:style-name="Source_20_Text"><text:span text:style-name="T2">let statusFormatado = status === 'A' ? 'ativo' : 'inativo';</text:span></text:span></text:p>
      <text:p text:style-name="P97"/>
      <text:p text:style-name="P73"><text:span text:style-name="Source_20_Text"><text:span text:style-name="T2">console.log(statusFormatado); // Saída: ativo</text:span></text:span></text:p>
      <text:p text:style-name="P10"><text:span text:style-name="Source_20_Text"><text:span text:style-name="T2"/></text:span></text:p>
      <text:p text:style-name="P59">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59"><text:soft-page-break/></text:p>
      <text:h text:style-name="P12" text:outline-level="3">4.0 Principais Vantagens e Quando Utilizar</text:h>
      <text:p text:style-name="P7"/>
      <text:p text:style-name="P59">Além de compreender a sintaxe, é fundamental entender o valor estratégico de usar o operador ternário e em quais situações ele realmente se destaca. Seu uso correto pode levar a um código mais limpo e de fácil manutenção.</text:p>
      <text:p text:style-name="P59">Os principais benefícios do operador ternário incluem:</text:p>
      <text:p text:style-name="P59"/>
      <text:list text:style-name="L18">
        <text:list-item>
          <text:p text:style-name="P99"><text:span text:style-name="T4">Conciliação e Legibilidade:</text:span><text:span text:style-name="T2"> Para condicionais simples que resultam em um de dois valores, o operador ternário reduz blocos </text:span><text:span text:style-name="Source_20_Text"><text:span text:style-name="T2">if/else</text:span></text:span><text:span text:style-name="T2"> de várias linhas a uma única expressão clara e direta. Isso limpa o código e torna a intenção do desenvolvedor imediatamente óbvia.</text:span></text:p>
        </text:list-item>
        <text:list-item>
          <text:p text:style-name="P99"><text:span text:style-name="T4">Tratamento de Retornos:</text:span><text:span text:style-name="T2"> É uma ferramenta extremamente eficaz para formatar saídas. Como visto nos exemplos, ele permite transformar valores brutos, como booleanos (</text:span><text:span text:style-name="Source_20_Text"><text:span text:style-name="T2">true</text:span></text:span><text:span text:style-name="T2">/</text:span><text:span text:style-name="Source_20_Text"><text:span text:style-name="T2">false</text:span></text:span><text:span text:style-name="T2">) ou códigos de status (</text:span><text:span text:style-name="Source_20_Text"><text:span text:style-name="T2">'A'</text:span></text:span><text:span text:style-name="T2">, </text:span><text:span text:style-name="Source_20_Text"><text:span text:style-name="T2">'I'</text:span></text:span><text:span text:style-name="T2">), em strings amigáveis e descritivas para o usuário final.</text:span></text:p>
        </text:list-item>
        <text:list-item>
          <text:p text:style-name="P99"><text:span text:style-name="T4">Aplicações no DOM:</text:span><text:span text:style-name="T2"> O operador é particularmente útil ao manipular o DOM (Document Object Model). Ele permite a inserção direta de texto formatado em elementos da página com base em uma condição. Em vez de escrever um </text:span><text:span text:style-name="Source_20_Text"><text:span text:style-name="T2">if</text:span></text:span><text:span text:style-name="T2"> de várias linhas para depois atualizar um elemento, você pode incorporar o ternário diretamente na atribuição. Por exemplo: </text:span><text:span text:style-name="Source_20_Text"><text:span text:style-name="T2">userStatusElement.textContent = (user.isActive ? 'Online' : 'Offline');</text:span></text:span><text:span text:style-name="T2">.</text:span></text:p>
        </text:list-item>
      </text:list>
      <text:p text:style-name="P59">Compreender essas vantagens ajuda a identificar os momentos ideais para aplicar o operador, otimizando o código e melhorando a experiência do usuário.</text:p>
      <text:p text:style-name="P59"/>
      <text:h text:style-name="P12" text:outline-level="3">5.0 Conclusão</text:h>
      <text:p text:style-name="P7"/>
      <text:p text:style-name="P60"><text:span text:style-name="T2">O operador ternário é, sem dúvida, uma ferramenta poderosa e eficiente no arsenal de um desenvolvedor JavaScript. Embora não substitua a necessidade de estruturas </text:span><text:span text:style-name="Source_20_Text"><text:span text:style-name="T2">if/else</text:span></text:span><text:span text:style-name="T2">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span></text:p>
      <text:p text:style-name="P94"/>
      <text:h text:style-name="Heading_20_1" text:outline-level="1"><text:bookmark-start text:name="__RefHeading___Toc2290_3828932059"/><text:span text:style-name="T5">O Operador </text:span><text:span text:style-name="Source_20_Text"><text:span text:style-name="T5">typeof</text:span></text:span><text:span text:style-name="T5"> em JavaScript</text:span><text:bookmark-end text:name="__RefHeading___Toc2290_3828932059"/></text:h>
      <text:p text:style-name="P58"/>
      <text:h text:style-name="P50" text:outline-level="3"><text:span text:style-name="T2">1. Introdução ao Operador </text:span><text:span text:style-name="Source_20_Text"><text:span text:style-name="T2">typeof</text:span></text:span></text:h>
      <text:p text:style-name="P22"><text:span text:style-name="Source_20_Text"><text:span text:style-name="T2"/></text:span></text:p>
      <text:p text:style-name="P60"><text:span text:style-name="T2">O </text:span><text:span text:style-name="Source_20_Text"><text:span text:style-name="T2">typeof</text:span></text:span><text:span text:style-name="T2">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span></text:p>
      <text:p text:style-name="P59"/>
      <text:p text:style-name="P60"><text:span text:style-name="T2">O propósito essencial do </text:span><text:span text:style-name="Source_20_Text"><text:span text:style-name="T2">typeof</text:span></text:span><text:span text:style-name="T2"> é retornar uma string que representa o tipo do valor analisado. Ao utilizá-lo, é possível saber com exatidão se uma variável armazena um número, uma string, um booleano ou um </text:span><text:soft-page-break/><text:span text:style-name="T2">objeto, entre outros tipos. Essa verificação é crucial para evitar erros inesperados, como tentar realizar operações matemáticas em uma string ou acessar propriedades de um valor que não é um objeto.</text:span></text:p>
      <text:p text:style-name="P59"/>
      <text:p text:style-name="P59">A seguir, demonstraremos o funcionamento prático do operador por meio de exemplos claros que ilustram seu comportamento com diferentes tipos de dados.</text:p>
      <text:p text:style-name="P59"/>
      <text:h text:style-name="P12" text:outline-level="3">2. Demonstração Prática: Identificando Tipos de Variáveis</text:h>
      <text:p text:style-name="P7"/>
      <text:p text:style-name="P60"><text:span text:style-name="T2">Para ilustrar o funcionamento do </text:span><text:span text:style-name="Source_20_Text"><text:span text:style-name="T2">typeof</text:span></text:span><text:span text:style-name="T2"> de maneira concreta, a demonstração se baseia em um cenário com quatro variáveis distintas. O exemplo expõe um problema comum: a ambiguidade de valores. Se as variáveis </text:span><text:span text:style-name="Source_20_Text"><text:span text:style-name="T2">v1</text:span></text:span><text:span text:style-name="T2"> (com o número </text:span><text:span text:style-name="Source_20_Text"><text:span text:style-name="T2">10</text:span></text:span><text:span text:style-name="T2">) e </text:span><text:span text:style-name="Source_20_Text"><text:span text:style-name="T2">v2</text:span></text:span><text:span text:style-name="T2"> (com a string </text:span><text:span text:style-name="Source_20_Text"><text:span text:style-name="T2">"10"</text:span></text:span><text:span text:style-name="T2">) fossem impressas no console, ambas apareceriam como </text:span><text:span text:style-name="Source_20_Text"><text:span text:style-name="T2">10</text:span></text:span><text:span text:style-name="T2">, ocultando sua diferença fundamental de tipo. É precisamente para resolver essa incerteza que o operador </text:span><text:span text:style-name="Source_20_Text"><text:span text:style-name="T2">typeof</text:span></text:span><text:span text:style-name="T2"> se torna uma ferramenta indispensável.</text:span></text:p>
      <text:p text:style-name="P59"/>
      <text:h text:style-name="P38" text:outline-level="4">Cenário de Teste</text:h>
      <text:p text:style-name="P7"/>
      <text:p text:style-name="P59">As seguintes variáveis foram utilizadas para a análise:</text:p>
      <text:p text:style-name="P59"/>
      <text:list text:style-name="L19">
        <text:list-item>
          <text:p text:style-name="P100"><text:span text:style-name="Source_20_Text"><text:span text:style-name="T2">v1 = 10;</text:span></text:span></text:p>
        </text:list-item>
        <text:list-item>
          <text:p text:style-name="P100"><text:span text:style-name="Source_20_Text"><text:span text:style-name="T2">v2 = "10";</text:span></text:span></text:p>
        </text:list-item>
        <text:list-item>
          <text:p text:style-name="P100"><text:span text:style-name="Source_20_Text"><text:span text:style-name="T2">v3 = (v1 == v2);</text:span></text:span></text:p>
        </text:list-item>
        <text:list-item>
          <text:p text:style-name="P100"><text:span text:style-name="Source_20_Text"><text:span text:style-name="T2">v4 = { nome: "Bruno" };</text:span></text:span></text:p>
        </text:list-item>
      </text:list>
      <text:p text:style-name="P60"><text:span text:style-name="Source_20_Text"><text:span text:style-name="T2"/></text:span></text:p>
      <text:p text:style-name="P60"><text:span text:style-name="Source_20_Text"><text:span text:style-name="T2"/></text:span></text:p>
      <text:p text:style-name="P60"><text:span text:style-name="Source_20_Text"><text:span text:style-name="T2"/></text:span></text:p>
      <text:h text:style-name="P38" text:outline-level="4">Análise dos Resultados</text:h>
      <text:p text:style-name="P7"/>
      <text:p text:style-name="P60"><text:span text:style-name="T2">A aplicação do operador </text:span><text:span text:style-name="Source_20_Text"><text:span text:style-name="T2">typeof</text:span></text:span><text:span text:style-name="T2"> em cada uma das variáveis produziu os seguintes resultados, que confirmam a capacidade do operador de diferenciar os tipos de dados, mesmo quando os valores parecem semelhantes.</text:span></text:p>
      <text:p text:style-name="P59"/>
      <table:table table:name="Tabela10" table:style-name="Tabela10">
        <table:table-column table:style-name="Tabela10.A" table:number-columns-repeated="3"/>
        <table:table-row>
          <table:table-cell table:style-name="Tabela10.A1" office:value-type="string">
            <text:p text:style-name="P68">Variável</text:p>
          </table:table-cell>
          <table:table-cell table:style-name="Tabela10.B1" office:value-type="string">
            <text:p text:style-name="P68">Valor de Exemplo</text:p>
          </table:table-cell>
          <table:table-cell table:style-name="Tabela10.B1" office:value-type="string">
            <text:p text:style-name="P69"><text:span text:style-name="T2">Tipo Retornado (</text:span><text:span text:style-name="Source_20_Text"><text:span text:style-name="T2">typeof</text:span></text:span><text:span text:style-name="T2">)</text:span></text:p>
          </table:table-cell>
        </table:table-row>
        <table:table-row>
          <table:table-cell table:style-name="Tabela10.A2" office:value-type="string">
            <text:p text:style-name="P69"><text:span text:style-name="Source_20_Text"><text:span text:style-name="T2">v1</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number</text:span></text:span></text:p>
          </table:table-cell>
        </table:table-row>
        <table:table-row>
          <table:table-cell table:style-name="Tabela10.A2" office:value-type="string">
            <text:p text:style-name="P69"><text:span text:style-name="Source_20_Text"><text:span text:style-name="T2">v2</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string</text:span></text:span></text:p>
          </table:table-cell>
        </table:table-row>
        <table:table-row>
          <table:table-cell table:style-name="Tabela10.A2" office:value-type="string">
            <text:p text:style-name="P69"><text:span text:style-name="Source_20_Text"><text:span text:style-name="T2">v3</text:span></text:span></text:p>
          </table:table-cell>
          <table:table-cell table:style-name="Tabela10.B2" office:value-type="string">
            <text:p text:style-name="P69"><text:span text:style-name="Source_20_Text"><text:span text:style-name="T2">true</text:span></text:span></text:p>
          </table:table-cell>
          <table:table-cell table:style-name="Tabela10.B2" office:value-type="string">
            <text:p text:style-name="P69"><text:span text:style-name="Source_20_Text"><text:span text:style-name="T2">boolean</text:span></text:span></text:p>
          </table:table-cell>
        </table:table-row>
        <table:table-row>
          <table:table-cell table:style-name="Tabela10.A5" office:value-type="string">
            <text:p text:style-name="P69"><text:span text:style-name="Source_20_Text"><text:span text:style-name="T2">v4</text:span></text:span></text:p>
          </table:table-cell>
          <table:table-cell table:style-name="Tabela10.B5" office:value-type="string">
            <text:p text:style-name="P69"><text:span text:style-name="Source_20_Text"><text:span text:style-name="T2">{nome: "Bruno"}</text:span></text:span></text:p>
          </table:table-cell>
          <table:table-cell table:style-name="Tabela10.B5" office:value-type="string">
            <text:p text:style-name="P69"><text:span text:style-name="Source_20_Text"><text:span text:style-name="T2">object</text:span></text:span></text:p>
          </table:table-cell>
        </table:table-row>
      </table:table>
      <text:list text:style-name="L20">
        <text:list-header>
          <text:p text:style-name="P101"/>
        </text:list-header>
        <text:list-item>
          <text:p text:style-name="P102"><text:span text:style-name="T4">Para </text:span><text:span text:style-name="Source_20_Text"><text:span text:style-name="T4">v1</text:span></text:span><text:span text:style-name="T2">, o operador corretamente retornou </text:span><text:span text:style-name="Source_20_Text"><text:span text:style-name="T2">number</text:span></text:span><text:span text:style-name="T2">, pois a variável armazena um valor numérico literal.</text:span></text:p>
        </text:list-item>
        <text:list-item>
          <text:p text:style-name="P102"><text:span text:style-name="T4">Para </text:span><text:span text:style-name="Source_20_Text"><text:span text:style-name="T4">v2</text:span></text:span><text:span text:style-name="T2">, o resultado foi </text:span><text:span text:style-name="Source_20_Text"><text:span text:style-name="T2">string</text:span></text:span><text:span text:style-name="T2">. Este caso destaca uma distinção crucial: embora o conteúdo visual seja "10", o uso de aspas o define como um texto, não um número, e o </text:span><text:span text:style-name="Source_20_Text"><text:span text:style-name="T2">typeof</text:span></text:span><text:span text:style-name="T2"> identifica essa diferença com precisão.</text:span></text:p>
        </text:list-item>
        <text:list-item>
          <text:p text:style-name="P102"><text:soft-page-break/><text:span text:style-name="T4">Para </text:span><text:span text:style-name="Source_20_Text"><text:span text:style-name="T4">v3</text:span></text:span><text:span text:style-name="T2">, o tipo retornado foi </text:span><text:span text:style-name="Source_20_Text"><text:span text:style-name="T2">boolean</text:span></text:span><text:span text:style-name="T2">. É fundamental notar que o valor de </text:span><text:span text:style-name="Source_20_Text"><text:span text:style-name="T2">v3</text:span></text:span><text:span text:style-name="T2"> é </text:span><text:span text:style-name="Source_20_Text"><text:span text:style-name="T2">true</text:span></text:span><text:span text:style-name="T2">. Isso ocorre porque o operador de igualdade frouxa (</text:span><text:span text:style-name="Source_20_Text"><text:span text:style-name="T2">==</text:span></text:span><text:span text:style-name="T2">) realiza a </text:span><text:span text:style-name="T4">coerção de tipo</text:span><text:span text:style-name="T2">, convertendo a string </text:span><text:span text:style-name="Source_20_Text"><text:span text:style-name="T2">"10"</text:span></text:span><text:span text:style-name="T2"> para um número antes da comparação. Este comportamento reforça a importância do </text:span><text:span text:style-name="Source_20_Text"><text:span text:style-name="T2">typeof</text:span></text:span><text:span text:style-name="T2">, pois ele nos permite ver a diferença de tipo que operadores como </text:span><text:span text:style-name="Source_20_Text"><text:span text:style-name="T2">==</text:span></text:span><text:span text:style-name="T2"> podem esconder, prevenindo bugs ao usar comparações estritas (</text:span><text:span text:style-name="Source_20_Text"><text:span text:style-name="T2">===</text:span></text:span><text:span text:style-name="T2">).</text:span></text:p>
        </text:list-item>
        <text:list-item>
          <text:p text:style-name="P102"><text:span text:style-name="T4">Para </text:span><text:span text:style-name="Source_20_Text"><text:span text:style-name="T4">v4</text:span></text:span><text:span text:style-name="T2">, o operador retornou </text:span><text:span text:style-name="Source_20_Text"><text:span text:style-name="T2">object</text:span></text:span><text:span text:style-name="T2">, identificando que a variável contém uma estrutura de dados mais complexa, neste caso, um objeto literal.</text:span></text:p>
          <text:p text:style-name="P103"/>
        </text:list-item>
      </text:list>
      <text:p text:style-name="P60"><text:span text:style-name="T2">Esta demonstração prática valida a eficácia do </text:span><text:span text:style-name="Source_20_Text"><text:span text:style-name="T2">typeof</text:span></text:span><text:span text:style-name="T2"> como uma ferramenta de diagnóstico. No entanto, é importante conhecer algumas de suas particularidades para utilizá-lo corretamente.</text:span></text:p>
      <text:p text:style-name="P59"/>
      <text:h text:style-name="P12" text:outline-level="3">3. Ponto de Atenção: Tratamento de Valores Numéricos</text:h>
      <text:p text:style-name="P7"/>
      <text:p text:style-name="P60"><text:span text:style-name="T2">Apesar de sua simplicidade, o operador </text:span><text:span text:style-name="Source_20_Text"><text:span text:style-name="T2">typeof</text:span></text:span><text:span text:style-name="T2"> possui comportamentos específicos que todo desenvolvedor JavaScript deve conhecer para evitar suposições incorretas. Compreender essas nuances é essencial para a escrita de um código robusto e livre de falhas.</text:span></text:p>
      <text:p text:style-name="P59"/>
      <text:p text:style-name="P60"><text:span text:style-name="T2">A principal observação sobre o seu funcionamento diz respeito a como ele lida com valores numéricos. O </text:span><text:span text:style-name="Source_20_Text"><text:span text:style-name="T2">typeof</text:span></text:span><text:span text:style-name="T2"> não faz distinção entre números inteiros e números de ponto flutuante (decimais). Para o JavaScript, ambos os formatos pertencem a um único tipo de dado numérico.</text:span></text:p>
      <text:p text:style-name="P59"/>
      <text:p text:style-name="P60"><text:span text:style-name="T2">Para reforçar este ponto, considere o seguinte: </text:span><text:span text:style-name="T4">Qualquer valor numérico, seja inteiro ou com casas decimais, sempre resultará no tipo </text:span><text:span text:style-name="Source_20_Text"><text:span text:style-name="T4">number</text:span></text:span><text:span text:style-name="T2">.</text:span></text:p>
      <text:p text:style-name="P59"/>
      <text:p text:style-name="P73"><text:span text:style-name="Source_20_Text"><text:span text:style-name="T2">typeof 10; <text:s text:c="5"/>// Retorna "number"</text:span></text:span></text:p>
      <text:p text:style-name="P73"><text:span text:style-name="Source_20_Text"><text:span text:style-name="T2">typeof 3.14; <text:s text:c="3"/>// Retorna "number"</text:span></text:span></text:p>
      <text:p text:style-name="P73"><text:span text:style-name="Source_20_Text"><text:span text:style-name="T2">typeof -100; <text:s text:c="3"/>// Retorna "number"</text:span></text:span></text:p>
      <text:p text:style-name="P10"><text:span text:style-name="Source_20_Text"><text:span text:style-name="T2"/></text:span></text:p>
      <text:p text:style-name="P59">O operador identifica a natureza numérica do dado, mas não oferece detalhes sobre sua precisão (inteiro vs. Float).</text:p>
      <text:p text:style-name="P59"/>
      <text:h text:style-name="P12" text:outline-level="3">4. Conclusão: Principais Aprendizados</text:h>
      <text:p text:style-name="P7"/>
      <text:p text:style-name="P60"><text:span text:style-name="T2">O operador </text:span><text:span text:style-name="Source_20_Text"><text:span text:style-name="T2">typeof</text:span></text:span><text:span text:style-name="T2"> se consolida como uma ferramenta fundamental e de uso simples no ecossistema JavaScript. Ele oferece um mecanismo direto e eficaz para a verificação de tipos, sendo um recurso indispensável para a depuração e para a construção de lógicas condicionais seguras.Os principais aprendizados sobre seu uso podem ser sintetizados nos seguintes pontos:</text:span></text:p>
      <text:p text:style-name="P59"/>
      <text:list text:style-name="L21">
        <text:list-item>
          <text:p text:style-name="P104"><text:span text:style-name="T4">Operador Unário:</text:span><text:span text:style-name="T2"> O </text:span><text:span text:style-name="Source_20_Text"><text:span text:style-name="T2">typeof</text:span></text:span><text:span text:style-name="T2"> é um operador unário que analisa o operando à sua direita e retorna uma string que descreve seu tipo de dado.</text:span></text:p>
        </text:list-item>
        <text:list-item>
          <text:p text:style-name="P104"><text:span text:style-name="T4">Identificação de Tipos Primitivos:</text:span><text:span text:style-name="T2"> Ele identifica com precisão os tipos </text:span><text:span text:style-name="Source_20_Text"><text:span text:style-name="T2">number</text:span></text:span><text:span text:style-name="T2">, </text:span><text:span text:style-name="Source_20_Text"><text:span text:style-name="T2">string</text:span></text:span><text:span text:style-name="T2"> e </text:span><text:span text:style-name="Source_20_Text"><text:span text:style-name="T2">boolean</text:span></text:span><text:span text:style-name="T2">, além de estruturas como </text:span><text:span text:style-name="Source_20_Text"><text:span text:style-name="T2">object</text:span></text:span><text:span text:style-name="T2"> (embora seja importante notar que ele retorna </text:span><text:span text:style-name="Source_20_Text"><text:span text:style-name="T2">"object"</text:span></text:span><text:span text:style-name="T2"> para vários tipos de dados, como arrays e </text:span><text:span text:style-name="Source_20_Text"><text:span text:style-name="T2">null</text:span></text:span><text:span text:style-name="T2">, exigindo verificações adicionais em cenários complexos).</text:span></text:p>
        </text:list-item>
        <text:list-item>
          <text:p text:style-name="P105"><text:soft-page-break/><text:span text:style-name="T9">Simplicidade e Utilidade:</text:span> Trata-se de uma ferramenta de fácil aplicação e essencial para garantir a integridade dos tipos de dados durante o desenvolvimento e a manutenção do código.</text:p>
          <text:p text:style-name="P105"/>
        </text:list-item>
      </text:list>
      <text:p text:style-name="P60"><text:span text:style-name="T2">Em resumo, dominar o uso do </text:span><text:span text:style-name="Source_20_Text"><text:span text:style-name="T2">typeof</text:span></text:span><text:span text:style-name="T2"> é um passo importante para escrever um código JavaScript mais robusto, previsível e menos suscetível a erros de tipo.</text:span></text:p>
      <text:p text:style-name="P59"/>
      <text:h text:style-name="Heading_20_1" text:outline-level="1"><text:bookmark-start text:name="__RefHeading___Toc2373_3828932059"/><text:span text:style-name="T5">Operador Spread (</text:span><text:span text:style-name="Source_20_Text"><text:span text:style-name="T5">...</text:span></text:span><text:span text:style-name="T5">) do JavaScript</text:span><text:bookmark-end text:name="__RefHeading___Toc2373_3828932059"/></text:h>
      <text:p text:style-name="P58"/>
      <text:p text:style-name="P60"><text:span text:style-name="T2">Introduzido na especificação ES6 do JavaScript, o operador Spread (</text:span><text:span text:style-name="Source_20_Text"><text:span text:style-name="T2">...</text:span></text:span><text:span text:style-name="T2">) transformou a maneira como desenvolvedores manipulam coleções de dados. Seu propósito fundamental é desmembrar, ou "espalhar", os elementos de uma estrutura iterável — como um Array — em elementos individuais. Essencialmente, ele transforma um conjunto de elementos em uma sequência, simplificando operações complexas. O domínio desta sintaxe é crucial para a escrita de código moderno, limpo e eficiente. A seguir, exploraremos as aplicações práticas deste operador, começando pelos seus casos de uso mais comuns e intuitivos com Arrays.</text:span></text:p>
      <text:p text:style-name="P59"/>
      <text:h text:style-name="P6" text:outline-level="2">2.0 Aplicações Fundamentais com Arrays</text:h>
      <text:p text:style-name="P7"/>
      <text:p text:style-name="P59">Arrays são o ponto de partida natural para entender o poder do operador Spread. Ele oferece uma sintaxe mais limpa e declarativa para manipulações comuns, como cópias e combinações, permitindo que os desenvolvedores expressem suas intenções de forma mais direta e legível.</text:p>
      <text:p text:style-name="P59"/>
      <text:h text:style-name="P12" text:outline-level="3">2.1 Cópia e Concatenação Simplificadas</text:h>
      <text:p text:style-name="P59">Uma das tarefas mais básicas ao trabalhar com Arrays é a criação de cópias. O operador Spread torna essa operação trivial, garantindo que um novo Array seja criado com os mesmos elementos do original.</text:p>
      <text:p text:style-name="P59"/>
      <text:p text:style-name="P73"><text:span text:style-name="Source_20_Text"><text:span text:style-name="T2">// Array original</text:span></text:span></text:p>
      <text:p text:style-name="P73"><text:span text:style-name="Source_20_Text"><text:span text:style-name="T2">const N1 = [10, 20, 30];</text:span></text:span></text:p>
      <text:p text:style-name="P97"/>
      <text:p text:style-name="P73"><text:span text:style-name="Source_20_Text"><text:span text:style-name="T2">// Copiando os elementos de N1 para N3 usando o Spread</text:span></text:span></text:p>
      <text:p text:style-name="P73"><text:span text:style-name="Source_20_Text"><text:span text:style-name="T2">const N3 = [...N1]; </text:span></text:span></text:p>
      <text:p text:style-name="P97"/>
      <text:p text:style-name="P73"><text:span text:style-name="Source_20_Text"><text:span text:style-name="T2">// N3 agora contém [10, 20, 30]</text:span></text:span></text:p>
      <text:p text:style-name="P10"><text:span text:style-name="Source_20_Text"><text:span text:style-name="T2"/></text:span></text:p>
      <text:p text:style-name="P59">Embora para uma cópia simples a diferença possa não parecer significativa, o poder do Spread se torna evidente na concatenação, onde a sintaxe é notavelmente mais limpa e declarativa do que métodos legados. Em vez de utilizar métodos tradicionais, o Spread permite combinar múltiplos Arrays em um novo de forma fluida e flexível.</text:p>
      <text:p text:style-name="P59"/>
      <text:p text:style-name="P59"/>
      <text:p text:style-name="P73"><text:span text:style-name="Source_20_Text"><text:span text:style-name="T2">const N1 = [10, 20, 30];</text:span></text:span></text:p>
      <text:p text:style-name="P73"><text:span text:style-name="Source_20_Text"><text:span text:style-name="T2">const N2 = [11, 22, 33, 44, 55];</text:span></text:span></text:p>
      <text:p text:style-name="P97"><text:soft-page-break/></text:p>
      <text:p text:style-name="P73"><text:span text:style-name="Source_20_Text"><text:span text:style-name="T2">// Combinando N1 e N2 em um novo Array</text:span></text:span></text:p>
      <text:p text:style-name="P73"><text:span text:style-name="Source_20_Text"><text:span text:style-name="T2">const N3 = [...N1, ...N2]; </text:span></text:span></text:p>
      <text:p text:style-name="P97"/>
      <text:p text:style-name="P73"><text:span text:style-name="Source_20_Text"><text:span text:style-name="T2">// N3 agora é [10, 20, 30, 11, 22, 33, 44, 55]</text:span></text:span></text:p>
      <text:p text:style-name="P10"><text:span text:style-name="Source_20_Text"><text:span text:style-name="T2"/></text:span></text:p>
      <text:p text:style-name="P59">A utilidade do operador, no entanto, estende-se para além de listas ordenadas como Arrays, aplicando-se com a mesma elegância a coleções de chave-valor, ou seja, Objetos.</text:p>
      <text:p text:style-name="P59"/>
      <text:h text:style-name="P6" text:outline-level="2">3.0 Manipulação Avançada de Objetos</text:h>
      <text:p text:style-name="P7"/>
      <text:p text:style-name="P59">O mesmo princípio de "espalhar" elementos se aplica às propriedades de um objeto. O operador Spread permite a fusão de múltiplos objetos e a criação de novos de forma elegante, simplificando a composição de estruturas de dados complexas.</text:p>
      <text:p text:style-name="P59"/>
      <text:h text:style-name="P12" text:outline-level="3">3.1 Fusão de Propriedades e Resolução de Conflitos</text:h>
      <text:p text:style-name="P7"/>
      <text:p text:style-name="P59">Ao combinar objetos, o operador Spread segue regras claras para mesclar propriedades e resolver conflitos quando chaves idênticas são encontradas. Observe o código a seguir:</text:p>
      <text:p text:style-name="P59"/>
      <text:p text:style-name="P73"><text:span text:style-name="Source_20_Text"><text:span text:style-name="T2">const jogador1 = {nome: "Bruno", energia: 100, vidas: 3, magia: 150};</text:span></text:span></text:p>
      <text:p text:style-name="P73"><text:span text:style-name="Source_20_Text"><text:span text:style-name="T2">const jogador2 = {nome: "Bruce", energia: 100, vidas: 5, velocidade: 80};</text:span></text:span></text:p>
      <text:p text:style-name="P97"/>
      <text:p text:style-name="P73"><text:span text:style-name="Source_20_Text"><text:span text:style-name="T2">// Fusão dos dois objetos</text:span></text:span></text:p>
      <text:p text:style-name="P73"><text:span text:style-name="Source_20_Text"><text:span text:style-name="T2">const jogador3 = {...jogador1, ...jogador2};</text:span></text:span></text:p>
      <text:p text:style-name="P97"/>
      <text:p text:style-name="P73"><text:span text:style-name="Source_20_Text"><text:span text:style-name="T2">/*</text:span></text:span></text:p>
      <text:p text:style-name="P73"><text:span text:style-name="Source_20_Text"><text:span text:style-name="T2">Resultado em jogador3:</text:span></text:span></text:p>
      <text:p text:style-name="P73"><text:span text:style-name="Source_20_Text"><text:span text:style-name="T2">{</text:span></text:span></text:p>
      <text:p text:style-name="P73"><text:span text:style-name="Source_20_Text"><text:span text:style-name="T2"><text:s text:c="2"/>nome: "Bruce", <text:s text:c="5"/>// Do jogador2 (último)</text:span></text:span></text:p>
      <text:p text:style-name="P73"><text:span text:style-name="Source_20_Text"><text:span text:style-name="T2"><text:s text:c="2"/>energia: 100, <text:s text:c="6"/></text:span></text:span></text:p>
      <text:p text:style-name="P73"><text:span text:style-name="Source_20_Text"><text:span text:style-name="T2"><text:s text:c="2"/>vidas: 5, <text:s text:c="10"/>// Do jogador2 (último)</text:span></text:span></text:p>
      <text:p text:style-name="P73"><text:span text:style-name="Source_20_Text"><text:span text:style-name="T2"><text:s text:c="2"/>magia: 150, <text:s text:c="8"/>// Do jogador1</text:span></text:span></text:p>
      <text:p text:style-name="P73"><text:span text:style-name="Source_20_Text"><text:span text:style-name="T2"><text:s text:c="2"/>velocidade: 80 <text:s text:c="5"/>// Do jogador2</text:span></text:span></text:p>
      <text:p text:style-name="P73"><text:span text:style-name="Source_20_Text"><text:span text:style-name="T2">}</text:span></text:span></text:p>
      <text:p text:style-name="P73"><text:span text:style-name="Source_20_Text"><text:span text:style-name="T2">*/</text:span></text:span></text:p>
      <text:p text:style-name="P10"><text:span text:style-name="Source_20_Text"><text:span text:style-name="T2"/></text:span></text:p>
      <text:p text:style-name="P60"><text:span text:style-name="T2">A análise do objeto </text:span><text:span text:style-name="Source_20_Text"><text:span text:style-name="T2">jogador3</text:span></text:span><text:span text:style-name="T2"> revela as duas regras de fusão em ação:</text:span></text:p>
      <text:p text:style-name="P59"/>
      <text:list text:style-name="L22">
        <text:list-item>
          <text:p text:style-name="P106"><text:soft-page-break/><text:span text:style-name="T4">Combinação de Propriedades Únicas</text:span><text:span text:style-name="T2">: Propriedades que existem em apenas um dos objetos de origem, como </text:span><text:span text:style-name="Source_20_Text"><text:span text:style-name="T2">magia</text:span></text:span><text:span text:style-name="T2"> (de </text:span><text:span text:style-name="Source_20_Text"><text:span text:style-name="T2">jogador1</text:span></text:span><text:span text:style-name="T2">) e </text:span><text:span text:style-name="Source_20_Text"><text:span text:style-name="T2">velocidade</text:span></text:span><text:span text:style-name="T2"> (de </text:span><text:span text:style-name="Source_20_Text"><text:span text:style-name="T2">jogador2</text:span></text:span><text:span text:style-name="T2">), são simplesmente adicionadas ao novo objeto.</text:span></text:p>
        </text:list-item>
        <text:list-item>
          <text:p text:style-name="P106"><text:span text:style-name="T4">Resolução de Conflitos</text:span><text:span text:style-name="T2">: Quando dois ou mais objetos compartilham uma propriedade com a mesma chave (como </text:span><text:span text:style-name="Source_20_Text"><text:span text:style-name="T2">nome</text:span></text:span><text:span text:style-name="T2"> e </text:span><text:span text:style-name="Source_20_Text"><text:span text:style-name="T2">vidas</text:span></text:span><text:span text:style-name="T2">), o valor do último objeto na sequência prevalece. Por isso, </text:span><text:span text:style-name="Source_20_Text"><text:span text:style-name="T2">jogador3</text:span></text:span><text:span text:style-name="T2"> herda os valores de </text:span><text:span text:style-name="Source_20_Text"><text:span text:style-name="T2">nome</text:span></text:span><text:span text:style-name="T2"> e </text:span><text:span text:style-name="Source_20_Text"><text:span text:style-name="T2">vidas</text:span></text:span><text:span text:style-name="T2"> do </text:span><text:span text:style-name="Source_20_Text"><text:span text:style-name="T2">jogador2</text:span></text:span><text:span text:style-name="T2">.</text:span></text:p>
        </text:list-item>
      </text:list>
      <text:p text:style-name="P59">Essa capacidade de espalhar elementos não se limita a estruturas de dados; ela também otimiza a forma como interagimos com funções.</text:p>
      <text:h text:style-name="P6" text:outline-level="2">4.0 Integração com Funções: Passagem Dinâmica de Argumentos</text:h>
      <text:p text:style-name="P7"/>
      <text:p text:style-name="P60"><text:span text:style-name="T2">Um desafio comum em JavaScript é a necessidade de passar os elementos de um Array como argumentos individuais para uma função. Antes de vermos a solução, é crucial entender o problema. Se passarmos um array diretamente para uma função que espera múltiplos argumentos, o resultado será incorreto. A função receberá um único argumento (o array em si) em vez de elementos separados, levando a um "retorno estranho" ou </text:span><text:span text:style-name="Source_20_Text"><text:span text:style-name="T2">undefined</text:span></text:span><text:span text:style-name="T2">, pois não consegue realizar a operação esperada. O operador Spread resolve isso de forma direta e moderna. Considere a seguinte função, que espera três argumentos numéricos:</text:span></text:p>
      <text:p text:style-name="P59"/>
      <text:p text:style-name="P73"><text:span text:style-name="Source_20_Text"><text:span text:style-name="T2">const soma = (v1, v2, v3) =&gt; {</text:span></text:span></text:p>
      <text:p text:style-name="P73"><text:span text:style-name="Source_20_Text"><text:span text:style-name="T2"><text:s text:c="4"/>return v1 + v2 + v3;</text:span></text:span></text:p>
      <text:p text:style-name="P73"><text:span text:style-name="Source_20_Text"><text:span text:style-name="T2">}</text:span></text:span></text:p>
      <text:p text:style-name="P10"><text:span text:style-name="Source_20_Text"><text:span text:style-name="T2"/></text:span></text:p>
      <text:p text:style-name="P59">A tabela abaixo compara a chamada tradicional com a abordagem moderna usando o operador Spread.</text:p>
      <text:p text:style-name="P59"/>
      <table:table table:name="Tabela11" table:style-name="Tabela11">
        <table:table-column table:style-name="Tabela11.A"/>
        <table:table-column table:style-name="Tabela11.B"/>
        <table:table-row>
          <table:table-cell table:style-name="Tabela11.A1" office:value-type="string">
            <text:p text:style-name="P68">Abordagem</text:p>
          </table:table-cell>
          <table:table-cell table:style-name="Tabela11.B1" office:value-type="string">
            <text:p text:style-name="P68">Exemplo de Código</text:p>
          </table:table-cell>
        </table:table-row>
        <table:table-row>
          <table:table-cell table:style-name="Tabela11.A2" office:value-type="string">
            <text:p text:style-name="P107">Tradicional (Argumentos Diretos)</text:p>
          </table:table-cell>
          <table:table-cell table:style-name="Tabela11.B2" office:value-type="string">
            <text:p text:style-name="P69"><text:span text:style-name="Source_20_Text"><text:span text:style-name="T2">soma(1, 5, 4);</text:span></text:span></text:p>
          </table:table-cell>
        </table:table-row>
        <table:table-row>
          <table:table-cell table:style-name="Tabela11.A3" office:value-type="string">
            <text:p text:style-name="P107">Com Operador Spread</text:p>
          </table:table-cell>
          <table:table-cell table:style-name="Tabela11.B3" office:value-type="string">
            <text:p text:style-name="P69"><text:span text:style-name="Source_20_Text"><text:span text:style-name="T2">const valores = [1, 5, 4]; soma(...valores);</text:span></text:span></text:p>
          </table:table-cell>
        </table:table-row>
      </table:table>
      <text:p text:style-name="P59"/>
      <text:p text:style-name="P60"><text:span text:style-name="T2">O benefício principal desta abordagem é a capacidade de passar dinamicamente o conteúdo de um Array para os parâmetros de uma função. O operador "espalha" os elementos do array </text:span><text:span text:style-name="Source_20_Text"><text:span text:style-name="T2">valores</text:span></text:span><text:span text:style-name="T2">, mapeando </text:span><text:span text:style-name="Source_20_Text"><text:span text:style-name="T2">1</text:span></text:span><text:span text:style-name="T2"> para </text:span><text:span text:style-name="Source_20_Text"><text:span text:style-name="T2">v1</text:span></text:span><text:span text:style-name="T2">, </text:span><text:span text:style-name="Source_20_Text"><text:span text:style-name="T2">5</text:span></text:span><text:span text:style-name="T2"> para </text:span><text:span text:style-name="Source_20_Text"><text:span text:style-name="T2">v2</text:span></text:span><text:span text:style-name="T2"> e </text:span><text:span text:style-name="Source_20_Text"><text:span text:style-name="T2">4</text:span></text:span><text:span text:style-name="T2"> para </text:span><text:span text:style-name="Source_20_Text"><text:span text:style-name="T2">v3</text:span></text:span><text:span text:style-name="T2"> de forma automática. Embora essas aplicações sejam poderosas, a capacidade do Spread de servir como uma ponte entre diferentes partes do ecossistema JavaScript—como o DOM e os Arrays—demonstra seu verdadeiro poder prático.</text:span></text:p>
      <text:p text:style-name="P59"/>
      <text:h text:style-name="P108" text:outline-level="2"><text:span text:style-name="T2">5.0 O Caso de Uso Definitivo: Transformando </text:span><text:span text:style-name="Source_20_Text"><text:span text:style-name="T2">HTMLCollection</text:span></text:span><text:span text:style-name="T2"> em Array</text:span></text:h>
      <text:p text:style-name="P7"/>
      <text:p text:style-name="P60"><text:span text:style-name="T2">Este caso de uso demonstra a capacidade do operador de resolver um problema prático e comum na manipulação do DOM: a limitação das </text:span><text:span text:style-name="Source_20_Text"><text:span text:style-name="T2">HTMLCollections</text:span></text:span><text:span text:style-name="T2">. Ele serve como uma ponte essencial entre as APIs do DOM e as funcionalidades modernas dos Arrays em JavaScript.</text:span></text:p>
      <text:p text:style-name="P59"/>
      <text:h text:style-name="P50" text:outline-level="3"><text:span text:style-name="T2">5.1 A Limitação Fundamental da </text:span><text:span text:style-name="Source_20_Text"><text:span text:style-name="T2">HTMLCollection</text:span></text:span></text:h>
      <text:p text:style-name="P22"><text:span text:style-name="Source_20_Text"><text:span text:style-name="T2"/></text:span></text:p>
      <text:p text:style-name="P60"><text:soft-page-break/><text:span text:style-name="T2">Métodos do DOM como </text:span><text:span text:style-name="Source_20_Text"><text:span text:style-name="T2">document.getElementsByTagName()</text:span></text:span><text:span text:style-name="T2"> retornam uma </text:span><text:span text:style-name="Source_20_Text"><text:span text:style-name="T2">HTMLCollection</text:span></text:span><text:span text:style-name="T2">, que é uma coleção de elementos semelhante a um Array, mas com uma desvantagem fundamental: a ausência de métodos de Array modernos e poderosos, como </text:span><text:span text:style-name="Source_20_Text"><text:span text:style-name="T2">.forEach()</text:span></text:span><text:span text:style-name="T2">, </text:span><text:span text:style-name="Source_20_Text"><text:span text:style-name="T2">.map()</text:span></text:span><text:span text:style-name="T2"> ou </text:span><text:span text:style-name="Source_20_Text"><text:span text:style-name="T2">.filter()</text:span></text:span><text:span text:style-name="T2">. Tentar invocar um desses métodos em uma </text:span><text:span text:style-name="Source_20_Text"><text:span text:style-name="T2">HTMLCollection</text:span></text:span><text:span text:style-name="T2"> resultará em um erro, pois eles simplesmente não existem em seu protótipo:</text:span></text:p>
      <text:p text:style-name="P59"/>
      <text:p text:style-name="P95"><text:span text:style-name="Source_20_Text"><text:span text:style-name="T2">TypeError: objs1.forEach is not a function</text:span></text:span></text:p>
      <text:p text:style-name="P60"><text:span text:style-name="Source_20_Text"><text:span text:style-name="T2"/></text:span></text:p>
      <text:h text:style-name="P12" text:outline-level="3">5.2 A Solução Elegante com o Operador Spread</text:h>
      <text:p text:style-name="P7"/>
      <text:p text:style-name="P60"><text:span text:style-name="T2">O operador Spread resolve essa limitação de forma concisa. Ao espalhar os elementos de uma </text:span><text:span text:style-name="Source_20_Text"><text:span text:style-name="T2">HTMLCollection</text:span></text:span><text:span text:style-name="T2"> dentro de literais de Array (</text:span><text:span text:style-name="Source_20_Text"><text:span text:style-name="T2">[]</text:span></text:span><text:span text:style-name="T2">), nós a convertemos em um verdadeiro Array de JavaScript.</text:span></text:p>
      <text:p text:style-name="P59"/>
      <text:p text:style-name="P73"><text:span text:style-name="Source_20_Text"><text:span text:style-name="T2">// Obtém uma HTMLCollection de todas as &lt;div&gt; da página</text:span></text:span></text:p>
      <text:p text:style-name="P73"><text:span text:style-name="Source_20_Text"><text:span text:style-name="T2">const objs1 = document.getElementsByTagName("div");</text:span></text:span></text:p>
      <text:p text:style-name="P97"/>
      <text:p text:style-name="P73"><text:span text:style-name="Source_20_Text"><text:span text:style-name="T2">// Converte a HTMLCollection em um Array genuíno</text:span></text:span></text:p>
      <text:p text:style-name="P73"><text:span text:style-name="Source_20_Text"><text:span text:style-name="T2">const objs2 = [...objs1];</text:span></text:span></text:p>
      <text:p text:style-name="P10"><text:span text:style-name="Source_20_Text"><text:span text:style-name="T2"/></text:span></text:p>
      <text:p text:style-name="P60"><text:span text:style-name="T2">A distinção fica clara em um console de navegador: enquanto </text:span><text:span text:style-name="Source_20_Text"><text:span text:style-name="T2">objs1</text:span></text:span><text:span text:style-name="T2"> oferece um conjunto limitado de métodos como </text:span><text:span text:style-name="Source_20_Text"><text:span text:style-name="T2">item()</text:span></text:span><text:span text:style-name="T2"> e </text:span><text:span text:style-name="Source_20_Text"><text:span text:style-name="T2">namedItem()</text:span></text:span><text:span text:style-name="T2">, </text:span><text:span text:style-name="Source_20_Text"><text:span text:style-name="T2">objs2</text:span></text:span><text:span text:style-name="T2"> desbloqueia todo o arsenal de protótipos de Array, como </text:span><text:span text:style-name="Source_20_Text"><text:span text:style-name="T2">map</text:span></text:span><text:span text:style-name="T2">, </text:span><text:span text:style-name="Source_20_Text"><text:span text:style-name="T2">filter</text:span></text:span><text:span text:style-name="T2">, </text:span><text:span text:style-name="Source_20_Text"><text:span text:style-name="T2">reduce</text:span></text:span><text:span text:style-name="T2"> e </text:span><text:span text:style-name="Source_20_Text"><text:span text:style-name="T2">forEach</text:span></text:span><text:span text:style-name="T2">. Além disso, a </text:span><text:span text:style-name="Source_20_Text"><text:span text:style-name="T2">HTMLCollection</text:span></text:span><text:span text:style-name="T2"> é uma coleção "viva" e restrita a elementos do DOM, enquanto o novo Array é uma estrutura de dados estática e flexível, capaz de armazenar qualquer tipo de dado JavaScript.</text:span></text:p>
      <text:p text:style-name="P59"/>
      <text:h text:style-name="P12" text:outline-level="3">5.3 Impacto Prático na Manipulação do DOM</text:h>
      <text:p text:style-name="P60"><text:span text:style-name="T2">Com a coleção de elementos do DOM agora convertida em um Array, podemos manipulá-los de forma muito mais eficiente. Por exemplo, podemos usar o método </text:span><text:span text:style-name="Source_20_Text"><text:span text:style-name="T2">.forEach()</text:span></text:span><text:span text:style-name="T2"> para iterar sobre cada </text:span><text:span text:style-name="Source_20_Text"><text:span text:style-name="T2">div</text:span></text:span><text:span text:style-name="T2"> e modificar seu conteúdo.</text:span></text:p>
      <text:p text:style-name="P59"/>
      <text:p text:style-name="P73"><text:span text:style-name="Source_20_Text"><text:span text:style-name="T2">// Agora que objs2 é um Array, podemos usar .forEach()</text:span></text:span></text:p>
      <text:p text:style-name="P73"><text:span text:style-name="Source_20_Text"><text:span text:style-name="T2">objs2.forEach(element =&gt; {</text:span></text:span></text:p>
      <text:p text:style-name="P73"><text:span text:style-name="Source_20_Text"><text:span text:style-name="T2"><text:s text:c="4"/>element.innerHTML = "curso"; </text:span></text:span></text:p>
      <text:p text:style-name="P73"><text:span text:style-name="Source_20_Text"><text:span text:style-name="T2">});</text:span></text:span></text:p>
      <text:p text:style-name="P10"><text:span text:style-name="Source_20_Text"><text:span text:style-name="T2"/></text:span></text:p>
      <text:p text:style-name="P60"><text:span text:style-name="T2">Essa técnica representa uma mudança de paradigma: em vez de usar laços </text:span><text:span text:style-name="Source_20_Text"><text:span text:style-name="T2">for</text:span></text:span><text:span text:style-name="T2"> </text:span><text:span text:style-name="T4">imperativos</text:span><text:span text:style-name="T2"> para manipular grupos de elementos do DOM, podemos adotar uma abordagem </text:span><text:span text:style-name="T4">declarativa</text:span><text:span text:style-name="T2"> e mais expressiva com métodos de Array. O operador Spread serve como a ponte que torna isso possível.</text:span></text:p>
      <text:p text:style-name="P59"/>
      <text:h text:style-name="P6" text:outline-level="2"><text:soft-page-break/>6.0 Conclusão: A Relevância do Operador Spread no Ecossistema Moderno</text:h>
      <text:p text:style-name="P7"/>
      <text:p text:style-name="P60"><text:span text:style-name="T2">Ao longo deste guia, exploramos a versatilidade do operador Spread (</text:span><text:span text:style-name="Source_20_Text"><text:span text:style-name="T2">...</text:span></text:span><text:span text:style-name="T2">), desde a simplificação de operações com Arrays e Objetos até a otimização de chamadas de função e, crucialmente, a transformação de </text:span><text:span text:style-name="Source_20_Text"><text:span text:style-name="T2">HTMLCollections</text:span></text:span><text:span text:style-name="T2"> em Arrays funcionais. Cada caso de uso demonstra um princípio central: o poder de desmembrar coleções em elementos individuais. O operador Spread é mais do que uma conveniência sintática; é uma ferramenta fundamental que promove um estilo de programação mais funcional e declarativo no JavaScript. Ele permite que os desenvolvedores escrevam um código mais limpo, expressivo e menos propenso a erros. Sua importância no mundo real é reforçada por seu uso extensivo em frameworks populares como </text:span><text:span text:style-name="T4">React</text:span><text:span text:style-name="T2"> e </text:span><text:span text:style-name="T4">React Native</text:span><text:span text:style-name="T2">, solidificando seu status como uma habilidade essencial para qualquer desenvolvedor JavaScript que busca escrever código robusto e moderno.</text:span></text:p>
      <text:p text:style-name="P59"/>
      <text:h text:style-name="Heading_20_1" text:outline-level="1"><text:bookmark-start text:name="__RefHeading___Toc7279_3720763301"/>Dominando o Controle de Fluxo em JavaScript<text:bookmark-end text:name="__RefHeading___Toc7279_3720763301"/></text:h>
      <text:p text:style-name="P80"/>
      <text:h text:style-name="P12" text:outline-level="3">1.0 Introdução: A Base da Lógica de Programação</text:h>
      <text:p text:style-name="P7"/>
      <text:p text:style-name="P109">As declarações condicionais são a pedra angular de aplicações dinâmicas e responsivas. Em JavaScript, a declaração <text:span text:style-name="Source_20_Text">if</text:span> é a ferramenta primária para controlar o fluxo de execução do código com base em condições específicas, tornando-a um conceito absolutamente essencial para qualquer desenvolvedor. Sem a capacidade de tomar decisões, um programa seguiria apenas um caminho linear e imutável. É o controle de fluxo que permite que nossas aplicações reajam a entradas do usuário, estados de dados e mudanças no ambiente de execução. A declaração <text:span text:style-name="Source_20_Text">if</text:span> e suas variantes fornecem as seguintes capacidades cruciais:</text:p>
      <text:p text:style-name="P109"/>
      <text:list text:style-name="L23">
        <text:list-item>
          <text:p text:style-name="P110"><text:span text:style-name="T9">Controle do fluxo de execução do programa:</text:span> Permitem desviar ou alterar o caminho que o código segue durante sua execução.</text:p>
        </text:list-item>
        <text:list-item>
          <text:p text:style-name="P110"><text:span text:style-name="T9">Tomada de decisões:</text:span> Utilizam expressões lógicas, que avaliam para <text:span text:style-name="Source_20_Text">verdadeiro</text:span> ou <text:span text:style-name="Source_20_Text">falso</text:span>, para determinar qual ação tomar.</text:p>
        </text:list-item>
        <text:list-item>
          <text:p text:style-name="P110"><text:span text:style-name="T9">Execução seletiva de código:</text:span> Garantem que um bloco de código específico seja executado somente quando uma ou mais condições predefinidas são atendidas.</text:p>
        </text:list-item>
      </text:list>
      <text:p text:style-name="P109"/>
      <text:p text:style-name="P109">Para construir uma base sólida neste tópico, começaremos analisando a forma mais simples e fundamental deste poderoso comando.</text:p>
      <text:p text:style-name="P109"/>
      <text:h text:style-name="P12" text:outline-level="3">2.0 A Estrutura Condicional <text:span text:style-name="Source_20_Text">if</text:span> Simples</text:h>
      <text:p text:style-name="P109">A declaração <text:span text:style-name="Source_20_Text">if</text:span> básica é o bloco de construção fundamental para a tomada de decisões no código. Sua importância estratégica reside em sua simplicidade e poder: um programa avalia uma única condição para decidir se deve ou não executar um conjunto específico de instruções. É o primeiro passo para criar programas que não são apenas sequências de comandos, but sim sistemas lógicos que podem se adaptar e responder.</text:p>
      <text:h text:style-name="P111" text:outline-level="4">2.1 O Fluxo Conceitual</text:h>
      <text:p text:style-name="P8"/>
      <text:p text:style-name="P109">O processo de execução de uma declaração <text:span text:style-name="Source_20_Text">if</text:span> simples é direto e pode ser visualizado como um desvio condicional no fluxo do programa.</text:p>
      <text:p text:style-name="P109"/>
      <text:list text:style-name="L24">
        <text:list-item>
          <text:p text:style-name="P112">O programa chega à declaração <text:span text:style-name="Source_20_Text">if</text:span>.</text:p>
        </text:list-item>
        <text:list-item>
          <text:p text:style-name="P112"><text:soft-page-break/>Uma expressão lógica contida nos parênteses é avaliada. Essa expressão resultará em um valor booleano: <text:span text:style-name="Source_20_Text">verdadeiro</text:span> (<text:span text:style-name="Source_20_Text">true</text:span>) ou <text:span text:style-name="Source_20_Text">falso</text:span> (<text:span text:style-name="Source_20_Text">false</text:span>).</text:p>
        </text:list-item>
        <text:list-item>
          <text:p text:style-name="P112">Se o resultado for <text:span text:style-name="Source_20_Text">verdadeiro</text:span>, o bloco de código contido dentro das chaves <text:span text:style-name="Source_20_Text">{}</text:span> do <text:span text:style-name="Source_20_Text">if</text:span> é executado.</text:p>
        </text:list-item>
        <text:list-item>
          <text:p text:style-name="P112">Se o resultado for <text:span text:style-name="Source_20_Text">falso</text:span>, o bloco de código é completamente ignorado. O interpretador JavaScript "pula" este bloco.</text:p>
        </text:list-item>
        <text:list-item>
          <text:p text:style-name="P112">Em ambos os casos, após a avaliação, a execução do programa "segue a vida", continuando normalmente na primeira linha de código que se segue à estrutura <text:span text:style-name="Source_20_Text">if</text:span>.</text:p>
          <text:p text:style-name="P112"/>
        </text:list-item>
      </text:list>
      <text:h text:style-name="P111" text:outline-level="4">2.2 Sintaxe e Aplicação Prática</text:h>
      <text:p text:style-name="P8"/>
      <text:p text:style-name="P109">A sintaxe fundamental da declaração <text:span text:style-name="Source_20_Text">if</text:span> é concisa e clara. Ela consiste na palavra-chave <text:span text:style-name="Source_20_Text">if</text:span>, seguida por uma expressão lógica entre parênteses e um bloco de código entre chaves.</text:p>
      <text:p text:style-name="P109"/>
      <text:p text:style-name="P97"><text:span text:style-name="Source_20_Text">if (expressão_lógica) {</text:span></text:p>
      <text:p text:style-name="P97"><text:span text:style-name="Source_20_Text"><text:s text:c="2"/>// Bloco de comandos a ser executado se a expressão for verdadeira.</text:span></text:p>
      <text:p text:style-name="P97"><text:span text:style-name="Source_20_Text">}</text:span></text:p>
      <text:p text:style-name="P13"><text:span text:style-name="Source_20_Text"/></text:p>
      <text:p text:style-name="P109">Vamos aplicar isso a um exemplo prático. Considere um programa que precisa verificar se o valor de uma variável é maior que 10.</text:p>
      <text:p text:style-name="P109"/>
      <text:p text:style-name="P113">Cenário 1: Condição Verdadeira</text:p>
      <text:p text:style-name="P113"/>
      <text:p text:style-name="P109">Neste caso, a variável <text:span text:style-name="Source_20_Text">num</text:span> é <text:span text:style-name="Source_20_Text">100</text:span>. A condição <text:span text:style-name="Source_20_Text">num &gt; 10</text:span> é avaliada como <text:span text:style-name="Source_20_Text">verdadeira</text:span>, e o bloco de código dentro do <text:span text:style-name="Source_20_Text">if</text:span> é executado.</text:p>
      <text:p text:style-name="P109"/>
      <text:p text:style-name="P97"><text:span text:style-name="Source_20_Text">let num = 10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text:span></text:p>
      <text:p text:style-name="P97"/>
      <text:p text:style-name="P97"><text:span text:style-name="Source_20_Text">console.log("fim do programa");</text:span></text:p>
      <text:p text:style-name="P97"><text:span text:style-name="Source_20_Text"/></text:p>
      <text:p text:style-name="P114">Saída:</text:p>
      <text:p text:style-name="P114"/>
      <text:p text:style-name="P97"><text:span text:style-name="Source_20_Text">numeral maior que 10</text:span></text:p>
      <text:p text:style-name="P97"><text:span text:style-name="Source_20_Text">fim do programa</text:span></text:p>
      <text:p text:style-name="P13"><text:span text:style-name="Source_20_Text"/></text:p>
      <text:p text:style-name="P13"><text:span text:style-name="Source_20_Text"/></text:p>
      <text:p text:style-name="P13"><text:span text:style-name="Source_20_Text"/></text:p>
      <text:p text:style-name="P113"><text:soft-page-break/>Cenário 2: Condição Falsa</text:p>
      <text:p text:style-name="P113"/>
      <text:p text:style-name="P109">Agora, a variável <text:span text:style-name="Source_20_Text">num</text:span> é <text:span text:style-name="Source_20_Text">10</text:span>. A condição <text:span text:style-name="Source_20_Text">num &gt; 10</text:span> é avaliada como <text:span text:style-name="Source_20_Text">falsa</text:span>. Como a condição é falsa, o interpretador JavaScript "pula" o bloco <text:span text:style-name="Source_20_Text">if</text:span> por completo e continua a execução na linha seguinte—neste caso, "segue a vida" para o <text:span text:style-name="Source_20_Text">console.log("fim do programa")</text:span>.</text:p>
      <text:p text:style-name="P109"/>
      <text:p text:style-name="P40"><text:span text:style-name="Source_20_Text">let num = 10;</text:span></text:p>
      <text:p text:style-name="P40"/>
      <text:p text:style-name="P40"><text:span text:style-name="Source_20_Text">if (num &gt; 10) {</text:span></text:p>
      <text:p text:style-name="P40"><text:span text:style-name="Source_20_Text"><text:s text:c="2"/>console.log("numeral maior que 10");</text:span></text:p>
      <text:p text:style-name="P40"><text:span text:style-name="Source_20_Text">}</text:span></text:p>
      <text:p text:style-name="P40"/>
      <text:p text:style-name="P40"><text:span text:style-name="Source_20_Text">console.log("fim do programa");</text:span></text:p>
      <text:p text:style-name="P40"><text:span text:style-name="Source_20_Text"/></text:p>
      <text:p text:style-name="P115">Saída:</text:p>
      <text:p text:style-name="P40"><text:span text:style-name="Source_20_Text">fim do programa</text:span></text:p>
      <text:p text:style-name="P13"><text:span text:style-name="Source_20_Text"/></text:p>
      <text:h text:style-name="P111" text:outline-level="4">2.3 Uma Regra Crucial: O Uso das Chaves <text:span text:style-name="Source_20_Text">{}</text:span></text:h>
      <text:p text:style-name="P8"><text:span text:style-name="Source_20_Text"/></text:p>
      <text:p text:style-name="P109">Em JavaScript, as chaves <text:span text:style-name="Source_20_Text">{}</text:span> são usadas para delimitar o escopo de um bloco de código. A regra para a declaração <text:span text:style-name="Source_20_Text">if</text:span> é a seguinte:</text:p>
      <text:p text:style-name="P109"/>
      <text:list text:style-name="L25">
        <text:list-item>
          <text:p text:style-name="P116">Se o bloco <text:span text:style-name="Source_20_Text">if</text:span> contém <text:span text:style-name="T9">mais de um comando</text:span>, as chaves são <text:span text:style-name="T9">obrigatórias</text:span>.</text:p>
        </text:list-item>
        <text:list-item>
          <text:p text:style-name="P116">Se o bloco <text:span text:style-name="Source_20_Text">if</text:span> contém <text:span text:style-name="T9">apenas um único comando</text:span>, as chaves são opcionais.</text:p>
          <text:p text:style-name="P116"/>
        </text:list-item>
      </text:list>
      <text:p text:style-name="P109">Embora opcionais no segundo caso, a prática unânime entre desenvolvedores experientes é <text:span text:style-name="T9">sempre</text:span> usar as chaves. Isso não apenas melhora a clareza, mas também previne erros lógicos difíceis de rastrear quando um segundo comando é adicionado ao bloco <text:span text:style-name="Source_20_Text">if</text:span> durante a manutenção do código. É fundamental entender que, em JavaScript, apenas as chaves definem o escopo do bloco condicional. Isso difere de linguagens como Python, onde a indentação do código determina o bloco. Em JavaScript, a indentação é apenas para legibilidade.</text:p>
      <text:p text:style-name="P109"/>
      <text:h text:style-name="P117" text:outline-level="5">O Perigo de Omitir as Chaves</text:h>
      <text:p text:style-name="P7"/>
      <text:p text:style-name="P109">Omitir as chaves pode levar a resultados inesperados. Sem elas, apenas a <text:span text:style-name="T13">primeira instrução</text:span> seguinte ao <text:span text:style-name="Source_20_Text">if</text:span> é considerada parte da condição. Observe o exemplo abaixo:</text:p>
      <text:p text:style-name="P109"/>
      <text:p text:style-name="P109"/>
      <text:p text:style-name="P109"/>
      <text:p text:style-name="P109"/>
      <text:p text:style-name="P109"/>
      <text:p text:style-name="P109"/>
      <text:p text:style-name="P109"/>
      <text:p text:style-name="P109"/>
      <text:p text:style-name="P109"/>
      <text:p text:style-name="P109"/>
      <text:p text:style-name="P97"><text:soft-page-break/><text:span text:style-name="Source_20_Text">let num = 10; // Condição será falsa</text:span></text:p>
      <text:p text:style-name="P97"/>
      <text:p text:style-name="P97"><text:span text:style-name="Source_20_Text">if (num &gt; 10)</text:span></text:p>
      <text:p text:style-name="P97"><text:span text:style-name="Source_20_Text"><text:s text:c="2"/>console.log("Este comando faz parte do if."); // Esta linha será pulada</text:span></text:p>
      <text:p text:style-name="P97"><text:span text:style-name="Source_20_Text"><text:s text:c="2"/>console.log("Este comando NÃO faz parte do if."); // Esta linha executará sempre!</text:span></text:p>
      <text:p text:style-name="P97"><text:span text:style-name="Source_20_Text"/></text:p>
      <text:p text:style-name="P114">Saída:</text:p>
      <text:p text:style-name="P97"><text:span text:style-name="Source_20_Text">Este comando NÃO faz parte do if.</text:span></text:p>
      <text:p text:style-name="P13"><text:span text:style-name="Source_20_Text"/></text:p>
      <text:p text:style-name="P109">Como a condição <text:span text:style-name="Source_20_Text">10 &gt; 10</text:span> é falsa, o primeiro <text:span text:style-name="Source_20_Text">console.log</text:span> é corretamente pulado. No entanto, o segundo <text:span text:style-name="Source_20_Text">console.log</text:span>, apesar de indentado, não está dentro do escopo do <text:span text:style-name="Source_20_Text">if</text:span> e é executado incondicionalmente. Este é um exemplo clássico de por que o uso de chaves <text:span text:style-name="Source_20_Text">{}</text:span> é uma prática essencial para garantir a integridade da sua lógica. Até agora, vimos como executar código quando uma condição é verdadeira. Mas e se quisermos executar um código alternativo quando ela for falsa? É aí que entra a declaração <text:span text:style-name="Source_20_Text">else</text:span>.</text:p>
      <text:p text:style-name="P109"/>
      <text:h text:style-name="P12" text:outline-level="3">3.0 Expandindo a Lógica com <text:span text:style-name="Source_20_Text">if...else</text:span></text:h>
      <text:p text:style-name="P7"><text:span text:style-name="Source_20_Text"/></text:p>
      <text:p text:style-name="P109">A estrutura <text:span text:style-name="Source_20_Text">if...else</text:span> aprimora significativamente a lógica do programa ao fornecer um caminho de execução alternativo. Em vez de simplesmente executar um bloco de código ou ignorá-lo, o <text:span text:style-name="Source_20_Text">if...else</text:span> cria um mecanismo de decisão binário. Ele garante que um de dois blocos de código específicos será <text:span text:style-name="T9">sempre</text:span> executado com base no resultado de um único teste lógico. Isso elimina a ambiguidade e permite que o programa responda de forma definitiva a ambos os resultados possíveis de uma condição.</text:p>
      <text:p text:style-name="P109"/>
      <text:h text:style-name="P111" text:outline-level="4">3.1 O Conceito do "Caso Contrário"</text:h>
      <text:p text:style-name="P8"/>
      <text:p text:style-name="P109">A declaração <text:span text:style-name="Source_20_Text">else</text:span> funciona como o caminho do "caso contrário". A melhor forma de ler uma estrutura <text:span text:style-name="Source_20_Text">if...else</text:span> em linguagem natural é: "<text:span text:style-name="T9">Se</text:span> a condição for verdadeira, faça isto; <text:span text:style-name="T9">caso contrário</text:span>, faça aquilo." Se a condição no <text:span text:style-name="Source_20_Text">if</text:span> for avaliada como <text:span text:style-name="Source_20_Text">verdadeira</text:span>, o Bloco 1 (o bloco <text:span text:style-name="Source_20_Text">if</text:span>) é executado. Se, no entanto, a condição for <text:span text:style-name="Source_20_Text">falsa</text:span>, o programa ignora o Bloco 1 e executa o Bloco 2 (o bloco <text:span text:style-name="Source_20_Text">else</text:span>). Após a execução de um dos dois blocos, o fluxo do programa continua na instrução seguinte à estrutura <text:span text:style-name="Source_20_Text">if...else</text:span>.</text:p>
      <text:p text:style-name="P109"/>
      <text:h text:style-name="P111" text:outline-level="4">3.2 Exemplo Prático de <text:span text:style-name="Source_20_Text">if...else</text:span></text:h>
      <text:p text:style-name="P8"><text:span text:style-name="Source_20_Text"/></text:p>
      <text:p text:style-name="P109">Vamos revisitar nosso exemplo de verificação de número, agora adicionando um caminho <text:span text:style-name="Source_20_Text">else</text:span> para lidar com o caso em que o número não é maior que 10.</text:p>
      <text:p text:style-name="P109"/>
      <text:p text:style-name="P109"/>
      <text:p text:style-name="P109"/>
      <text:p text:style-name="P109"/>
      <text:p text:style-name="P109"/>
      <text:p text:style-name="P109"/>
      <text:p text:style-name="P97"><text:soft-page-break/><text:span text:style-name="Source_20_Text">let num = 1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 else {</text:span></text:p>
      <text:p text:style-name="P97"><text:span text:style-name="Source_20_Text"><text:s text:c="2"/>console.log("numeral menor ou igual a 10");</text:span></text:p>
      <text:p text:style-name="P97"><text:span text:style-name="Source_20_Text">}</text:span></text:p>
      <text:p text:style-name="P97"/>
      <text:p text:style-name="P97"><text:span text:style-name="Source_20_Text">console.log("fim do programa");</text:span></text:p>
      <text:p text:style-name="P13"><text:span text:style-name="Source_20_Text"/></text:p>
      <text:p text:style-name="P113">Análise dos Cenários:</text:p>
      <text:p text:style-name="P113"/>
      <text:list text:style-name="L26">
        <text:list-item>
          <text:p text:style-name="P118"><text:span text:style-name="T9">Cenário </text:span><text:span text:style-name="Source_20_Text"><text:span text:style-name="T9">verdadeiro</text:span></text:span> <text:span text:style-name="T9">(</text:span><text:span text:style-name="Source_20_Text"><text:span text:style-name="T9">num = 100</text:span></text:span><text:span text:style-name="T9">):</text:span> A condição <text:span text:style-name="Source_20_Text">num &gt; 10</text:span> é <text:span text:style-name="Source_20_Text">verdadeira</text:span>. O bloco <text:span text:style-name="Source_20_Text">if</text:span> é executado, imprimindo "numeral maior que 10". O bloco <text:span text:style-name="Source_20_Text">else</text:span> é ignorado.</text:p>
        </text:list-item>
        <text:list-item>
          <text:p text:style-name="P118"><text:span text:style-name="T9">Cenário </text:span><text:span text:style-name="Source_20_Text"><text:span text:style-name="T9">falso</text:span></text:span> <text:span text:style-name="T9">(</text:span><text:span text:style-name="Source_20_Text"><text:span text:style-name="T9">num = 10</text:span></text:span><text:span text:style-name="T9">):</text:span> A condição <text:span text:style-name="Source_20_Text">num &gt; 10</text:span> é <text:span text:style-name="Source_20_Text">falsa</text:span>. O bloco <text:span text:style-name="Source_20_Text">if</text:span> é ignorado. O bloco <text:span text:style-name="Source_20_Text">else</text:span> é executado, imprimindo "numeral menor ou igual a 10". Note que a mensagem é "menor ou igual a 10", um detalhe crucial. A condição <text:span text:style-name="Source_20_Text">10 &gt; 10</text:span> é falsa, portanto, o valor 10 é corretamente tratado pelo bloco <text:span text:style-name="Source_20_Text">else</text:span>, que abrange todos os casos não capturados pelo <text:span text:style-name="Source_20_Text">if</text:span>.</text:p>
          <text:p text:style-name="P118"/>
        </text:list-item>
      </text:list>
      <text:p text:style-name="P109">A estrutura <text:span text:style-name="Source_20_Text">if...else</text:span> é poderosa, mas o que acontece quando precisamos lidar com mais de dois resultados possíveis? Isso nos leva às estruturas condicionais avançadas.</text:p>
      <text:p text:style-name="P109"/>
      <text:h text:style-name="P12" text:outline-level="3">4.0 Cenários de Condicionais Avançadas</text:h>
      <text:p text:style-name="P7"/>
      <text:p text:style-name="P109">Embora a estrutura <text:span text:style-name="Source_20_Text">if...else</text:span> seja poderosa para decisões binárias, aplicações do mundo real frequentemente exigem a avaliação de múltiplas condições sequenciais, o aninhamento de lógicas ou a combinação de vários testes em uma única verificação. É aqui que as estruturas condicionais avançadas, como o encadeamento com <text:span text:style-name="Source_20_Text">else if</text:span>, o aninhamento de <text:span text:style-name="Source_20_Text">if</text:span>s e o uso de operadores lógicos, se tornam essenciais para modelar fluxos de decisão complexos.</text:p>
      <text:p text:style-name="P109"/>
      <text:h text:style-name="P111" text:outline-level="4">4.1 Múltiplas Alternativas com <text:span text:style-name="Source_20_Text">else if</text:span></text:h>
      <text:p text:style-name="P8"><text:span text:style-name="Source_20_Text"/></text:p>
      <text:p text:style-name="P109">O <text:span text:style-name="Source_20_Text">else if</text:span> permite criar uma cadeia de condições, onde cada uma é testada em ordem. O programa avalia a primeira condição <text:span text:style-name="Source_20_Text">if</text:span>. Se for falsa, ele passa para a próxima <text:span text:style-name="Source_20_Text">else if</text:span> e a avalia. Esse processo continua até que uma condição seja <text:span text:style-name="Source_20_Text">verdadeira</text:span> (e seu bloco seja executado) ou até que chegue a um bloco <text:span text:style-name="Source_20_Text">else</text:span> final, que atua como um "catch-all" se nenhuma das condições anteriores for atendida.</text:p>
      <text:p text:style-name="P109"/>
      <text:p text:style-name="P109"/>
      <text:p text:style-name="P109"/>
      <text:p text:style-name="P109"/>
      <text:p text:style-name="P109"/>
      <text:p text:style-name="P109"/>
      <text:p text:style-name="P109"/>
      <text:p text:style-name="P109"/>
      <text:p text:style-name="P40"><text:soft-page-break/><text:span text:style-name="Source_20_Text">let num = 8;</text:span></text:p>
      <text:p text:style-name="P40"/>
      <text:p text:style-name="P40"><text:span text:style-name="Source_20_Text">if (num &gt; 10) {</text:span></text:p>
      <text:p text:style-name="P40"><text:span text:style-name="Source_20_Text"><text:s text:c="2"/>console.log("numeral maior que 10");</text:span></text:p>
      <text:p text:style-name="P40"><text:span text:style-name="Source_20_Text">} else if (num &gt; 5) {</text:span></text:p>
      <text:p text:style-name="P40"><text:span text:style-name="Source_20_Text"><text:s text:c="2"/>console.log("numeral está entre 6 e 10");</text:span></text:p>
      <text:p text:style-name="P40"><text:span text:style-name="Source_20_Text">} else {</text:span></text:p>
      <text:p text:style-name="P40"><text:span text:style-name="Source_20_Text"><text:s text:c="2"/>console.log("numeral menor ou igual a 5");</text:span></text:p>
      <text:p text:style-name="P40"><text:span text:style-name="Source_20_Text">}</text:span></text:p>
      <text:p text:style-name="P13"><text:span text:style-name="Source_20_Text"/></text:p>
      <text:p text:style-name="P113">Análise do Fluxo:</text:p>
      <text:p text:style-name="P113"/>
      <text:list text:style-name="L27">
        <text:list-item>
          <text:p text:style-name="P119">Com <text:span text:style-name="Source_20_Text">num = 8</text:span>: A primeira condição (<text:span text:style-name="Source_20_Text">num &gt; 10</text:span>) é <text:span text:style-name="Source_20_Text">falsa</text:span>. O programa avança para a segunda (<text:span text:style-name="Source_20_Text">num &gt; 5</text:span>), que é <text:span text:style-name="Source_20_Text">verdadeira</text:span>. O bloco correspondente é executado, imprimindo "numeral está entre 6 e 10", e o restante da cadeia <text:span text:style-name="Source_20_Text">else if</text:span>/<text:span text:style-name="Source_20_Text">else</text:span> é completamente ignorado, com a execução saltando para o final da estrutura.</text:p>
        </text:list-item>
        <text:list-item>
          <text:p text:style-name="P119">Com <text:span text:style-name="Source_20_Text">num = 5</text:span>: A primeira condição é <text:span text:style-name="Source_20_Text">falsa</text:span>. A segunda também é <text:span text:style-name="Source_20_Text">falsa</text:span>. O programa executa o bloco <text:span text:style-name="Source_20_Text">else</text:span> final, imprimindo "numeral menor ou igual a 5".</text:p>
          <text:p text:style-name="P119"/>
        </text:list-item>
      </text:list>
      <text:h text:style-name="P111" text:outline-level="4">4.2 Condições Aninhadas: <text:span text:style-name="Source_20_Text">if</text:span> dentro de <text:span text:style-name="Source_20_Text">if</text:span></text:h>
      <text:p text:style-name="P8"><text:span text:style-name="Source_20_Text"/></text:p>
      <text:p text:style-name="P109">O "aninhamento" refere-se à prática de colocar uma declaração <text:span text:style-name="Source_20_Text">if</text:span> (ou <text:span text:style-name="Source_20_Text">if...else</text:span>) dentro de outro bloco <text:span text:style-name="Source_20_Text">if</text:span>. Isso é útil para realizar verificações secundárias que só fazem sentido após uma condição primária ter sido satisfeita.</text:p>
      <text:p text:style-name="P109"/>
      <text:p text:style-name="P97"><text:span text:style-name="Source_20_Text">let num = 10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text:s text:c="2"/></text:span></text:p>
      <text:p text:style-name="P97"><text:span text:style-name="Source_20_Text"><text:s text:c="2"/>if (num &gt; 50) {</text:span></text:p>
      <text:p text:style-name="P97"><text:span text:style-name="Source_20_Text"><text:s text:c="4"/>console.log("mas também maior do que 50");</text:span></text:p>
      <text:p text:style-name="P97"><text:span text:style-name="Source_20_Text"><text:s text:c="2"/>}</text:span></text:p>
      <text:p text:style-name="P97"><text:span text:style-name="Source_20_Text">}</text:span></text:p>
      <text:p text:style-name="P13"><text:span text:style-name="Source_20_Text"/></text:p>
      <text:p text:style-name="P113">Análise do Fluxo:</text:p>
      <text:list text:style-name="L28">
        <text:list-item>
          <text:p text:style-name="P120">Com <text:span text:style-name="Source_20_Text">num = 100</text:span>: A condição externa (<text:span text:style-name="Source_20_Text">num &gt; 10</text:span>) é <text:span text:style-name="Source_20_Text">verdadeira</text:span>, então seu bloco é executado. Dentro dele, a condição aninhada (<text:span text:style-name="Source_20_Text">num &gt; 50</text:span>) também é <text:span text:style-name="Source_20_Text">verdadeira</text:span>, e sua mensagem é impressa.</text:p>
        </text:list-item>
        <text:list-item>
          <text:p text:style-name="P120">Com <text:span text:style-name="Source_20_Text">num = 40</text:span>: A condição externa é <text:span text:style-name="Source_20_Text">verdadeira</text:span>. No entanto, a condição aninhada (<text:span text:style-name="Source_20_Text">num &gt; 50</text:span>) é <text:span text:style-name="Source_20_Text">falsa</text:span>, então seu bloco de código é ignorado. Apenas a primeira mensagem é exibida.</text:p>
        </text:list-item>
      </text:list>
      <text:p text:style-name="P109"/>
      <text:p text:style-name="P109"/>
      <text:h text:style-name="P111" text:outline-level="4"><text:soft-page-break/>4.3 Combinando Testes com Operadores Lógicos (<text:span text:style-name="Source_20_Text">&amp;&amp;</text:span> e <text:span text:style-name="Source_20_Text">||</text:span>)</text:h>
      <text:p text:style-name="P8"/>
      <text:p text:style-name="P109">Operadores lógicos permitem a criação de expressões mais elaboradas, combinando múltiplos testes em uma única declaração <text:span text:style-name="Source_20_Text">if</text:span> para tomar decisões mais refinadas.</text:p>
      <text:p text:style-name="P109"/>
      <text:list text:style-name="L29">
        <text:list-item>
          <text:p text:style-name="P121"><text:span text:style-name="Source_20_Text"><text:span text:style-name="T9">&amp;&amp;</text:span></text:span> <text:span text:style-name="T9">(E Lógico):</text:span> A expressão inteira só é <text:span text:style-name="Source_20_Text">verdadeira</text:span> se <text:span text:style-name="T9">todas</text:span> as condições forem verdadeiras.</text:p>
        </text:list-item>
        <text:list-item>
          <text:p text:style-name="P121"><text:span text:style-name="Source_20_Text"><text:span text:style-name="T9">||</text:span></text:span> <text:span text:style-name="T9">(OU Lógico):</text:span> A expressão inteira é <text:span text:style-name="Source_20_Text">verdadeira</text:span> se <text:span text:style-name="T9">pelo menos uma</text:span> das condições for verdadeira.</text:p>
        </text:list-item>
      </text:list>
      <text:p text:style-name="P109"/>
      <text:p text:style-name="P109">O exemplo a seguir combina ambos os operadores:</text:p>
      <text:p text:style-name="P109"/>
      <text:p text:style-name="P97"><text:span text:style-name="Source_20_Text">let energia = 100;</text:span></text:p>
      <text:p text:style-name="P97"><text:span text:style-name="Source_20_Text">let clima = "sol"; // Altere para "chovendo"</text:span></text:p>
      <text:p text:style-name="P97"><text:span text:style-name="Source_20_Text">let tenho_folga = false; // Altere para true</text:span></text:p>
      <text:p text:style-name="P97"/>
      <text:p text:style-name="P97"><text:span text:style-name="Source_20_Text">if ((energia &gt; 70 &amp;&amp; clima == "sol") || tenho_folga) {</text:span></text:p>
      <text:p text:style-name="P97"><text:span text:style-name="Source_20_Text"><text:s text:c="2"/>console.log("Vou à praia");</text:span></text:p>
      <text:p text:style-name="P97"><text:span text:style-name="Source_20_Text">} else {</text:span></text:p>
      <text:p text:style-name="P97"><text:span text:style-name="Source_20_Text"><text:s text:c="2"/>console.log("Vou ao cinema");</text:span></text:p>
      <text:p text:style-name="P97"><text:span text:style-name="Source_20_Text">}</text:span></text:p>
      <text:p text:style-name="P13"><text:span text:style-name="Source_20_Text"/></text:p>
      <text:p text:style-name="P113">Análise da Lógica:</text:p>
      <text:p text:style-name="P113"/>
      <text:list text:style-name="L30">
        <text:list-item>
          <text:p text:style-name="P122">Com <text:span text:style-name="Source_20_Text">energia = 100</text:span>, <text:span text:style-name="Source_20_Text">clima = "sol"</text:span>, <text:span text:style-name="Source_20_Text">tenho_folga = false</text:span>: A parte <text:span text:style-name="Source_20_Text">(energia &gt; 70 &amp;&amp; clima == "sol")</text:span> é <text:span text:style-name="Source_20_Text">verdadeira</text:span>. Portanto, a expressão inteira se torna <text:span text:style-name="Source_20_Text">verdadeiro || falso</text:span>, que resulta em <text:span text:style-name="Source_20_Text">verdadeiro</text:span>. O bloco <text:span text:style-name="Source_20_Text">if</text:span> é executado.</text:p>
        </text:list-item>
        <text:list-item>
          <text:p text:style-name="P122">Com <text:span text:style-name="Source_20_Text">energia = 100</text:span>, <text:span text:style-name="Source_20_Text">clima = "chovendo"</text:span>, <text:span text:style-name="Source_20_Text">tenho_folga = false</text:span>: A parte <text:span text:style-name="Source_20_Text">(energia &gt; 70 &amp;&amp; clima == "sol")</text:span> é <text:span text:style-name="Source_20_Text">falsa</text:span>. A expressão se torna <text:span text:style-name="Source_20_Text">falso || falso</text:span>, que resulta em <text:span text:style-name="Source_20_Text">falso</text:span>. O bloco <text:span text:style-name="Source_20_Text">else</text:span> é executado.</text:p>
        </text:list-item>
        <text:list-item>
          <text:p text:style-name="P122">Com <text:span text:style-name="Source_20_Text">energia = 50</text:span>, <text:span text:style-name="Source_20_Text">clima = "chovendo"</text:span>, <text:span text:style-name="Source_20_Text">tenho_folga = true</text:span>: A primeira parte é <text:span text:style-name="Source_20_Text">falsa</text:span>, mas <text:span text:style-name="Source_20_Text">tenho_folga</text:span> é <text:span text:style-name="Source_20_Text">verdadeira</text:span>. A expressão se torna <text:span text:style-name="Source_20_Text">falso || verdadeiro</text:span>, que resulta em <text:span text:style-name="Source_20_Text">verdadeiro</text:span>. O bloco <text:span text:style-name="Source_20_Text">if</text:span> é executado.</text:p>
        </text:list-item>
      </text:list>
      <text:p text:style-name="P109"/>
      <text:p text:style-name="P109">Essas técnicas avançadas fornecem a flexibilidade necessária para modelar lógicas complexas e cenários do mundo real diretamente em seu programa.</text:p>
      <text:p text:style-name="P109"/>
      <text:h text:style-name="P12" text:outline-level="3">5.0 Conclusão: Praticar para Dominar</text:h>
      <text:p text:style-name="P7"/>
      <text:p text:style-name="P109">Recapitulando, as declarações <text:span text:style-name="Source_20_Text">if</text:span>, <text:span text:style-name="Source_20_Text">else if</text:span> e <text:span text:style-name="Source_20_Text">else</text:span> são ferramentas fundamentais que formam a espinha dorsal da lógica em JavaScript. Elas permitem que nossos programas deixem de ser uma sequência rígida de instruções e passem a ser sistemas inteligentes, capazes de reagir e se adaptar a diferentes cenários.</text:p>
      <text:p text:style-name="P109">Os conceitos-chave que abordamos são:</text:p>
      <text:p text:style-name="P109"/>
      <text:list text:style-name="L31">
        <text:list-item>
          <text:p text:style-name="P123"><text:soft-page-break/><text:span text:style-name="Source_20_Text"><text:span text:style-name="T9">if</text:span></text:span><text:span text:style-name="T9">:</text:span> O portão de entrada para a lógica, executando um bloco de código <text:span text:style-name="T13">apenas</text:span> se uma condição for atendida.</text:p>
        </text:list-item>
        <text:list-item>
          <text:p text:style-name="P123"><text:span text:style-name="Source_20_Text"><text:span text:style-name="T9">if...else</text:span></text:span><text:span text:style-name="T9">:</text:span> A bifurcação definitiva, garantindo que <text:span text:style-name="T13">um de dois</text:span> caminhos seja sempre executado.</text:p>
        </text:list-item>
        <text:list-item>
          <text:p text:style-name="P123"><text:span text:style-name="Source_20_Text"><text:span text:style-name="T9">else if</text:span></text:span><text:span text:style-name="T9">:</text:span> A escada de decisões, permitindo testar múltiplas condições em uma ordem específica até encontrar a primeira verdadeira.</text:p>
        </text:list-item>
        <text:list-item>
          <text:p text:style-name="P123"><text:span text:style-name="T9">Aninhamento e Operadores Lógicos:</text:span> As ferramentas de precisão para construir testes compostos e lógicas hierárquicas, espelhando a complexidade de problemas reais.</text:p>
          <text:p text:style-name="P123"/>
        </text:list-item>
      </text:list>
      <text:p text:style-name="P109">A proficiência no uso desses comandos vem com a aplicação contínua. A prática é essencial para dominar o controle de fluxo, pois essas estruturas condicionais serão usadas extensivamente em praticamente todos os programas que você escrever.</text:p>
      <text:p text:style-name="P94"/>
      <text:h text:style-name="Heading_20_1" text:outline-level="1"><text:bookmark-start text:name="__RefHeading___Toc7561_3720763301"/>O Comando <text:span text:style-name="Source_20_Text">switch case</text:span> em JavaScript<text:bookmark-end text:name="__RefHeading___Toc7561_3720763301"/></text:h>
      <text:p text:style-name="P80"/>
      <text:h text:style-name="P12" text:outline-level="3"><text:span text:style-name="T9">1. Introdução ao Controle de Fluxo com </text:span><text:span text:style-name="Source_20_Text"><text:span text:style-name="T9">switch case</text:span></text:span></text:h>
      <text:p text:style-name="P7"><text:span text:style-name="Source_20_Text"><text:span text:style-name="T9"/></text:span></text:p>
      <text:p text:style-name="P109">Na programação, o "controle de fluxo" é a ordem em que as instruções são executadas. Uma tarefa comum é tomar decisões baseadas em condições. Mas como você pode gerenciar de forma limpa e legível uma decisão que depende de múltiplos valores possíveis para uma única variável? Em vez de criar uma cadeia confusa de <text:span text:style-name="Source_20_Text">if-else</text:span>, o comando <text:span text:style-name="Source_20_Text">switch case</text:span> oferece uma solução elegante e estruturada.</text:p>
      <text:p text:style-name="P109"/>
      <text:p text:style-name="P109">O propósito fundamental da declaração <text:span text:style-name="Source_20_Text">switch</text:span> é avaliar uma única expressão e, com base no resultado, executar um bloco de código correspondente a um dos vários <text:span text:style-name="Source_20_Text">case</text:span> (casos) predefinidos. Ele otimiza a tomada de decisão para cenários com múltiplas saídas possíveis para uma única entrada.</text:p>
      <text:p text:style-name="P109"/>
      <text:p text:style-name="P109">Para entender a lógica, imagine um diagrama de fluxo. O programa avalia a <text:span text:style-name="Source_20_Text">expressão</text:span>. Ele então a testa contra o <text:span text:style-name="Source_20_Text">case 1</text:span>. Se for uma correspondência, o bloco de código é executado e o programa <text:span text:style-name="T13">sai completamente da estrutura</text:span>, seguindo em frente ("segue a vida", como diz o ditado). Se não, ele testa o <text:span text:style-name="Source_20_Text">case 2</text:span>, e assim por diante. Se nenhum <text:span text:style-name="Source_20_Text">case</text:span> corresponder, ele executa o bloco <text:span text:style-name="Source_20_Text">default</text:span> e então continua. Este fluxo sequencial e direto é o que torna o <text:span text:style-name="Source_20_Text">switch</text:span> tão eficiente. Para aplicar este conceito, vamos primeiro dominar sua sintaxe.</text:p>
      <text:p text:style-name="P109"/>
      <text:h text:style-name="P12" text:outline-level="3"><text:span text:style-name="T9">2. A Anatomia da Estrutura </text:span><text:span text:style-name="Source_20_Text"><text:span text:style-name="T9">switch case</text:span></text:span></text:h>
      <text:p text:style-name="P7"><text:span text:style-name="Source_20_Text"><text:span text:style-name="T9"/></text:span></text:p>
      <text:p text:style-name="P109">Dominar a sintaxe de qualquer comando é o primeiro passo para evitar erros e garantir que o programa se comporte conforme o esperado. A estrutura <text:span text:style-name="Source_20_Text">switch case</text:span> é composta por "tijolos" sintáticos fundamentais. Vamos analisar a função de cada componente.</text:p>
      <text:p text:style-name="P109"/>
      <text:list text:style-name="L32">
        <text:list-item>
          <text:p text:style-name="P124"><text:span text:style-name="Source_20_Text"><text:span text:style-name="T9">switch (expressão)</text:span></text:span>: Este é o ponto de partida. A <text:span text:style-name="Source_20_Text">expressão</text:span> dentro dos parênteses é o valor ou a variável que será avaliada. O resultado desta avaliação servirá de base para a comparação com os diferentes casos.</text:p>
        </text:list-item>
        <text:list-item>
          <text:p text:style-name="P124"><text:span text:style-name="Source_20_Text"><text:span text:style-name="T9">case valor:</text:span></text:span>: Cada <text:span text:style-name="Source_20_Text">case</text:span> representa um possível resultado para a <text:span text:style-name="Source_20_Text">expressão</text:span>. O <text:span text:style-name="Source_20_Text">valor</text:span> é a constante com a qual o resultado da expressão é comparado. Se houver uma correspondência exata, o bloco de código que se segue ao <text:span text:style-name="Source_20_Text">case</text:span> será executado.</text:p>
        </text:list-item>
        <text:list-item>
          <text:p text:style-name="P124"><text:soft-page-break/><text:span text:style-name="Source_20_Text"><text:span text:style-name="T9">break;</text:span></text:span>: Esta é talvez a parte mais importante para evitar bugs. O <text:span text:style-name="Source_20_Text">break</text:span> é obrigatório ao final de cada bloco <text:span text:style-name="Source_20_Text">case</text:span> para parar a execução. Se você esquecê-lo, o JavaScript continuará executando o código dos <text:span text:style-name="Source_20_Text">cases</text:span> seguintes, um comportamento indesejado conhecido como "fall-through", que pode levar a resultados inesperados.</text:p>
        </text:list-item>
        <text:list-item>
          <text:p text:style-name="P124"><text:span text:style-name="Source_20_Text"><text:span text:style-name="T9">default:</text:span></text:span>: O bloco <text:span text:style-name="Source_20_Text">default</text:span> funciona como uma cláusula "padrão". Ele é acionado se o valor da <text:span text:style-name="Source_20_Text">expressão</text:span> não corresponder a nenhum dos <text:span text:style-name="Source_20_Text">case</text:span> definidos. Embora opcional, é altamente recomendado para tratar situações inesperadas. Note que também é uma boa prática incluir um <text:span text:style-name="Source_20_Text">break;</text:span> ao final do bloco <text:span text:style-name="Source_20_Text">default</text:span>, garantindo consistência e prevenindo erros caso a estrutura seja modificada no futuro.</text:p>
          <text:p text:style-name="P124"/>
        </text:list-item>
      </text:list>
      <text:p text:style-name="P109">Com a sintaxe clara, o próximo passo é conectar esse conhecimento teórico à sua aplicação em um cenário do mundo real.</text:p>
      <text:p text:style-name="P109"/>
      <text:h text:style-name="P125" text:outline-level="3">3. Aplicação Prática: Da Teoria ao Código</text:h>
      <text:p text:style-name="P126"/>
      <text:p text:style-name="P109">A melhor forma de solidificar o conhecimento teórico é através da aplicação prática. Vamos utilizar o cenário apresentado na aula — a classificação de um competidor em uma corrida — para demonstrar como a estrutura <text:span text:style-name="Source_20_Text">switch case</text:span> funciona em um contexto real.</text:p>
      <text:p text:style-name="P109"/>
      <text:p text:style-name="P113">3.1. Cenário Básico: Tratando Casos Individuais</text:p>
      <text:p text:style-name="P113"/>
      <text:p text:style-name="P109">Neste primeiro exemplo, vamos avaliar a variável <text:span text:style-name="Source_20_Text">colocação</text:span> e exibir uma mensagem específica para os três primeiros lugares. Se a colocação não for uma das três primeiras, uma mensagem padrão será exibida.</text:p>
      <text:p text:style-name="P109"/>
      <text:p text:style-name="P97"><text:span text:style-name="Source_20_Text">let colocação = 1;</text:span></text:p>
      <text:p text:style-name="P97"/>
      <text:p text:style-name="P97"><text:span text:style-name="Source_20_Text">switch (colocação) {</text:span></text:p>
      <text:p text:style-name="P97"><text:span text:style-name="Source_20_Text"><text:s text:c="4"/>case 1:</text:span></text:p>
      <text:p text:style-name="P97"><text:span text:style-name="Source_20_Text"><text:s text:c="8"/>console.log("Primeiro lugar");</text:span></text:p>
      <text:p text:style-name="P97"><text:span text:style-name="Source_20_Text"><text:s text:c="8"/>break;</text:span></text:p>
      <text:p text:style-name="P97"><text:span text:style-name="Source_20_Text"><text:s text:c="4"/>case 2:</text:span></text:p>
      <text:p text:style-name="P97"><text:span text:style-name="Source_20_Text"><text:s text:c="8"/>console.log("Segundo lugar");</text:span></text:p>
      <text:p text:style-name="P97"><text:span text:style-name="Source_20_Text"><text:s text:c="8"/>break;</text:span></text:p>
      <text:p text:style-name="P97"><text:span text:style-name="Source_20_Text"><text:s text:c="4"/>case 3:</text:span></text:p>
      <text:p text:style-name="P97"><text:span text:style-name="Source_20_Text"><text:s text:c="8"/>console.log("Terceiro lugar");</text:span></text:p>
      <text:p text:style-name="P97"><text:span text:style-name="Source_20_Text"><text:s text:c="8"/>break;</text:span></text:p>
      <text:p text:style-name="P97"><text:span text:style-name="Source_20_Text"><text:s text:c="4"/>default:</text:span></text:p>
      <text:p text:style-name="P97"><text:span text:style-name="Source_20_Text"><text:s text:c="8"/>console.log("Não subiu ao pódio");</text:span></text:p>
      <text:p text:style-name="P97"><text:span text:style-name="Source_20_Text"><text:s text:c="8"/>break;</text:span></text:p>
      <text:p text:style-name="P97"><text:span text:style-name="Source_20_Text">}</text:span></text:p>
      <text:p text:style-name="P13"><text:span text:style-name="Source_20_Text"/></text:p>
      <text:p text:style-name="P13"><text:span text:style-name="Source_20_Text"/></text:p>
      <text:p text:style-name="P13"><text:span text:style-name="Source_20_Text"/></text:p>
      <text:p text:style-name="P13"><text:span text:style-name="Source_20_Text"/></text:p>
      <text:p text:style-name="P113"><text:soft-page-break/>Análise do Comportamento:</text:p>
      <text:p text:style-name="P113"/>
      <text:list text:style-name="L33">
        <text:list-item>
          <text:p text:style-name="P127"><text:span text:style-name="T9">Quando </text:span><text:span text:style-name="Source_20_Text"><text:span text:style-name="T9">colocação = 1</text:span></text:span><text:span text:style-name="T9">:</text:span></text:p>
          <text:list>
            <text:list-item>
              <text:p text:style-name="P127">A variável <text:span text:style-name="Source_20_Text">colocação</text:span> é definida com o valor <text:span text:style-name="Source_20_Text">1</text:span>.</text:p>
            </text:list-item>
            <text:list-item>
              <text:p text:style-name="P127">O <text:span text:style-name="Source_20_Text">switch</text:span> recebe esta variável para avaliação.</text:p>
            </text:list-item>
            <text:list-item>
              <text:p text:style-name="P127">Ele a compara com o primeiro <text:span text:style-name="Source_20_Text">case</text:span>: <text:span text:style-name="Source_20_Text">case 1</text:span>. A comparação é verdadeira.</text:p>
            </text:list-item>
            <text:list-item>
              <text:p text:style-name="P127">O comando <text:span text:style-name="Source_20_Text">console.log("Primeiro lugar");</text:span> é executado.</text:p>
            </text:list-item>
            <text:list-item>
              <text:p text:style-name="P127">A instrução <text:span text:style-name="Source_20_Text">break;</text:span> é encontrada, e a execução do bloco <text:span text:style-name="Source_20_Text">switch</text:span> é imediatamente encerrada.</text:p>
            </text:list-item>
          </text:list>
        </text:list-item>
        <text:list-item>
          <text:p text:style-name="P127"><text:span text:style-name="T9">Quando </text:span><text:span text:style-name="Source_20_Text"><text:span text:style-name="T9">colocação = 10</text:span></text:span><text:span text:style-name="T9">:</text:span></text:p>
          <text:list>
            <text:list-item>
              <text:p text:style-name="P127">A variável <text:span text:style-name="Source_20_Text">colocação</text:span> é definida com o valor <text:span text:style-name="Source_20_Text">10</text:span>.</text:p>
            </text:list-item>
            <text:list-item>
              <text:p text:style-name="P127">O <text:span text:style-name="Source_20_Text">switch</text:span> a compara com <text:span text:style-name="Source_20_Text">case 1</text:span>, <text:span text:style-name="Source_20_Text">case 2</text:span>, e <text:span text:style-name="Source_20_Text">case 3</text:span>, não encontrando correspondência.</text:p>
            </text:list-item>
            <text:list-item>
              <text:p text:style-name="P127">Como nenhum <text:span text:style-name="Source_20_Text">case</text:span> correspondeu, o bloco <text:span text:style-name="Source_20_Text">default</text:span> é executado.</text:p>
            </text:list-item>
            <text:list-item>
              <text:p text:style-name="P127">O comando <text:span text:style-name="Source_20_Text">console.log("Não subiu ao pódio");</text:span> é executado.</text:p>
            </text:list-item>
            <text:list-item>
              <text:p text:style-name="P127">O <text:span text:style-name="Source_20_Text">break;</text:span> finaliza a execução.</text:p>
              <text:p text:style-name="P127"/>
            </text:list-item>
          </text:list>
        </text:list-item>
      </text:list>
      <text:p text:style-name="P113">3.2. Cenário Avançado: Agrupando Múltiplos Casos</text:p>
      <text:p text:style-name="P113"/>
      <text:p text:style-name="P109">O <text:span text:style-name="Source_20_Text">switch</text:span> também permite agrupar múltiplos casos para que executem o mesmo bloco de código. No nosso exemplo, vamos premiar os competidores que chegaram em 4º, 5º e 6º lugar com um prêmio de participação.</text:p>
      <text:p text:style-name="P13"><text:span text:style-name="Source_20_Text"/></text:p>
      <text:p text:style-name="P97"><text:span text:style-name="Source_20_Text">let colocação = 5;</text:span></text:p>
      <text:p text:style-name="P97"/>
      <text:p text:style-name="P97"><text:span text:style-name="Source_20_Text">switch (colocação) {</text:span></text:p>
      <text:p text:style-name="P97"><text:span text:style-name="Source_20_Text"><text:s text:c="4"/>case 1:</text:span></text:p>
      <text:p text:style-name="P97"><text:span text:style-name="Source_20_Text"><text:s text:c="8"/>console.log("Primeiro lugar");</text:span></text:p>
      <text:p text:style-name="P97"><text:span text:style-name="Source_20_Text"><text:s text:c="8"/>break;</text:span></text:p>
      <text:p text:style-name="P97"><text:span text:style-name="Source_20_Text"><text:s text:c="4"/>case 2:</text:span></text:p>
      <text:p text:style-name="P97"><text:span text:style-name="Source_20_Text"><text:s text:c="8"/>console.log("Segundo lugar");</text:span></text:p>
      <text:p text:style-name="P97"><text:span text:style-name="Source_20_Text"><text:s text:c="8"/>break;</text:span></text:p>
      <text:p text:style-name="P97"><text:span text:style-name="Source_20_Text"><text:s text:c="4"/>case 3:</text:span></text:p>
      <text:p text:style-name="P97"><text:span text:style-name="Source_20_Text"><text:s text:c="8"/>console.log("Terceiro lugar");</text:span></text:p>
      <text:p text:style-name="P97"><text:span text:style-name="Source_20_Text"><text:s text:c="8"/>break;</text:span></text:p>
      <text:p text:style-name="P97"><text:span text:style-name="Source_20_Text"><text:s text:c="4"/>case 4:</text:span></text:p>
      <text:p text:style-name="P97"><text:span text:style-name="Source_20_Text"><text:s text:c="4"/>case 5:</text:span></text:p>
      <text:p text:style-name="P97"><text:span text:style-name="Source_20_Text"><text:s text:c="4"/>case 6:</text:span></text:p>
      <text:p text:style-name="P97"><text:span text:style-name="Source_20_Text"><text:s text:c="8"/>console.log("prêmio de participação");</text:span></text:p>
      <text:p text:style-name="P97"><text:span text:style-name="Source_20_Text"><text:s text:c="8"/>break;</text:span></text:p>
      <text:p text:style-name="P97"><text:span text:style-name="Source_20_Text"><text:s text:c="4"/>default:</text:span></text:p>
      <text:p text:style-name="P97"><text:span text:style-name="Source_20_Text"><text:s text:c="8"/>console.log("Não subiu ao pódio");</text:span></text:p>
      <text:p text:style-name="P97"><text:span text:style-name="Source_20_Text"><text:s text:c="8"/>break;</text:span></text:p>
      <text:p text:style-name="P97"><text:span text:style-name="Source_20_Text">}</text:span></text:p>
      <text:p text:style-name="P13"><text:span text:style-name="Source_20_Text"/></text:p>
      <text:p text:style-name="P113"><text:soft-page-break/>Análise do Comportamento:</text:p>
      <text:p text:style-name="P113"/>
      <text:list text:style-name="L34">
        <text:list-item>
          <text:p text:style-name="P128">A técnica de agrupamento funciona omitindo a instrução <text:span text:style-name="Source_20_Text">break</text:span>. Vamos traçar o fluxo para <text:span text:style-name="Source_20_Text">colocação = 4</text:span>, <text:span text:style-name="Source_20_Text">5</text:span> ou <text:span text:style-name="Source_20_Text">6</text:span>:</text:p>
          <text:p text:style-name="P128"/>
          <text:list>
            <text:list-item>
              <text:p text:style-name="P128">Quando <text:span text:style-name="Source_20_Text">colocação</text:span> é <text:span text:style-name="Source_20_Text">4</text:span>, o programa encontra uma correspondência no <text:span text:style-name="Source_20_Text">case 4</text:span>. Como não há um <text:span text:style-name="Source_20_Text">break</text:span> para interrompê-lo, a execução continua <text:span text:style-name="T13">imediatamente</text:span> para o código do próximo <text:span text:style-name="Source_20_Text">case</text:span>, o <text:span text:style-name="Source_20_Text">case 5</text:span>.</text:p>
            </text:list-item>
            <text:list-item>
              <text:p text:style-name="P128">Novamente sem <text:span text:style-name="Source_20_Text">break</text:span>, ele prossegue para o <text:span text:style-name="Source_20_Text">case 6</text:span>.</text:p>
            </text:list-item>
            <text:list-item>
              <text:p text:style-name="P128">Somente no <text:span text:style-name="Source_20_Text">case 6</text:span> ele encontra um bloco de código (<text:span text:style-name="Source_20_Text">console.log(...)</text:span>) para executar, e em seguida o <text:span text:style-name="Source_20_Text">break</text:span> que finaliza o processo.</text:p>
            </text:list-item>
            <text:list-item>
              <text:p text:style-name="P128">É por isso que os valores 4, 5 e 6 compartilham o mesmo resultado: "prêmio de participação".</text:p>
            </text:list-item>
          </text:list>
        </text:list-item>
      </text:list>
      <text:p text:style-name="P109"/>
      <text:p text:style-name="P109">Esta flexibilidade mostra por que é importante saber quando e como utilizar o <text:span text:style-name="Source_20_Text">switch case</text:span> de forma estratégica.</text:p>
      <text:p text:style-name="P109"/>
      <text:h text:style-name="P12" text:outline-level="3"><text:span text:style-name="T9">4. Conclusão: O Posicionamento Estratégico do </text:span><text:span text:style-name="Source_20_Text"><text:span text:style-name="T9">switch case</text:span></text:span></text:h>
      <text:p text:style-name="P7"><text:span text:style-name="Source_20_Text"><text:span text:style-name="T9"/></text:span></text:p>
      <text:p text:style-name="P109">A escolha de uma estrutura de controle de fluxo é uma decisão de design de software que impacta diretamente a clareza, a legibilidade e a manutenibilidade do código. O <text:span text:style-name="Source_20_Text">switch case</text:span> não é apenas uma ferramenta, mas uma escolha estratégica que pode simplificar a lógica do programa.</text:p>
      <text:p text:style-name="P109"/>
      <text:p text:style-name="P109">A principal diretriz é clara: use o <text:span text:style-name="Source_20_Text">switch</text:span> como uma alternativa mais limpa a longas cadeias de <text:span text:style-name="Source_20_Text">if...else if...else</text:span>, especialmente quando você precisa testar uma única variável contra uma lista de valores exatos e predefinidos. Em tais situações, o <text:span text:style-name="Source_20_Text">switch</text:span> torna a intenção do código muito mais explícita e fácil de entender.</text:p>
      <text:p text:style-name="P109"/>
      <text:p text:style-name="P109">Neste resumo, você aprendeu o que é o <text:span text:style-name="Source_20_Text">switch case</text:span>, a função de seus componentes essenciais (<text:span text:style-name="Source_20_Text">case</text:span>, <text:span text:style-name="Source_20_Text">break</text:span> e <text:span text:style-name="Source_20_Text">default</text:span>), e sua aplicação prática para tratar casos individuais e agrupados. O meu objetivo é te transformar em um programador profissional. Dominar estruturas como essa é um passo fundamental na jornada para escrever não apenas código que funciona, mas código que é eficiente, claro e bem estruturado.</text:p>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style:font-name="Liberation Serif1" fo:font-family="'Liberation Serif'" style:font-style-name="Negrito"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2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1" style:font-family-complex="'Noto 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5T20:01:34.534596050</dc:date>
    <meta:editing-duration>PT11H30M52S</meta:editing-duration>
    <meta:editing-cycles>15</meta:editing-cycles>
    <meta:generator>LibreOffice/25.8.4.2$Linux_X86_64 LibreOffice_project/290daaa01b999472f0c7a3890eb6a550fd74c6df</meta:generator>
    <meta:print-date>2026-01-04T12:24:58.184723022</meta:print-date>
    <meta:printed-by>Arquivos PDF</meta:printed-by>
    <meta:document-statistic meta:table-count="11" meta:image-count="0" meta:object-count="0" meta:page-count="44" meta:paragraph-count="866" meta:word-count="13958" meta:character-count="85278" meta:non-whitespace-character-count="71963"/>
  </office:meta>
</office:document-meta>
</file>